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Courier, monospace"/>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Times, serif"/>
  </office:font-face-decls>
  <office:automatic-styles>
    <style:style style:name="Table1" style:family="table">
      <style:table-properties style:width="15.799cm" table:align="center"/>
    </style:style>
    <style:style style:name="Table1.A" style:family="table-column">
      <style:table-column-properties style:column-width="6.001cm"/>
    </style:style>
    <style:style style:name="Table1.B" style:family="table-column">
      <style:table-column-properties style:column-width="9.798cm"/>
    </style:style>
    <style:style style:name="Table1.A1" style:family="table-cell">
      <style:table-cell-properties style:vertical-align="middle" fo:padding="0.011cm" fo:border="none"/>
    </style:style>
    <style:style style:name="Table2" style:family="table">
      <style:table-properties style:width="12.019cm" fo:margin-left="2.581cm" table:align="left"/>
    </style:style>
    <style:style style:name="Table2.A" style:family="table-column">
      <style:table-column-properties style:column-width="1.3cm"/>
    </style:style>
    <style:style style:name="Table2.B" style:family="table-column">
      <style:table-column-properties style:column-width="6.121cm"/>
    </style:style>
    <style:style style:name="Table2.C" style:family="table-column">
      <style:table-column-properties style:column-width="4.598cm"/>
    </style:style>
    <style:style style:name="Table2.A1" style:family="table-cell">
      <style:table-cell-properties style:vertical-align="middle" fo:padding="0.049cm" fo:border="none"/>
    </style:style>
    <style:style style:name="Table3" style:family="table">
      <style:table-properties style:width="18cm" table:align="center"/>
    </style:style>
    <style:style style:name="Table3.A" style:family="table-column">
      <style:table-column-properties style:column-width="3.967cm"/>
    </style:style>
    <style:style style:name="Table3.B" style:family="table-column">
      <style:table-column-properties style:column-width="6.479cm"/>
    </style:style>
    <style:style style:name="Table3.C" style:family="table-column">
      <style:table-column-properties style:column-width="7.555cm"/>
    </style:style>
    <style:style style:name="Table3.A1" style:family="table-cell">
      <style:table-cell-properties style:vertical-align="middle" fo:padding="0.049cm" fo:border="none"/>
    </style:style>
    <style:style style:name="P1" style:family="paragraph" style:parent-style-name="Text_20_body">
      <style:paragraph-properties fo:margin-top="0cm" fo:margin-bottom="0cm" style:contextual-spacing="false" fo:text-align="center" style:justify-single-word="false"/>
      <style:text-properties loext:padding="0cm" loext:border="none"/>
    </style:style>
    <style:style style:name="P2" style:family="paragraph" style:parent-style-name="Text_20_body">
      <style:paragraph-properties fo:text-align="center" style:justify-single-word="false"/>
      <style:text-properties loext:padding="0cm" loext:border="none"/>
    </style:style>
    <style:style style:name="P3" style:family="paragraph" style:parent-style-name="Preformatted_20_Text">
      <style:paragraph-properties fo:margin-left="0.847cm" fo:margin-right="0.847cm" fo:margin-top="0.564cm" fo:margin-bottom="0.564cm" style:contextual-spacing="false" fo:text-align="center" style:justify-single-word="false" fo:text-indent="0cm" style:auto-text-indent="false"/>
    </style:style>
    <style:style style:name="P4" style:family="paragraph" style:parent-style-name="Text_20_body">
      <style:paragraph-properties fo:margin-left="0.564cm" fo:margin-right="0.564cm" fo:margin-top="0.141cm" fo:margin-bottom="0.254cm" style:contextual-spacing="false" fo:text-align="center" style:justify-single-word="false" fo:text-indent="0cm" style:auto-text-indent="false"/>
      <style:text-properties fo:font-size="10pt" fo:font-style="italic"/>
    </style:style>
    <style:style style:name="P5" style:family="paragraph" style:parent-style-name="Heading_20_1" style:master-page-name="HTML">
      <style:paragraph-properties fo:text-align="center" style:justify-single-word="false" style:page-number="auto"/>
      <style:text-properties loext:padding="0cm" loext:border="none"/>
    </style:style>
    <style:style style:name="P6" style:family="paragraph" style:parent-style-name="Heading_20_2">
      <style:paragraph-properties fo:break-before="page"/>
    </style:style>
    <style:style style:name="P7" style:family="paragraph" style:parent-style-name="Preformatted_20_Text">
      <style:text-properties fo:font-size="11pt" style:font-size-asian="11pt" style:font-size-complex="11pt"/>
    </style:style>
    <style:style style:name="P8" style:family="paragraph" style:parent-style-name="Preformatted_20_Text">
      <style:paragraph-properties fo:margin-top="0cm" fo:margin-bottom="0cm" style:contextual-spacing="false" fo:line-height="100%"/>
      <style:text-properties fo:font-size="11pt" style:font-size-asian="11pt" style:font-size-complex="11pt"/>
    </style:style>
    <style:style style:name="P9" style:family="paragraph" style:parent-style-name="Preformatted_20_Text">
      <style:paragraph-properties fo:margin-top="0cm" fo:margin-bottom="0cm" style:contextual-spacing="false"/>
      <style:text-properties fo:font-size="11pt" style:font-size-asian="11pt" style:font-size-complex="11pt"/>
    </style:style>
    <style:style style:name="P10" style:family="paragraph" style:parent-style-name="Preformatted_20_Text">
      <style:paragraph-properties fo:margin-top="0cm" fo:margin-bottom="0cm" style:contextual-spacing="false"/>
    </style:style>
    <style:style style:name="P11" style:family="paragraph" style:parent-style-name="Preformatted_20_Text">
      <style:paragraph-properties fo:margin-left="0.847cm" fo:margin-right="0.847cm" fo:margin-top="0cm" fo:margin-bottom="0cm" style:contextual-spacing="false" fo:text-align="start" style:justify-single-word="false" fo:text-indent="0cm" style:auto-text-indent="false"/>
    </style:style>
    <style:style style:name="P12" style:family="paragraph" style:parent-style-name="Table_20_Contents">
      <loext:graphic-properties draw:fill-gradient-name="gradient" draw:fill-hatch-name="hatch"/>
      <style:paragraph-properties fo:margin-left="0.101cm" fo:margin-right="0.011cm" fo:line-height="100%" fo:text-align="center" style:justify-single-word="false" fo:text-indent="0cm" style:auto-text-indent="false"/>
    </style:style>
    <style:style style:name="P13" style:family="paragraph" style:parent-style-name="Table_20_Contents">
      <loext:graphic-properties draw:fill-gradient-name="gradient" draw:fill-hatch-name="hatch"/>
      <style:paragraph-properties fo:margin-left="0.101cm" fo:margin-right="0.011cm" fo:margin-top="0cm" fo:margin-bottom="0.011cm" style:contextual-spacing="false" fo:line-height="100%" fo:text-indent="0cm" style:auto-text-indent="false"/>
    </style:style>
    <style:style style:name="P14" style:family="paragraph" style:parent-style-name="Table_20_Contents">
      <loext:graphic-properties draw:fill-gradient-name="gradient" draw:fill-hatch-name="hatch"/>
      <style:paragraph-properties fo:margin-left="0.101cm" fo:margin-right="0.011cm" fo:line-height="100%" fo:text-indent="0cm" style:auto-text-indent="false"/>
    </style:style>
    <style:style style:name="P15" style:family="paragraph" style:parent-style-name="Table_20_Heading">
      <loext:graphic-properties draw:fill-gradient-name="gradient" draw:fill-hatch-name="hatch"/>
      <style:paragraph-properties fo:margin-left="0.101cm" fo:margin-right="0.011cm" fo:line-height="100%" fo:text-align="center" style:justify-single-word="false" fo:text-indent="0cm" style:auto-text-indent="false"/>
    </style:style>
    <style:style style:name="P16" style:family="paragraph" style:parent-style-name="Table_20_Heading">
      <loext:graphic-properties draw:fill-gradient-name="gradient" draw:fill-hatch-name="hatch"/>
      <style:paragraph-properties fo:margin-left="0.101cm" fo:margin-right="0.011cm" fo:margin-top="0cm" fo:margin-bottom="0.011cm" style:contextual-spacing="false" fo:line-height="100%" fo:text-indent="0cm" style:auto-text-indent="false"/>
    </style:style>
    <style:style style:name="P17" style:family="paragraph" style:parent-style-name="Table_20_Heading">
      <loext:graphic-properties draw:fill-gradient-name="gradient" draw:fill-hatch-name="hatch"/>
      <style:paragraph-properties fo:margin-left="0.101cm" fo:margin-right="0.011cm" fo:line-height="100%" fo:text-indent="0cm" style:auto-text-indent="false"/>
    </style:style>
    <style:style style:name="P18" style:family="paragraph" style:parent-style-name="Text_20_body" style:list-style-name="L1"/>
    <style:style style:name="P19" style:family="paragraph" style:parent-style-name="Text_20_body" style:list-style-name="L1">
      <style:paragraph-properties fo:margin-top="0cm" fo:margin-bottom="0cm" style:contextual-spacing="false"/>
    </style:style>
    <style:style style:name="P20" style:family="paragraph" style:parent-style-name="Text_20_body" style:list-style-name="L2"/>
    <style:style style:name="P21" style:family="paragraph" style:parent-style-name="Text_20_body" style:list-style-name="L2">
      <style:paragraph-properties fo:margin-top="0cm" fo:margin-bottom="0cm" style:contextual-spacing="false"/>
    </style:style>
    <style:style style:name="P22" style:family="paragraph" style:parent-style-name="Text_20_body" style:list-style-name="L3"/>
    <style:style style:name="P23" style:family="paragraph" style:parent-style-name="Text_20_body" style:list-style-name="L3">
      <style:paragraph-properties fo:margin-top="0cm" fo:margin-bottom="0cm" style:contextual-spacing="false"/>
    </style:style>
    <style:style style:name="P24" style:family="paragraph" style:parent-style-name="Text_20_body" style:list-style-name="L4"/>
    <style:style style:name="P25" style:family="paragraph" style:parent-style-name="Text_20_body" style:list-style-name="L4">
      <style:paragraph-properties fo:margin-top="0cm" fo:margin-bottom="0cm" style:contextual-spacing="false"/>
    </style:style>
    <style:style style:name="P26" style:family="paragraph" style:parent-style-name="Text_20_body" style:list-style-name="L5"/>
    <style:style style:name="P27" style:family="paragraph" style:parent-style-name="Text_20_body" style:list-style-name="L5">
      <style:paragraph-properties fo:margin-top="0cm" fo:margin-bottom="0cm" style:contextual-spacing="false"/>
    </style:style>
    <style:style style:name="P28" style:family="paragraph" style:parent-style-name="Text_20_body" style:list-style-name="L6"/>
    <style:style style:name="P29" style:family="paragraph" style:parent-style-name="Text_20_body" style:list-style-name="L6">
      <style:paragraph-properties fo:margin-top="0cm" fo:margin-bottom="0cm" style:contextual-spacing="false"/>
    </style:style>
    <style:style style:name="P30" style:family="paragraph" style:parent-style-name="Text_20_body" style:list-style-name="L7"/>
    <style:style style:name="P31" style:family="paragraph" style:parent-style-name="Text_20_body" style:list-style-name="L7">
      <style:paragraph-properties fo:margin-top="0cm" fo:margin-bottom="0cm" style:contextual-spacing="false"/>
    </style:style>
    <style:style style:name="P32" style:family="paragraph" style:parent-style-name="Text_20_body" style:list-style-name="L8"/>
    <style:style style:name="P33" style:family="paragraph" style:parent-style-name="Text_20_body" style:list-style-name="L8">
      <style:paragraph-properties fo:margin-top="0cm" fo:margin-bottom="0cm" style:contextual-spacing="false"/>
    </style:style>
    <style:style style:name="P34" style:family="paragraph" style:parent-style-name="Text_20_body" style:list-style-name="L9"/>
    <style:style style:name="P35" style:family="paragraph" style:parent-style-name="Text_20_body" style:list-style-name="L9">
      <style:paragraph-properties fo:margin-top="0cm" fo:margin-bottom="0cm" style:contextual-spacing="false"/>
    </style:style>
    <style:style style:name="P36" style:family="paragraph" style:parent-style-name="Text_20_body" style:list-style-name="L10"/>
    <style:style style:name="P37" style:family="paragraph" style:parent-style-name="Text_20_body" style:list-style-name="L10">
      <style:paragraph-properties fo:margin-top="0cm" fo:margin-bottom="0cm" style:contextual-spacing="false"/>
    </style:style>
    <style:style style:name="P38" style:family="paragraph" style:parent-style-name="Text_20_body" style:list-style-name="L11"/>
    <style:style style:name="P39" style:family="paragraph" style:parent-style-name="Text_20_body" style:list-style-name="L11">
      <style:paragraph-properties fo:margin-top="0cm" fo:margin-bottom="0cm" style:contextual-spacing="false"/>
    </style:style>
    <style:style style:name="P40" style:family="paragraph" style:parent-style-name="Text_20_body" style:list-style-name="L12"/>
    <style:style style:name="P41" style:family="paragraph" style:parent-style-name="Text_20_body" style:list-style-name="L12">
      <style:paragraph-properties fo:margin-top="0cm" fo:margin-bottom="0cm" style:contextual-spacing="false"/>
    </style:style>
    <style:style style:name="P42" style:family="paragraph" style:parent-style-name="Text_20_body" style:list-style-name="L13"/>
    <style:style style:name="P43" style:family="paragraph" style:parent-style-name="Text_20_body" style:list-style-name="L13">
      <style:paragraph-properties fo:margin-top="0cm" fo:margin-bottom="0cm" style:contextual-spacing="false"/>
    </style:style>
    <style:style style:name="P44" style:family="paragraph" style:parent-style-name="Text_20_body" style:list-style-name="L14"/>
    <style:style style:name="P45" style:family="paragraph" style:parent-style-name="Text_20_body" style:list-style-name="L14">
      <style:paragraph-properties fo:margin-top="0cm" fo:margin-bottom="0cm" style:contextual-spacing="false"/>
    </style:style>
    <style:style style:name="P46" style:family="paragraph" style:parent-style-name="Text_20_body" style:list-style-name="L15"/>
    <style:style style:name="P47" style:family="paragraph" style:parent-style-name="Text_20_body" style:list-style-name="L15">
      <style:paragraph-properties fo:margin-top="0cm" fo:margin-bottom="0cm" style:contextual-spacing="false"/>
    </style:style>
    <style:style style:name="P48" style:family="paragraph" style:parent-style-name="Text_20_body" style:list-style-name="L16"/>
    <style:style style:name="P49" style:family="paragraph" style:parent-style-name="Text_20_body" style:list-style-name="L16">
      <style:paragraph-properties fo:margin-top="0cm" fo:margin-bottom="0cm" style:contextual-spacing="false"/>
    </style:style>
    <style:style style:name="P50" style:family="paragraph" style:parent-style-name="Text_20_body" style:list-style-name="L17"/>
    <style:style style:name="P51" style:family="paragraph" style:parent-style-name="Text_20_body" style:list-style-name="L17">
      <style:paragraph-properties fo:margin-top="0cm" fo:margin-bottom="0cm" style:contextual-spacing="false"/>
    </style:style>
    <style:style style:name="P52" style:family="paragraph" style:parent-style-name="Text_20_body" style:list-style-name="L18"/>
    <style:style style:name="P53" style:family="paragraph" style:parent-style-name="Text_20_body" style:list-style-name="L18">
      <style:paragraph-properties fo:margin-top="0cm" fo:margin-bottom="0cm" style:contextual-spacing="false"/>
    </style:style>
    <style:style style:name="P54" style:family="paragraph" style:parent-style-name="Text_20_body" style:list-style-name="L19"/>
    <style:style style:name="P55" style:family="paragraph" style:parent-style-name="Text_20_body" style:list-style-name="L19">
      <style:paragraph-properties fo:margin-top="0cm" fo:margin-bottom="0cm" style:contextual-spacing="false"/>
    </style:style>
    <style:style style:name="P56" style:family="paragraph" style:parent-style-name="Text_20_body" style:list-style-name="L20"/>
    <style:style style:name="P57" style:family="paragraph" style:parent-style-name="Text_20_body" style:list-style-name="L20">
      <style:paragraph-properties fo:margin-top="0cm" fo:margin-bottom="0cm" style:contextual-spacing="false"/>
    </style:style>
    <style:style style:name="P58" style:family="paragraph" style:parent-style-name="Text_20_body" style:list-style-name="L21"/>
    <style:style style:name="P59" style:family="paragraph" style:parent-style-name="Text_20_body" style:list-style-name="L21">
      <style:paragraph-properties fo:margin-top="0cm" fo:margin-bottom="0cm" style:contextual-spacing="false"/>
    </style:style>
    <style:style style:name="P60" style:family="paragraph" style:parent-style-name="Text_20_body">
      <style:paragraph-properties fo:text-align="center" style:justify-single-word="false"/>
      <style:text-properties loext:padding="0cm" loext:border="none"/>
    </style:style>
    <style:style style:name="P61" style:family="paragraph" style:parent-style-name="Text_20_body">
      <style:paragraph-properties fo:margin-left="0.564cm" fo:margin-right="0.564cm" fo:margin-top="0.141cm" fo:margin-bottom="0.254cm" style:contextual-spacing="false" fo:text-align="center" style:justify-single-word="false" fo:text-indent="0cm" style:auto-text-indent="false"/>
      <style:text-properties fo:font-size="10pt" fo:font-style="italic" officeooo:paragraph-rsid="0015dca3"/>
    </style:style>
    <style:style style:name="T1" style:family="text">
      <style:text-properties fo:font-style="italic"/>
    </style:style>
    <style:style style:name="T2" style:family="text">
      <style:text-properties fo:font-style="italic" officeooo:rsid="00120761" style:font-style-asian="italic" style:font-style-complex="italic"/>
    </style:style>
    <style:style style:name="T3" style:family="text">
      <style:text-properties fo:font-weight="bold"/>
    </style:style>
    <style:style style:name="T4" style:family="text">
      <style:text-properties fo:color="#cc0000" loext:opacity="100%" fo:font-size="10pt"/>
    </style:style>
    <style:style style:name="T5" style:family="text">
      <style:text-properties fo:font-size="10pt"/>
    </style:style>
    <style:style style:name="T6" style:family="text">
      <style:text-properties fo:font-size="10pt" style:font-size-asian="10pt" style:font-size-complex="10pt"/>
    </style:style>
    <style:style style:name="T7" style:family="text">
      <style:text-properties officeooo:rsid="00120761"/>
    </style:style>
    <style:style style:name="T8" style:family="text">
      <style:text-properties fo:font-style="normal" officeooo:rsid="00120761" style:font-style-asian="normal" style:font-style-complex="normal"/>
    </style:style>
    <style:style style:name="T9" style:family="text">
      <style:text-properties fo:font-size="11pt" style:font-size-asian="11pt" style:font-size-complex="11pt"/>
    </style:style>
    <text:list-style style:name="L1">
      <text:list-level-style-number text:level="1" text:style-name="Numbering_20_Symbols" loext:num-list-format="%1%." style:num-suffix="." style:num-format="1">
        <style:list-level-properties text:space-before="0.263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263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263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263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263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263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263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263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og<text:span text:style-name="T1">OS </text:span><text:span text:style-name="T8">Belfield 1.0</text:span></text:p>
      <text:p text:style-name="P1"/>
      <text:p text:style-name="P2"/>
      <text:p text:style-name="P2"/>
      <text:p text:style-name="P2"><text:span text:style-name="T7">by </text:span>Pavel Gladyshev <text:span text:style-name="T7">with Claude.ai</text:span></text:p>
      <text:p text:style-name="Heading_20_1">Foreword and acknowledgments</text:p>
      <text:p text:style-name="Text_20_body">This is a text intended for a course on operating systems. It explains the main concepts of operating systems by studying an example kernel, named log<text:span text:style-name="T1">OS</text:span>. The name is a portmanteau of "Logisim OS", reflecting the fact that log<text:span text:style-name="T1">OS</text:span> was originally designed to run on a simulated RISC-V computer built in the Logisim digital logic simulator. The name also <text:span text:style-name="T7">refers to</text:span> the Greek word <text:span text:style-name="T1">logos</text:span> (λόγος), meaning "word", "reason", or "principle". </text:p>
      <text:p text:style-name="Text_20_body">log<text:span text:style-name="T1">OS</text:span> is modeled on the Unix operating system designed by Ken Thompson and Dennis Ritchie. It provides a subset of the services and system calls that Unix kernels traditionally offer: processes, file descriptors, a filesystem with directories, and a shell. The system is intentionally small — the entire kernel is under 3,000 lines of C and assembly — making it feasible for a student to read and understand every line of code in the course of a semester. </text:p>
      <text:p text:style-name="Text_20_body">This text should be read alongside the source code for log<text:span text:style-name="T1">OS</text:span>. The approach is inspired by John Lions' <text:span text:style-name="T1">Commentary on UNIX 6th Edition</text:span>, <text:span text:style-name="T7">and </text:span><text:span text:style-name="T2">xv6: a simple, Unix-like teaching operating system</text:span><text:span text:style-name="T7"> by Cox, Kaashoek, and Morris, </text:span>which demonstrated the <text:span text:style-name="T7">p</text:span>edagogical value of studying a working operating system line by line. Where the xv6 teaching kernel (developed at MIT) serves this purpose for a full-featured Unix on multi-core RISC-V hardware, log<text:span text:style-name="T1">OS</text:span> occupies a simpler niche: a single-core, bare-metal system with no virtual memory, no preemptive scheduling, and no locking — a kernel reduced to its essence. </text:p>
      <text:p text:style-name="Text_20_body">The simplicity of log<text:span text:style-name="T1">OS</text:span> is deliberate. By running on a CPU simulated in Logisim, students can observe the hardware and software in a single, integrated environment. There is no MMU, so the concepts of address spaces and memory protection are replaced by the simpler (and historically older) approach of fixed memory partitions. There is no preemptive multitasking, so the complexities of concurrent scheduling and locking vanish. What remains is a clear illustration of the core mechanisms: how a system call enters the kernel, how the filesystem translates paths to data on <text:soft-page-break/>disk, how a shell spawns programs, and how a process model gives each program the illusion of having the machine to itself. </text:p>
      <text:p text:style-name="Text_20_body">The target audience is second-year Computer Science students taking an introductory operating systems module. The text assumes familiarity with C programming and a basic understanding of computer architecture, particularly the concepts of registers, memory, and instruction execution. RISC-V-specific details are introduced as they arise. </text:p>
      <text:p text:style-name="Text_20_body">Each chapter follows a consistent structure. It begins with a conceptual introduction explaining <text:span text:style-name="T1">why</text:span> the mechanism exists and what problem it solves. It then walks through the actual log<text:span text:style-name="T1">OS</text:span> source code, function by function. Each chapter concludes with a "Real world" section that compares the log<text:span text:style-name="T1">OS</text:span> approach to production systems like Linux, and an "Exercises" section with questions and implementation tasks. </text:p>
      <text:p text:style-name="Heading_20_1">Chapter 1: Operating system interfaces</text:p>
      <text:p text:style-name="Text_20_body">The job of an operating system is to share a computer among multiple programs and to provide a more useful set of services than the hardware alone supports. An operating system manages and abstracts the low-level hardware, so that, for example, a user program need not concern itself with which block of disk stores a particular file. An operating system arranges for multiple programs to run, and provides controlled ways for them to interact and share data. </text:p>
      <text:p text:style-name="Text_20_body">An operating system provides services to user programs through an interface. Designing a good interface turns out to be difficult. On the one hand, we would like the interface to be simple and narrow because that makes it easier to get the implementation right. On the other hand, we may be tempted to offer many sophisticated features to applications. The trick is to design interfaces that rely on a few mechanisms that can be combined to provide much generality. </text:p>
      <text:p text:style-name="Text_20_body">This book uses a single operating system as a concrete example to illustrate operating system concepts. That operating system, log<text:span text:style-name="T1">OS</text:span>, provides a subset of the interfaces introduced by Ken Thompson and Dennis Ritchie's Unix operating system. Unix provides a narrow interface whose mechanisms combine well, offering a surprising degree of generality. This interface has been so successful that modern operating systems — BSD, Linux, macOS, and even, to a lesser extent, Microsoft Windows — have Unix-like interfaces. Understanding log<text:span text:style-name="T1">OS</text:span> is a good start toward understanding any of these systems. </text:p>
      <text:p text:style-name="Text_20_body">log<text:span text:style-name="T1">OS</text:span> takes the traditional form of a <text:span text:style-name="T3">kernel</text:span>, a special program that provides services to running programs. Each running program, called a <text:span text:style-name="T3">process</text:span>, has memory containing instructions, data, and a stack. The instructions implement the program's computation. The data are the variables on which the computation acts. The stack organizes the program's procedure calls. A given computer typically has many processes but only a single kernel. </text:p>
      <text:p text:style-name="Text_20_body"><text:soft-page-break/>When a process needs to invoke a kernel service, it invokes a <text:span text:style-name="T3">system call</text:span>, one of the calls in the operating system's interface. The system call enters the kernel; the kernel performs the service and returns. Thus a process alternates between executing in <text:span text:style-name="T3">user space</text:span> and <text:span text:style-name="T3">kernel space</text:span>. </text:p>
      <text:p text:style-name="Text_20_body">The collection of system calls that the log<text:span text:style-name="T1">OS</text:span> kernel provides is the interface that user programs see. Figure 1.1 lists all of log<text:span text:style-name="T1">OS</text:span>'s system calls. </text:p>
      <table:table table:name="Table1" table:style-name="Table1">
        <table:table-column table:style-name="Table1.A"/>
        <table:table-column table:style-name="Table1.B"/>
        <table:table-row table:style-name="TableLine140252764484768">
          <table:table-cell table:style-name="Table1.A1" office:value-type="string">
            <text:p text:style-name="P16">System call</text:p>
          </table:table-cell>
          <table:table-cell table:style-name="Table1.A1" office:value-type="string">
            <text:p text:style-name="P16">Description</text:p>
          </table:table-cell>
        </table:table-row>
        <table:table-row table:style-name="TableLine140252764239648">
          <table:table-cell table:style-name="Table1.A1" office:value-type="string">
            <text:p text:style-name="P13"><text:span text:style-name="Source_20_Text">exit(status)</text:span></text:p>
          </table:table-cell>
          <table:table-cell table:style-name="Table1.A1" office:value-type="string">
            <text:p text:style-name="P13">Terminate the current process with the given exit status</text:p>
          </table:table-cell>
        </table:table-row>
        <table:table-row table:style-name="TableLine140252764386464">
          <table:table-cell table:style-name="Table1.A1" office:value-type="string">
            <text:p text:style-name="P13"><text:span text:style-name="Source_20_Text">read(fd, buf, n)</text:span></text:p>
          </table:table-cell>
          <table:table-cell table:style-name="Table1.A1" office:value-type="string">
            <text:p text:style-name="P13">Read <text:span text:style-name="T1">n</text:span> bytes from file descriptor <text:span text:style-name="T1">fd</text:span> into <text:span text:style-name="T1">buf</text:span></text:p>
          </table:table-cell>
        </table:table-row>
        <table:table-row table:style-name="TableLine140252764344704">
          <table:table-cell table:style-name="Table1.A1" office:value-type="string">
            <text:p text:style-name="P13"><text:span text:style-name="Source_20_Text">write(fd, buf, n)</text:span></text:p>
          </table:table-cell>
          <table:table-cell table:style-name="Table1.A1" office:value-type="string">
            <text:p text:style-name="P13">Write <text:span text:style-name="T1">n</text:span> bytes from <text:span text:style-name="T1">buf</text:span> to file descriptor <text:span text:style-name="T1">fd</text:span></text:p>
          </table:table-cell>
        </table:table-row>
        <table:table-row table:style-name="TableLine140252764344976">
          <table:table-cell table:style-name="Table1.A1" office:value-type="string">
            <text:p text:style-name="P13"><text:span text:style-name="Source_20_Text">open(path, flags)</text:span></text:p>
          </table:table-cell>
          <table:table-cell table:style-name="Table1.A1" office:value-type="string">
            <text:p text:style-name="P13">Open a file; returns a file descriptor</text:p>
          </table:table-cell>
        </table:table-row>
        <table:table-row table:style-name="TableLine140252764345248">
          <table:table-cell table:style-name="Table1.A1" office:value-type="string">
            <text:p text:style-name="P13"><text:span text:style-name="Source_20_Text">close(fd)</text:span></text:p>
          </table:table-cell>
          <table:table-cell table:style-name="Table1.A1" office:value-type="string">
            <text:p text:style-name="P13">Release the file descriptor <text:span text:style-name="T1">fd</text:span></text:p>
          </table:table-cell>
        </table:table-row>
        <table:table-row table:style-name="TableLine140252764387568">
          <table:table-cell table:style-name="Table1.A1" office:value-type="string">
            <text:p text:style-name="P13"><text:span text:style-name="Source_20_Text">spawn(path, argv)</text:span></text:p>
          </table:table-cell>
          <table:table-cell table:style-name="Table1.A1" office:value-type="string">
            <text:p text:style-name="P13">Load and run a program; returns its exit code</text:p>
          </table:table-cell>
        </table:table-row>
        <table:table-row table:style-name="TableLine140252764387840">
          <table:table-cell table:style-name="Table1.A1" office:value-type="string">
            <text:p text:style-name="P13"><text:span text:style-name="Source_20_Text">readdir(path, buf, max)</text:span></text:p>
          </table:table-cell>
          <table:table-cell table:style-name="Table1.A1" office:value-type="string">
            <text:p text:style-name="P13">Read directory entries into <text:span text:style-name="T1">buf</text:span></text:p>
          </table:table-cell>
        </table:table-row>
        <table:table-row table:style-name="TableLine140252764388112">
          <table:table-cell table:style-name="Table1.A1" office:value-type="string">
            <text:p text:style-name="P13"><text:span text:style-name="Source_20_Text">mkdir(path)</text:span></text:p>
          </table:table-cell>
          <table:table-cell table:style-name="Table1.A1" office:value-type="string">
            <text:p text:style-name="P13">Create a directory</text:p>
          </table:table-cell>
        </table:table-row>
        <table:table-row table:style-name="TableLine140252764320592">
          <table:table-cell table:style-name="Table1.A1" office:value-type="string">
            <text:p text:style-name="P13"><text:span text:style-name="Source_20_Text">rmdir(path)</text:span></text:p>
          </table:table-cell>
          <table:table-cell table:style-name="Table1.A1" office:value-type="string">
            <text:p text:style-name="P13">Remove an empty directory</text:p>
          </table:table-cell>
        </table:table-row>
        <table:table-row table:style-name="TableLine140252764320864">
          <table:table-cell table:style-name="Table1.A1" office:value-type="string">
            <text:p text:style-name="P13"><text:span text:style-name="Source_20_Text">mknod(path, major, minor)</text:span></text:p>
          </table:table-cell>
          <table:table-cell table:style-name="Table1.A1" office:value-type="string">
            <text:p text:style-name="P13">Create a device file</text:p>
          </table:table-cell>
        </table:table-row>
        <table:table-row table:style-name="TableLine140252764321136">
          <table:table-cell table:style-name="Table1.A1" office:value-type="string">
            <text:p text:style-name="P13"><text:span text:style-name="Source_20_Text">setenv(name, value)</text:span></text:p>
          </table:table-cell>
          <table:table-cell table:style-name="Table1.A1" office:value-type="string">
            <text:p text:style-name="P13">Set an environment variable</text:p>
          </table:table-cell>
        </table:table-row>
        <table:table-row table:style-name="TableLine140252764321408">
          <table:table-cell table:style-name="Table1.A1" office:value-type="string">
            <text:p text:style-name="P13"><text:span text:style-name="Source_20_Text">getenv(name, buf, len)</text:span></text:p>
          </table:table-cell>
          <table:table-cell table:style-name="Table1.A1" office:value-type="string">
            <text:p text:style-name="P13">Get the value of an environment variable</text:p>
          </table:table-cell>
        </table:table-row>
        <table:table-row table:style-name="TableLine140252764321680">
          <table:table-cell table:style-name="Table1.A1" office:value-type="string">
            <text:p text:style-name="P13"><text:span text:style-name="Source_20_Text">unsetenv(name)</text:span></text:p>
          </table:table-cell>
          <table:table-cell table:style-name="Table1.A1" office:value-type="string">
            <text:p text:style-name="P13">Remove an environment variable</text:p>
          </table:table-cell>
        </table:table-row>
        <table:table-row table:style-name="TableLine140252764321952">
          <table:table-cell table:style-name="Table1.A1" office:value-type="string">
            <text:p text:style-name="P13"><text:span text:style-name="Source_20_Text">chdir(path)</text:span></text:p>
          </table:table-cell>
          <table:table-cell table:style-name="Table1.A1" office:value-type="string">
            <text:p text:style-name="P13">Change the current working directory</text:p>
          </table:table-cell>
        </table:table-row>
      </table:table>
      <text:p text:style-name="P4">Figure 1.1: logOS system calls. Not all arguments are shown.</text:p>
      <text:p text:style-name="Text_20_body">The rest of this chapter outlines log<text:span text:style-name="T1">OS</text:span>'s services — processes, file descriptors, the filesystem, and the shell — and illustrates them with code snippets and discussions of how the shell uses them. The shell, log<text:span text:style-name="T1">OS</text:span>'s command-line user interface, is an ordinary user program that reads commands from the user and executes them; the fact that the shell is a user program, and not part of the kernel, illustrates the power of the system call interface. </text:p>
      <text:h text:style-name="Heading_20_2" text:outline-level="2">1.1 Processes and spawn</text:h>
      <text:p text:style-name="Text_20_body">A log<text:span text:style-name="T1">OS</text:span> process consists of user-space memory (instructions, data, and stack) plus per-process state private to the kernel (a trap frame, file descriptors, environment variables, and a process identifier or "PID"). </text:p>
      <text:p text:style-name="Text_20_body">log<text:span text:style-name="T1">OS</text:span> provides the <text:span text:style-name="Source_20_Text">spawn()</text:span> system call to create a new process. It loads an executable from the filesystem into a fresh memory slot, sets up its stack, and begins executing it. The calling process is <text:span text:style-name="T1">suspended</text:span> until the child terminates; when the child calls <text:span text:style-name="Source_20_Text">exit()</text:span>, the parent resumes and <text:span text:style-name="Source_20_Text">spawn()</text:span> returns the child's exit code. </text:p>
      <text:p text:style-name="Text_20_body"><text:soft-page-break/>This is different from Unix's <text:span text:style-name="Source_20_Text">fork()</text:span>/<text:span text:style-name="Source_20_Text">exec()</text:span> pair. In Unix, <text:span text:style-name="Source_20_Text">fork()</text:span> creates a copy of the calling process, and <text:span text:style-name="Source_20_Text">exec()</text:span> replaces the copy's memory with a new program. log<text:span text:style-name="T1">OS</text:span> combines these into a single <text:span text:style-name="Source_20_Text">spawn()</text:span> call, which is simpler and avoids the need to copy the parent's entire address space. The trade-off is that log<text:span text:style-name="T1">OS</text:span> cannot support the Unix pattern of having the child modify its file descriptors between <text:span text:style-name="Source_20_Text">fork()</text:span> and <text:span text:style-name="Source_20_Text">exec()</text:span>, which is how Unix implements I/O redirection and pipelines. </text:p>
      <text:p text:style-name="Text_20_body">Here is an example user program <text:span text:style-name="T4">(user/hello.c)</text:span>: </text:p>
      <text:p text:style-name="P8">#include "libc.h"</text:p>
      <text:p text:style-name="P8"/>
      <text:p text:style-name="P8">int main(int argc, char *argv[])</text:p>
      <text:p text:style-name="P8">{</text:p>
      <text:p text:style-name="P8"><text:s text:c="4"/>puts("Hello from user program!\n");</text:p>
      <text:p text:style-name="P8"><text:s text:c="4"/>printf("main() is at address 0x%x\n", (unsigned int)main);</text:p>
      <text:p text:style-name="P8"><text:s text:c="4"/>printf("argc = %d\n", argc);</text:p>
      <text:p text:style-name="P8"/>
      <text:p text:style-name="P8"><text:s text:c="4"/>for (int i = 0; i &lt; argc; i++) {</text:p>
      <text:p text:style-name="P8"><text:s text:c="8"/>printf("argv[%d] = \"%s\"\n", i, argv[i]);</text:p>
      <text:p text:style-name="P8"><text:s text:c="4"/>}</text:p>
      <text:p text:style-name="P8"/>
      <text:p text:style-name="P8"><text:s text:c="4"/>return 42;</text:p>
      <text:p text:style-name="P8">}</text:p>
      <text:p text:style-name="Text_20_body">The program prints a greeting, its arguments, and returns exit code 42. The <text:span text:style-name="Source_20_Text">return</text:span> from <text:span text:style-name="Source_20_Text">main()</text:span> is converted to an <text:span text:style-name="Source_20_Text">exit(42)</text:span> system call by the user C runtime startup code <text:span text:style-name="T4">(user/user_crt0.S)</text:span>. This startup code is the first thing that runs when a program starts: </text:p>
      <text:p text:style-name="P9">_start:</text:p>
      <text:p text:style-name="P9"><text:s text:c="4"/>jal <text:s/>main <text:s text:c="10"/># Call main(argc, argv)</text:p>
      <text:p text:style-name="P9"><text:s text:c="4"/>li <text:s text:c="2"/>a7, 0 <text:s text:c="9"/># SYS_exit = 0</text:p>
      <text:p text:style-name="P9"><text:s text:c="4"/>ecall <text:s text:c="14"/># Exit with main's return value in a0</text:p>
      <text:p text:style-name="P9">1: <text:s/>j <text:s text:c="3"/>1b <text:s text:c="12"/># Should never reach here</text:p>
      <text:p text:style-name="Text_20_body">The kernel passes <text:span text:style-name="Source_20_Text">argc</text:span> in register <text:span text:style-name="Source_20_Text">a0</text:span> and <text:span text:style-name="Source_20_Text">argv</text:span> in <text:span text:style-name="Source_20_Text">a1</text:span>, following the RISC-V calling convention. After <text:span text:style-name="Source_20_Text">main()</text:span> returns (its return value left in <text:span text:style-name="Source_20_Text">a0</text:span>), <text:span text:style-name="Source_20_Text">_start</text:span> issues the <text:span text:style-name="Source_20_Text">exit</text:span> system call. </text:p>
      <text:p text:style-name="Text_20_body">A program that wants to run another program uses <text:span text:style-name="Source_20_Text">spawn()</text:span>. For example <text:span text:style-name="T4">(user/spawn_demo.c)</text:span>: </text:p>
      <text:p text:style-name="P10">i<text:span text:style-name="T9">nt main(int argc, char *argv[])</text:span></text:p>
      <text:p text:style-name="P9">{</text:p>
      <text:p text:style-name="P9"><text:s text:c="4"/>char *child_argv[4]; <text:s text:c="5"/>/* Build argv array at runtime */</text:p>
      <text:p text:style-name="P9"><text:s text:c="4"/>child_argv[0] = "hello";</text:p>
      <text:p text:style-name="P9"><text:s text:c="4"/>child_argv[1] = "arg1";</text:p>
      <text:p text:style-name="P9"><text:s text:c="4"/>child_argv[2] = "arg2";</text:p>
      <text:p text:style-name="P9"><text:soft-page-break/><text:s text:c="4"/>child_argv[3] = (char *)0;</text:p>
      <text:p text:style-name="P9"/>
      <text:p text:style-name="P9"><text:s text:c="4"/>int result = spawn("/bin/hello", child_argv);</text:p>
      <text:p text:style-name="P9"><text:s text:c="4"/>printf("spawn returned %d\n", result);</text:p>
      <text:p text:style-name="P9"/>
      <text:p text:style-name="P9"><text:s text:c="4"/>return 0;</text:p>
      <text:p text:style-name="P9">}</text:p>
      <text:p text:style-name="Text_20_body">Note that the <text:span text:style-name="Source_20_Text">child_argv</text:span> array is built at runtime rather than using a static initializer. This is necessary because log<text:span text:style-name="T1">OS</text:span> user programs are position-independent executables (PIE) loaded at arbitrary addresses. Static pointer arrays would contain absolute addresses baked in at link time, which would be incorrect after relocation. Chapter 7 explains this in detail. </text:p>
      <text:h text:style-name="Heading_20_2" text:outline-level="2">1.2 File descriptors and I/O</text:h>
      <text:p text:style-name="Text_20_body">A <text:span text:style-name="T3">file descriptor</text:span> is a small integer representing a kernel-managed object that a process can read from or write to. A process obtains a file descriptor by opening a file or device. log<text:span text:style-name="T1">OS</text:span> pre-opens three file descriptors for every process: </text:p>
      <table:table table:name="Table2" table:style-name="Table2">
        <table:table-column table:style-name="Table2.A"/>
        <table:table-column table:style-name="Table2.B"/>
        <table:table-column table:style-name="Table2.C"/>
        <table:table-row table:style-name="TableLine140252702975840">
          <table:table-cell table:style-name="Table2.A1" office:value-type="string">
            <text:p text:style-name="P15">fd</text:p>
          </table:table-cell>
          <table:table-cell table:style-name="Table2.A1" office:value-type="string">
            <text:p text:style-name="P15">Name</text:p>
          </table:table-cell>
          <table:table-cell table:style-name="Table2.A1" office:value-type="string">
            <text:p text:style-name="P15">Description</text:p>
          </table:table-cell>
        </table:table-row>
        <table:table-row table:style-name="TableLine140252703007472">
          <table:table-cell table:style-name="Table2.A1" office:value-type="string">
            <text:p text:style-name="P12">0</text:p>
          </table:table-cell>
          <table:table-cell table:style-name="Table2.A1" office:value-type="string">
            <text:p text:style-name="P12">Standard input (stdin)</text:p>
          </table:table-cell>
          <table:table-cell table:style-name="Table2.A1" office:value-type="string">
            <text:p text:style-name="P12">Console keyboard</text:p>
          </table:table-cell>
        </table:table-row>
        <table:table-row table:style-name="TableLine140252703007744">
          <table:table-cell table:style-name="Table2.A1" office:value-type="string">
            <text:p text:style-name="P12">1</text:p>
          </table:table-cell>
          <table:table-cell table:style-name="Table2.A1" office:value-type="string">
            <text:p text:style-name="P12">Standard output (stdout)</text:p>
          </table:table-cell>
          <table:table-cell table:style-name="Table2.A1" office:value-type="string">
            <text:p text:style-name="P12">Console display</text:p>
          </table:table-cell>
        </table:table-row>
        <table:table-row table:style-name="TableLine140252703008016">
          <table:table-cell table:style-name="Table2.A1" office:value-type="string">
            <text:p text:style-name="P12">2</text:p>
          </table:table-cell>
          <table:table-cell table:style-name="Table2.A1" office:value-type="string">
            <text:p text:style-name="P12">Standard error (stderr)</text:p>
          </table:table-cell>
          <table:table-cell table:style-name="Table2.A1" office:value-type="string">
            <text:p text:style-name="P12">Console display</text:p>
          </table:table-cell>
        </table:table-row>
      </table:table>
      <text:p text:style-name="Text_20_body"/>
      <text:p text:style-name="Text_20_body">The <text:span text:style-name="Source_20_Text">read</text:span> and <text:span text:style-name="Source_20_Text">write</text:span> system calls read and write bytes through file descriptors. A call to <text:span text:style-name="Source_20_Text">read(fd, buf, n)</text:span> reads at most <text:span text:style-name="T1">n</text:span> bytes from the file descriptor <text:span text:style-name="T1">fd</text:span>, copies them into memory at address <text:span text:style-name="T1">buf</text:span>, and returns the number of bytes read. Each file descriptor that refers to a regular file has an associated offset. <text:span text:style-name="Source_20_Text">read</text:span> reads data from the current offset and advances it. </text:p>
      <text:p text:style-name="Text_20_body">The <text:span text:style-name="Source_20_Text">write(fd, buf, n)</text:span> system call writes <text:span text:style-name="T1">n</text:span> bytes from <text:span text:style-name="T1">buf</text:span> to file descriptor <text:span text:style-name="T1">fd</text:span> and returns the number of bytes written. For device files such as the console, <text:span text:style-name="Source_20_Text">write</text:span> sends characters to the display. For regular files, <text:span text:style-name="Source_20_Text">write</text:span> writes data at the current offset. </text:p>
      <text:p text:style-name="Text_20_body">The following code fragment (from the user library) writes a string to standard output <text:span text:style-name="T4">(user/libc.c)</text:span>: </text:p>
      <text:p text:style-name="P9"><text:soft-page-break/>void puts(const char *s) {</text:p>
      <text:p text:style-name="P9"><text:s text:c="4"/>write(STDOUT_FILENO, s, strlen(s));</text:p>
      <text:p text:style-name="P9">}</text:p>
      <text:p text:style-name="Text_20_body">A process can open additional files using the <text:span text:style-name="Source_20_Text">open</text:span> system call: </text:p>
      <text:p text:style-name="P9">int fd = open("/bin/hello", 0); <text:s/>/* Open a file for reading */</text:p>
      <text:p text:style-name="P9">char buf[128];</text:p>
      <text:p text:style-name="P9">int n = read(fd, buf, sizeof(buf)); <text:s/>/* Read some data */</text:p>
      <text:p text:style-name="P9">close(fd); <text:s/>/* Release the file descriptor */</text:p>
      <text:p text:style-name="Text_20_body">log<text:span text:style-name="T1">OS</text:span> supports up to 8 file descriptors per process. Three are pre-allocated for the standard I/O channels, leaving 5 available for user programs. </text:p>
      <text:h text:style-name="Heading_20_2" text:outline-level="2">1.3 The filesystem</text:h>
      <text:p text:style-name="Text_20_body">The log<text:span text:style-name="T1">OS</text:span> filesystem provides a tree of named files and directories. At the top is the <text:span text:style-name="T3">root directory</text:span>, represented by the path <text:span text:style-name="Source_20_Text">/</text:span>. Files within directories are named by <text:span text:style-name="T3">pathnames</text:span> such as <text:span text:style-name="Source_20_Text">/bin/hello</text:span>, where <text:span text:style-name="Source_20_Text">bin</text:span> is a directory and <text:span text:style-name="Source_20_Text">hello</text:span> is a file within it. </text:p>
      <text:p text:style-name="Text_20_body">Several system calls operate on the filesystem. <text:span text:style-name="Source_20_Text">mkdir</text:span> creates a new directory. <text:span text:style-name="Source_20_Text">rmdir</text:span> removes an empty directory. <text:span text:style-name="Source_20_Text">readdir</text:span> reads the entries of a directory. <text:span text:style-name="Source_20_Text">mknod</text:span> creates a device file, which is not a file containing data but rather a name that refers to a hardware device. </text:p>
      <text:p text:style-name="Text_20_body">The <text:span text:style-name="Source_20_Text">chdir</text:span> system call changes the process's current working directory. Once set, relative paths (those not starting with <text:span text:style-name="Source_20_Text">/</text:span>) are resolved relative to the current directory: </text:p>
      <text:p text:style-name="P9">chdir("/bin");</text:p>
      <text:p text:style-name="P9">int fd = open("hello", 0); <text:s/>/* Opens /bin/hello */</text:p>
      <text:p text:style-name="Text_20_body">Every directory contains two special entries: <text:span text:style-name="Source_20_Text">.</text:span> (dot), which refers to the directory itself, and <text:span text:style-name="Source_20_Text">..</text:span> (dot-dot), which refers to its parent. For the root directory, <text:span text:style-name="Source_20_Text">..</text:span> points back to the root. </text:p>
      <text:h text:style-name="Heading_20_2" text:outline-level="2">1.4 Device files</text:h>
      <text:p text:style-name="Text_20_body">log<text:span text:style-name="T1">OS</text:span> represents hardware devices as files in the filesystem. A <text:span text:style-name="T3">device file</text:span> (also called a <text:span text:style-name="T3">device node</text:span>) is identified by two numbers: a <text:span text:style-name="T3">major</text:span> number <text:soft-page-break/>that selects a device driver, and a <text:span text:style-name="T3">minor</text:span> number that the driver interprets. For example, the console is major 1, minor 0. </text:p>
      <text:p text:style-name="Text_20_body">The <text:span text:style-name="Source_20_Text">mknod</text:span> system call creates a device file: </text:p>
      <text:p text:style-name="P7">mknod("/dev/tty", 1, 0); <text:s/>/* Create console device node */</text:p>
      <text:p text:style-name="Text_20_body">Once created, the device can be opened and used with the same <text:span text:style-name="Source_20_Text">read</text:span> and <text:span text:style-name="Source_20_Text">write</text:span> calls as regular files. This uniformity — treating devices and files through the same interface — is one of the enduring design principles of Unix. </text:p>
      <text:h text:style-name="Heading_20_2" text:outline-level="2">1.5 Environment variables</text:h>
      <text:p text:style-name="Text_20_body">Each process in log<text:span text:style-name="T1">OS</text:span> has a set of <text:span text:style-name="T3">environment variables</text:span>: named string values stored within the kernel's process table. The <text:span text:style-name="Source_20_Text">setenv</text:span>, <text:span text:style-name="Source_20_Text">getenv</text:span>, and <text:span text:style-name="Source_20_Text">unsetenv</text:span> system calls manipulate these. </text:p>
      <text:p text:style-name="Text_20_body">Environment variables serve several purposes. The <text:span text:style-name="Source_20_Text">PATH</text:span> variable tells the shell which directories to search for commands. The <text:span text:style-name="Source_20_Text">CWD</text:span> variable stores the current working directory. The <text:span text:style-name="Source_20_Text">?</text:span> variable holds the exit status of the last program. When a process spawns a child, the child inherits a copy of the parent's environment. Changes made by the child do not affect the parent — this follows standard Unix semantics. </text:p>
      <text:h text:style-name="Heading_20_2" text:outline-level="2">1.6 The shell</text:h>
      <text:p text:style-name="Text_20_body">The log<text:span text:style-name="T1">OS</text:span> shell <text:span text:style-name="T4">(user/shell.c)</text:span> is an ordinary user program that reads commands from the console and executes them. It is not part of the kernel. The kernel simply loads <text:span text:style-name="Source_20_Text">/bin/sh</text:span> at startup and restarts it if it exits. </text:p>
      <text:p text:style-name="Text_20_body">The shell reads a line, expands <text:span text:style-name="Source_20_Text">$VAR</text:span> references, parses the line into words, and either executes a built-in command or spawns an external program. The shell's main loop (simplified) is: </text:p>
      <text:p text:style-name="Text_20_body"/>
      <text:p text:style-name="Text_20_body"/>
      <text:p text:style-name="Text_20_body"/>
      <text:p text:style-name="P9"><text:soft-page-break/>for (;;) {</text:p>
      <text:p text:style-name="P9"><text:s text:c="4"/>puts(getenv("CWD"));</text:p>
      <text:p text:style-name="P9"><text:s text:c="4"/>puts("$ ");</text:p>
      <text:p text:style-name="P9"><text:s text:c="4"/>gets(line, MAX_CMD_LEN);</text:p>
      <text:p text:style-name="P9"/>
      <text:p text:style-name="P9"><text:s text:c="4"/>expand_vars(line, expanded, MAX_CMD_LEN);</text:p>
      <text:p text:style-name="P9"><text:s text:c="4"/>argc = parse_cmd(expanded, argv, MAX_ARGS);</text:p>
      <text:p text:style-name="P9"/>
      <text:p text:style-name="P9"><text:s text:c="4"/>if (strcmp(argv[0], "exit") == 0)</text:p>
      <text:p text:style-name="P9"><text:s text:c="8"/>exit(code);</text:p>
      <text:p text:style-name="P9"><text:s text:c="4"/>else if (strcmp(argv[0], "cd") == 0)</text:p>
      <text:p text:style-name="P9"><text:s text:c="8"/>chdir(argv[1]);</text:p>
      <text:p text:style-name="P9"><text:s text:c="4"/>else</text:p>
      <text:p text:style-name="P9"><text:s text:c="8"/>run_external(argc, argv); <text:s/>/* Search PATH and spawn */</text:p>
      <text:p text:style-name="P9">}</text:p>
      <text:p text:style-name="Text_20_body">The <text:span text:style-name="Source_20_Text">run_external</text:span> function searches the directories listed in <text:span text:style-name="Source_20_Text">$PATH</text:span> for the command name, constructs the full path, and calls <text:span text:style-name="Source_20_Text">spawn()</text:span>: </text:p>
      <text:p text:style-name="P9">$ hello <text:s text:c="16"/># Runs /bin/hello (found via PATH=/bin)</text:p>
      <text:p text:style-name="P9">$ /bin/hello <text:s text:c="11"/># Runs with explicit full path</text:p>
      <text:p text:style-name="P9">$ echo $PATH <text:s text:c="11"/># Variable expansion: prints "/bin"</text:p>
      <text:p text:style-name="P9">$ set FOO=bar <text:s text:c="10"/># Set environment variable</text:p>
      <text:p text:style-name="P9">$ echo $FOO <text:s text:c="12"/># Prints "bar"</text:p>
      <text:p text:style-name="P9">$ ls /bin <text:s text:c="14"/># List directory contents</text:p>
      <text:p text:style-name="P9">$ mkdir /tmp <text:s text:c="11"/># Create a directory</text:p>
      <text:p text:style-name="P9">$ cd /tmp <text:s text:c="14"/># Change working directory</text:p>
      <text:h text:style-name="Heading_20_2" text:outline-level="2">1.7 Real world</text:h>
      <text:p text:style-name="Text_20_body">The log<text:span text:style-name="T1">OS</text:span> system call interface is a simplified version of what Unix and its descendants provide. Production Unix systems have hundreds of system calls (Linux has over 400), while log<text:span text:style-name="T1">OS</text:span> has 16. log<text:span text:style-name="T1">OS</text:span> omits many foundational Unix features: </text:p>
      <text:p text:style-name="Text_20_body"><text:span text:style-name="T3">fork and exec.</text:span> Unix separates process creation (<text:span text:style-name="Source_20_Text">fork</text:span>) from program loading (<text:span text:style-name="Source_20_Text">exec</text:span>), allowing the child to set up I/O redirection between the two calls. This enables pipelines (<text:span text:style-name="Source_20_Text">ls | grep foo</text:span>). log<text:span text:style-name="T1">OS</text:span>'s combined <text:span text:style-name="Source_20_Text">spawn</text:span> is simpler but cannot support pipelines. </text:p>
      <text:p text:style-name="Text_20_body"><text:span text:style-name="T3">Pipes.</text:span> Unix pipes provide a unidirectional byte stream between two processes. They are the mechanism behind the <text:span text:style-name="Source_20_Text">|</text:span> operator in the shell. log<text:span text:style-name="T1">OS</text:span> does not implement pipes. </text:p>
      <text:p text:style-name="Text_20_body"><text:soft-page-break/><text:span text:style-name="T3">File permissions.</text:span> Unix associates permissions (read, write, execute) with every file, controlling access based on user and group identity. log<text:span text:style-name="T1">OS</text:span> has no concept of users or permissions. </text:p>
      <text:p text:style-name="Text_20_body"><text:span text:style-name="T3">Signals.</text:span> Unix uses signals to notify processes of events (e.g., Ctrl-C sends SIGINT). log<text:span text:style-name="T1">OS</text:span> has no signal mechanism. </text:p>
      <text:p text:style-name="Text_20_body"><text:span text:style-name="T3">Virtual memory.</text:span> Modern Unix systems give each process its own virtual address space via hardware page tables. log<text:span text:style-name="T1">OS</text:span> runs on hardware without an MMU and instead uses fixed physical memory partitions. </text:p>
      <text:p text:style-name="Text_20_body">Despite these omissions, log<text:span text:style-name="T1">OS</text:span> illustrates the fundamental Unix design principles: everything is a file, system calls are the interface between user programs and the kernel, the shell is just a user program, and the kernel manages resources on behalf of processes. </text:p>
      <text:h text:style-name="Heading_20_2" text:outline-level="2">1.8 Exercises</text:h>
      <text:list xml:id="list3201718228" text:style-name="L1">
        <text:list-item>
          <text:p text:style-name="P19">Look at the system call table in Figure 1.1. Which system calls would you need to implement the <text:span text:style-name="Source_20_Text">cat</text:span> command (print the contents of a file)? Write a <text:span text:style-name="Source_20_Text">cat</text:span> program using the log<text:span text:style-name="T1">OS</text:span> user library. </text:p>
        </text:list-item>
        <text:list-item>
          <text:p text:style-name="P19">The <text:span text:style-name="Source_20_Text">spawn()</text:span> system call blocks the parent until the child exits. What advantages and disadvantages does this have compared to Unix's non-blocking <text:span text:style-name="Source_20_Text">fork()</text:span>? </text:p>
        </text:list-item>
        <text:list-item>
          <text:p text:style-name="P19">log<text:span text:style-name="T1">OS</text:span> has no <text:span text:style-name="Source_20_Text">pipe</text:span> system call. How would you implement the shell command <text:span text:style-name="Source_20_Text">ls | grep hello</text:span> without pipes? What additional system calls would be needed? </text:p>
        </text:list-item>
        <text:list-item>
          <text:p text:style-name="P19">Environment variables in log<text:span text:style-name="T1">OS</text:span> are stored in the kernel. In many Unix systems, they are stored in the process's own memory (on the stack, above <text:span text:style-name="Source_20_Text">argv</text:span>). What are the trade-offs of each approach? </text:p>
        </text:list-item>
        <text:list-item>
          <text:p text:style-name="P18">Write a user program that creates a file <text:span text:style-name="Source_20_Text">/tmp/test</text:span>, writes some data to it, closes it, reopens it, reads the data back, and verifies it matches. What system calls does this require that log<text:span text:style-name="T1">OS</text:span> does not currently provide? </text:p>
        </text:list-item>
      </text:list>
      <text:p text:style-name="Heading_20_1">Chapter 2: Operating system organization</text:p>
      <text:p text:style-name="Text_20_body">A key requirement for an operating system is to support several activities at once. For example, one might use <text:span text:style-name="Source_20_Text">spawn</text:span> from Chapter 1 to start both a compiler and a text editor as processes. The operating system must arrange for <text:span text:style-name="T3">isolation</text:span> between the processes: if one process has a bug, it should not affect others. Complete isolation, however, is too strong, since it should be possible for processes to interact. Thus an operating system must balance multiplexing, isolation, and interaction. </text:p>
      <text:p text:style-name="Text_20_body">This chapter provides an overview of how log<text:span text:style-name="T1">OS</text:span> is organized to achieve these goals. It describes the hardware platform, the kernel's structure, the memory layout, and the boot sequence that brings the system to life. </text:p>
      <text:h text:style-name="Heading_20_2" text:outline-level="2">2.1 The hardware platform</text:h>
      <text:p text:style-name="Text_20_body">log<text:span text:style-name="T1">OS</text:span> runs on a RISC-V processor simulated in Logisim Evolution, an educational digital logic simulator. The simulated system consists of: </text:p>
      <text:list xml:id="list3473204618" text:style-name="L2">
        <text:list-item>
          <text:p text:style-name="P21">A 32-bit RISC-V CPU supporting the RV32IM instruction set (integer arithmetic plus multiply/divide) with the Zicsr extension for control and status registers (CSRs). </text:p>
        </text:list-item>
        <text:list-item>
          <text:p text:style-name="P21">ROM at address <text:span text:style-name="Source_20_Text">0x00000000</text:span>, containing the kernel code. </text:p>
        </text:list-item>
        <text:list-item>
          <text:p text:style-name="P21">RAM starting at address <text:span text:style-name="Source_20_Text">0x00100000</text:span>, used for the kernel's data and process memory slots. </text:p>
        </text:list-item>
        <text:list-item>
          <text:p text:style-name="P21">A block device at address <text:span text:style-name="Source_20_Text">0x00200000</text:span>, providing persistent storage via memory-mapped I/O registers. </text:p>
        </text:list-item>
        <text:list-item>
          <text:p text:style-name="P20">A console (TTY) at address <text:span text:style-name="Source_20_Text">0xFFFF0004</text:span>, providing keyboard input and text output. </text:p>
        </text:list-item>
      </text:list>
      <text:p text:style-name="Text_20_body">This is a single-core machine with no memory management unit (MMU). All memory addresses are physical addresses. There is no hardware memory protection: any instruction can access any address. Isolation between processes is maintained by convention (each process stays within <text:soft-page-break/>its assigned memory slot) rather than by hardware enforcement. </text:p>
      <text:h text:style-name="Heading_20_2" text:outline-level="2">2.2 Kernel organization</text:h>
      <text:p text:style-name="Text_20_body">log<text:span text:style-name="T1">OS</text:span> is a <text:span text:style-name="T3">monolithic kernel</text:span>: all operating system services run in a single program that handles system calls. This contrasts with a <text:span text:style-name="T3">microkernel</text:span> design, where services like the filesystem run as separate user-level processes. </text:p>
      <text:p text:style-name="Text_20_body">The kernel source is organized into layers, where each layer depends only on layers below it: </text:p>
      <table:table table:name="Table3" table:style-name="Table3">
        <table:table-column table:style-name="Table3.A"/>
        <table:table-column table:style-name="Table3.B"/>
        <table:table-column table:style-name="Table3.C"/>
        <table:table-row table:style-name="TableLine140253096336560">
          <table:table-cell table:style-name="Table3.A1" office:value-type="string">
            <text:p text:style-name="P17">Layer</text:p>
          </table:table-cell>
          <table:table-cell table:style-name="Table3.A1" office:value-type="string">
            <text:p text:style-name="P17">Source files</text:p>
          </table:table-cell>
          <table:table-cell table:style-name="Table3.A1" office:value-type="string">
            <text:p text:style-name="P17">Purpose</text:p>
          </table:table-cell>
        </table:table-row>
        <table:table-row table:style-name="TableLine140252764277776">
          <table:table-cell table:style-name="Table3.A1" office:value-type="string">
            <text:p text:style-name="P14">Block I/O</text:p>
          </table:table-cell>
          <table:table-cell table:style-name="Table3.A1" office:value-type="string">
            <text:p text:style-name="P14"><text:span text:style-name="Source_20_Text">block.c/h</text:span></text:p>
          </table:table-cell>
          <table:table-cell table:style-name="Table3.A1" office:value-type="string">
            <text:p text:style-name="P14">Read/write disk blocks, bitmap allocation</text:p>
          </table:table-cell>
        </table:table-row>
        <table:table-row table:style-name="TableLine140252764955296">
          <table:table-cell table:style-name="Table3.A1" office:value-type="string">
            <text:p text:style-name="P14">Inode</text:p>
          </table:table-cell>
          <table:table-cell table:style-name="Table3.A1" office:value-type="string">
            <text:p text:style-name="P14"><text:span text:style-name="Source_20_Text">inode.c/h</text:span></text:p>
          </table:table-cell>
          <table:table-cell table:style-name="Table3.A1" office:value-type="string">
            <text:p text:style-name="P14">Read/write inodes, allocate/free</text:p>
          </table:table-cell>
        </table:table-row>
        <table:table-row table:style-name="TableLine140252764912832">
          <table:table-cell table:style-name="Table3.A1" office:value-type="string">
            <text:p text:style-name="P14">Directory</text:p>
          </table:table-cell>
          <table:table-cell table:style-name="Table3.A1" office:value-type="string">
            <text:p text:style-name="P14"><text:span text:style-name="Source_20_Text">dir.c/h</text:span></text:p>
          </table:table-cell>
          <table:table-cell table:style-name="Table3.A1" office:value-type="string">
            <text:p text:style-name="P14">Directory entry lookup, add/remove</text:p>
          </table:table-cell>
        </table:table-row>
        <table:table-row table:style-name="TableLine140252764953856">
          <table:table-cell table:style-name="Table3.A1" office:value-type="string">
            <text:p text:style-name="P14">File</text:p>
          </table:table-cell>
          <table:table-cell table:style-name="Table3.A1" office:value-type="string">
            <text:p text:style-name="P14"><text:span text:style-name="Source_20_Text">file.c/h</text:span></text:p>
          </table:table-cell>
          <table:table-cell table:style-name="Table3.A1" office:value-type="string">
            <text:p text:style-name="P14">File create/delete, read/write data</text:p>
          </table:table-cell>
        </table:table-row>
        <table:table-row table:style-name="TableLine140252764954576">
          <table:table-cell table:style-name="Table3.A1" office:value-type="string">
            <text:p text:style-name="P14">Filesystem</text:p>
          </table:table-cell>
          <table:table-cell table:style-name="Table3.A1" office:value-type="string">
            <text:p text:style-name="P14"><text:span text:style-name="Source_20_Text">fs.c/h</text:span></text:p>
          </table:table-cell>
          <table:table-cell table:style-name="Table3.A1" office:value-type="string">
            <text:p text:style-name="P14">Format, mount, open paths</text:p>
          </table:table-cell>
        </table:table-row>
        <table:table-row table:style-name="TableLine140252764919120">
          <table:table-cell table:style-name="Table3.A1" office:value-type="string">
            <text:p text:style-name="P14">Device</text:p>
          </table:table-cell>
          <table:table-cell table:style-name="Table3.A1" office:value-type="string">
            <text:p text:style-name="P14"><text:span text:style-name="Source_20_Text">device.c/h</text:span>, <text:span text:style-name="Source_20_Text">console_dev.c/h</text:span></text:p>
          </table:table-cell>
          <table:table-cell table:style-name="Table3.A1" office:value-type="string">
            <text:p text:style-name="P14">Character device driver framework</text:p>
          </table:table-cell>
        </table:table-row>
        <table:table-row table:style-name="TableLine140252765045728">
          <table:table-cell table:style-name="Table3.A1" office:value-type="string">
            <text:p text:style-name="P14">Trap handling</text:p>
          </table:table-cell>
          <table:table-cell table:style-name="Table3.A1" office:value-type="string">
            <text:p text:style-name="P14"><text:span text:style-name="Source_20_Text">trap.S</text:span>, <text:span text:style-name="Source_20_Text">trap.h</text:span></text:p>
          </table:table-cell>
          <table:table-cell table:style-name="Table3.A1" office:value-type="string">
            <text:p text:style-name="P14">Context save/restore, trap dispatch</text:p>
          </table:table-cell>
        </table:table-row>
        <table:table-row table:style-name="TableLine140252765046448">
          <table:table-cell table:style-name="Table3.A1" office:value-type="string">
            <text:p text:style-name="P14">Process</text:p>
          </table:table-cell>
          <table:table-cell table:style-name="Table3.A1" office:value-type="string">
            <text:p text:style-name="P14"><text:span text:style-name="Source_20_Text">process.c/h</text:span></text:p>
          </table:table-cell>
          <table:table-cell table:style-name="Table3.A1" office:value-type="string">
            <text:p text:style-name="P14">Process table, slot allocation</text:p>
          </table:table-cell>
        </table:table-row>
        <table:table-row table:style-name="TableLine140252765047168">
          <table:table-cell table:style-name="Table3.A1" office:value-type="string">
            <text:p text:style-name="P14">System calls</text:p>
          </table:table-cell>
          <table:table-cell table:style-name="Table3.A1" office:value-type="string">
            <text:p text:style-name="P14"><text:span text:style-name="Source_20_Text">syscall.c/h</text:span></text:p>
          </table:table-cell>
          <table:table-cell table:style-name="Table3.A1" office:value-type="string">
            <text:p text:style-name="P14">System call dispatch and implementation</text:p>
          </table:table-cell>
        </table:table-row>
        <table:table-row table:style-name="TableLine140252765047888">
          <table:table-cell table:style-name="Table3.A1" office:value-type="string">
            <text:p text:style-name="P14">ELF loader</text:p>
          </table:table-cell>
          <table:table-cell table:style-name="Table3.A1" office:value-type="string">
            <text:p text:style-name="P14"><text:span text:style-name="Source_20_Text">loader.c/h</text:span></text:p>
          </table:table-cell>
          <table:table-cell table:style-name="Table3.A1" office:value-type="string">
            <text:p text:style-name="P14">Load executables from filesystem</text:p>
          </table:table-cell>
        </table:table-row>
        <table:table-row table:style-name="TableLine140252765052720">
          <table:table-cell table:style-name="Table3.A1" office:value-type="string">
            <text:p text:style-name="P14">Kernel main</text:p>
          </table:table-cell>
          <table:table-cell table:style-name="Table3.A1" office:value-type="string">
            <text:p text:style-name="P14"><text:span text:style-name="Source_20_Text">main.c</text:span>, <text:span text:style-name="Source_20_Text">crt0.S</text:span></text:p>
          </table:table-cell>
          <table:table-cell table:style-name="Table3.A1" office:value-type="string">
            <text:p text:style-name="P14">Initialization and shell loop</text:p>
          </table:table-cell>
        </table:table-row>
      </table:table>
      <text:p text:style-name="P4">Figure 2.1: logOS kernel source organization.</text:p>
      <text:h text:style-name="Heading_20_2" text:outline-level="2"/>
      <text:h text:style-name="P6" text:outline-level="2">2.3 Memory layout</text:h>
      <text:p text:style-name="Text_20_body">log<text:span text:style-name="T1">OS</text:span> divides the physical address space into fixed regions: </text:p>
      <text:p text:style-name="P11"><text:s text:c="2"/><text:span text:style-name="T5">0x00000000 <text:s/>+------------------+</text:span></text:p>
      <text:p text:style-name="P11"><text:s text:c="15"/><text:span text:style-name="T5">| <text:s text:c="3"/>ROM <text:s text:c="10"/>| <text:s/>Kernel code (read-only)</text:span></text:p>
      <text:p text:style-name="P11"><text:s text:c="2"/><text:span text:style-name="T5">0x00100000 <text:s/>+------------------+</text:span></text:p>
      <text:p text:style-name="P11"><text:s text:c="15"/><text:span text:style-name="T5">| <text:s text:c="3"/>Kernel BSS <text:s text:c="3"/>| <text:s/>Kernel global variables (~64KB)</text:span></text:p>
      <text:p text:style-name="P11"><text:s text:c="2"/><text:span text:style-name="T5">0x00110000 <text:s/>+------------------+</text:span></text:p>
      <text:p text:style-name="P11"><text:s text:c="15"/><text:span text:style-name="T5">| Process Slot 0 <text:s text:c="2"/>| <text:s/>64KB (shell)</text:span></text:p>
      <text:p text:style-name="P11"><text:s text:c="2"/><text:span text:style-name="T5">0x00120000 <text:s/>+------------------+</text:span></text:p>
      <text:p text:style-name="P11"><text:s text:c="15"/><text:span text:style-name="T5">| Process Slot 1 <text:s text:c="2"/>| <text:s/>64KB</text:span></text:p>
      <text:p text:style-name="P11"><text:s text:c="2"/><text:span text:style-name="T5">0x00130000 <text:s/>+------------------+</text:span></text:p>
      <text:p text:style-name="P11"><text:s text:c="15"/><text:span text:style-name="T5">| Process Slot 2 <text:s text:c="2"/>| <text:s/>64KB</text:span></text:p>
      <text:p text:style-name="P11"><text:s text:c="15"/><text:span text:style-name="T5">| <text:s text:c="6"/>... <text:s text:c="7"/>|</text:span></text:p>
      <text:p text:style-name="P11"><text:s text:c="2"/><text:span text:style-name="T5">0x00180000 <text:s/>+------------------+</text:span></text:p>
      <text:p text:style-name="P11"><text:s text:c="15"/><text:span text:style-name="T5">| Process Slot 7 <text:s text:c="2"/>| <text:s/>64KB</text:span></text:p>
      <text:p text:style-name="P11"><text:s text:c="2"/><text:span text:style-name="T5">0x00190000 <text:s/>+------------------+</text:span></text:p>
      <text:p text:style-name="P11"><text:s text:c="15"/><text:span text:style-name="T5">| <text:s text:c="17"/>|</text:span></text:p>
      <text:p text:style-name="P11"><text:s text:c="2"/><text:span text:style-name="T5">0x00200000 <text:s/>+------------------+</text:span></text:p>
      <text:p text:style-name="P11"><text:s text:c="15"/><text:span text:style-name="T5">| Block Device <text:s text:c="4"/>| <text:s/>Memory-mapped I/O</text:span></text:p>
      <text:p text:style-name="P11"><text:s text:c="15"/><text:span text:style-name="T5">+------------------+</text:span></text:p>
      <text:p text:style-name="P11"><text:s text:c="15"/><text:span text:style-name="T5">| <text:s text:c="17"/>|</text:span></text:p>
      <text:p text:style-name="P11"><text:s text:c="2"/><text:span text:style-name="T5">0xFFFF0004 <text:s/>+------------------+</text:span></text:p>
      <text:p text:style-name="P11"><text:s text:c="15"/><text:span text:style-name="T5">| Console MMIO <text:s text:c="4"/>| <text:s/>TTY input/output</text:span></text:p>
      <text:p text:style-name="P11"><text:s text:c="15"/><text:span text:style-name="T6">+------------------+</text:span></text:p>
      <text:p text:style-name="P61">Figure 2.2: logOS physical memory layout.</text:p>
      <text:p text:style-name="Text_20_body">Each process slot is 64KB. The slot contains the program's code (starting at the slot base), its data and BSS sections, and its stack (growing downward from near the top of the slot). The kernel reserves 256 bytes at the very top of each slot as a guard, so the stack pointer starts at <text:span text:style-name="Source_20_Text">slot_base + 0xFF00</text:span>. </text:p>
      <text:p text:style-name="Text_20_body">The process table data structure <text:span text:style-name="T4">(kernel/process.h)</text:span> records the base address and stack top for each slot: </text:p>
      <text:p text:style-name="P10">#define PROC_SLOT_SIZE <text:s/>0x10000 <text:s text:c="4"/>/* 64KB per process */</text:p>
      <text:p text:style-name="P10">#define PROC_MEM_START <text:s/>0x00110000 <text:s/>/* First slot base address */</text:p>
      <text:p text:style-name="P10"/>
      <text:p text:style-name="P10">#define PROC_SLOT_BASE(n) <text:s text:c="2"/>(PROC_MEM_START + (n) * PROC_SLOT_SIZE)</text:p>
      <text:p text:style-name="P10">#define PROC_SLOT_STACK(n) <text:s/>(PROC_SLOT_BASE(n) + PROC_SLOT_SIZE - 0x100)</text:p>
      <text:p text:style-name="Text_20_body">There are 8 process slots (numbered 0 through 7). Slot 0 is always used for the shell. When the shell spawns a command, the command is loaded into slot 1. If that command spawns another program, it goes into slot 2, and so on. </text:p>
      <text:h text:style-name="Heading_20_2" text:outline-level="2"><text:soft-page-break/>2.4 The boot sequence</text:h>
      <text:p text:style-name="Text_20_body">When the RISC-V processor starts, it begins executing instructions at address 0. The kernel's startup code <text:span text:style-name="T4">(kernel/crt0.S)</text:span> runs first: </text:p>
      <text:p text:style-name="P9">_start:</text:p>
      <text:p text:style-name="P9"><text:s text:c="4"/>la sp, __stack_init <text:s text:c="4"/># Initialize stack pointer</text:p>
      <text:p text:style-name="P9"><text:s text:c="4"/>la t0, __bss_start <text:s text:c="5"/># Zero the BSS section</text:p>
      <text:p text:style-name="P9"><text:s text:c="4"/>la t1, __bss_end</text:p>
      <text:p text:style-name="P9">1: <text:s/>bge t0, t1, 2f</text:p>
      <text:p text:style-name="P9"><text:s text:c="4"/>sw zero, 0(t0)</text:p>
      <text:p text:style-name="P9"><text:s text:c="4"/>addi t0, t0, 4</text:p>
      <text:p text:style-name="P9"><text:s text:c="4"/>j 1b</text:p>
      <text:p text:style-name="P9">2:</text:p>
      <text:p text:style-name="P9"><text:s text:c="4"/>jal main <text:s text:c="15"/># Call C main() function</text:p>
      <text:p text:style-name="P9">exit:</text:p>
      <text:p text:style-name="P9"><text:s text:c="4"/>j exit <text:s text:c="17"/># Loop forever after main() returns</text:p>
      <text:p text:style-name="Text_20_body">This code does three things: it sets the stack pointer to the top of kernel RAM, it zeroes the BSS section (uninitialized global variables), and it calls the C function <text:span text:style-name="Source_20_Text">main()</text:span>. The BSS zeroing is essential because the RAM contents are undefined at startup; C requires that global variables initialized to zero actually be zero. </text:p>
      <text:p text:style-name="Text_20_body">The kernel's <text:span text:style-name="Source_20_Text">main()</text:span> function <text:span text:style-name="T4">(kernel/main.c)</text:span> initializes all subsystems and enters the shell loop: </text:p>
      <text:p text:style-name="P9">int main(void)</text:p>
      <text:p text:style-name="P9">{</text:p>
      <text:p text:style-name="P9"><text:s text:c="4"/>printf("Welcome to logOS Belfield 1.0!\n\n");</text:p>
      <text:p text:style-name="P9"/>
      <text:p text:style-name="P9"><text:s text:c="4"/>/* Initialize subsystems */</text:p>
      <text:p text:style-name="P9"><text:s text:c="4"/>console_dev_init(); <text:s text:c="2"/>/* Register console device driver */</text:p>
      <text:p text:style-name="P9"><text:s text:c="4"/>proc_init(); <text:s text:c="9"/>/* Initialize process table */</text:p>
      <text:p text:style-name="P9"/>
      <text:p text:style-name="P9"><text:s text:c="4"/>/* Mount the filesystem */</text:p>
      <text:p text:style-name="P9"><text:s text:c="4"/>result = fs_mount();</text:p>
      <text:p text:style-name="P9"/>
      <text:p text:style-name="P9"><text:s text:c="4"/>/* Run shell in a loop - restarts after each shell exit */</text:p>
      <text:p text:style-name="P9"><text:s text:c="4"/>for (;;) {</text:p>
      <text:p text:style-name="P9"><text:s text:c="8"/>int slot = proc_alloc(); <text:s text:c="7"/>/* Get a free process slot */</text:p>
      <text:p text:style-name="P9"><text:s text:c="8"/>proc_env_init(slot); <text:s text:c="11"/>/* Set PATH, CWD defaults */</text:p>
      <text:p text:style-name="P9"><text:s text:c="8"/>elf_load_at("/bin/sh", ...); <text:s text:c="3"/>/* Load shell executable */</text:p>
      <text:p text:style-name="P9"><text:s text:c="8"/>setup_trap_frame(slot); <text:s text:c="8"/>/* Configure trap handling */</text:p>
      <text:p text:style-name="P9"><text:s text:c="8"/>proc_fd_init(slot); <text:s text:c="12"/>/* Open stdin/stdout/stderr */</text:p>
      <text:p text:style-name="P9"><text:s text:c="8"/>run_user_program(&amp;p-&gt;tf); <text:s text:c="5"/>/* Start the shell */</text:p>
      <text:p text:style-name="P9"><text:soft-page-break/></text:p>
      <text:p text:style-name="P9"><text:s text:c="8"/>/* Shell exited — free slot and restart */</text:p>
      <text:p text:style-name="P9"><text:s text:c="8"/>proc_free(slot);</text:p>
      <text:p text:style-name="P9"><text:s text:c="4"/>}</text:p>
      <text:p text:style-name="P9">}</text:p>
      <text:p text:style-name="Text_20_body">The initialization order matters. The console device driver must be registered before any output can be produced. The process table must be initialized before any process can be allocated. The filesystem must be mounted before any file can be opened. Only after all this is done can the shell be loaded and started. </text:p>
      <text:p text:style-name="Text_20_body">Notice that the shell loop is infinite: when the shell exits, the kernel frees its process slot and loads a fresh copy. This is how production Unix systems work as well; the <text:span text:style-name="Source_20_Text">init</text:span> process typically respawns <text:span text:style-name="Source_20_Text">getty</text:span> and login shells when they exit. </text:p>
      <text:h text:style-name="Heading_20_2" text:outline-level="2">2.5 Real world</text:h>
      <text:p text:style-name="Text_20_body">log<text:span text:style-name="T1">OS</text:span>'s organization is intentionally simple compared to production kernels. Linux, for example, has millions of lines of code organized into dozens of subsystems. However, the basic structure is the same: a startup sequence that initializes hardware and mounts filesystems, a trap handler that dispatches system calls, and a process table that tracks running programs. </text:p>
      <text:p text:style-name="Text_20_body">The most significant difference is the lack of hardware memory protection. Production systems use an MMU to give each process its own virtual address space, making it impossible for one process to read or write another's memory. log<text:span text:style-name="T1">OS</text:span> relies on software conventions instead. This was actually how early Unix systems worked on the PDP-7, before hardware memory protection became common. Understanding log<text:span text:style-name="T1">OS</text:span>'s fixed-partition approach provides useful context for appreciating why virtual memory was invented and what problems it solves. </text:p>
      <text:h text:style-name="Heading_20_2" text:outline-level="2"><text:soft-page-break/>2.6 Exercises</text:h>
      <text:list xml:id="list1818548770" text:style-name="L3">
        <text:list-item>
          <text:p text:style-name="P23">The kernel's <text:span text:style-name="Source_20_Text">crt0.S</text:span> zeroes the BSS section at startup. What would happen if this step were omitted? Which parts of the kernel might malfunction? </text:p>
        </text:list-item>
        <text:list-item>
          <text:p text:style-name="P23">log<text:span text:style-name="T1">OS</text:span> has 8 process slots. What is the maximum depth of nested <text:span text:style-name="Source_20_Text">spawn()</text:span> calls possible? What happens if a program tries to exceed this? </text:p>
        </text:list-item>
        <text:list-item>
          <text:p text:style-name="P23">The kernel restarts the shell in an infinite loop. What would happen if <text:span text:style-name="Source_20_Text">elf_load_at</text:span> for <text:span text:style-name="Source_20_Text">/bin/sh</text:span> failed (e.g., the filesystem was corrupted)? How does the kernel handle this? </text:p>
        </text:list-item>
        <text:list-item>
          <text:p text:style-name="P23">Draw a timeline showing the sequence of function calls from power-on to the shell printing its first prompt. Include both assembly and C functions. </text:p>
        </text:list-item>
        <text:list-item>
          <text:p text:style-name="P22">log<text:span text:style-name="T1">OS</text:span> places the kernel in ROM and process slots in RAM. Why is it important that the kernel code is in ROM? What would change if it were in RAM? </text:p>
        </text:list-item>
      </text:list>
      <text:p text:style-name="Heading_20_1">Chapter 3: Traps and system calls</text:p>
      <text:p text:style-name="Text_20_body">There are three kinds of event that cause the CPU to set aside ordinary execution of instructions and force a transfer of control to special kernel code. One is a <text:span text:style-name="T3">system call</text:span>, when a user program executes the <text:span text:style-name="Source_20_Text">ecall</text:span> instruction to ask the kernel to do something. Another is an <text:span text:style-name="T3">exception</text:span>: an instruction does something illegal, such as accessing an invalid address. The third is a device <text:span text:style-name="T3">interrupt</text:span>, when a device signals that it needs attention. </text:p>
      <text:p text:style-name="Text_20_body">This book uses <text:span text:style-name="T3">trap</text:span> as a generic term for all three situations. Typically whatever code was executing at the time of the trap will later need to resume, and shouldn't need to be aware that anything special happened. A trap forces a transfer of control into the kernel; the kernel saves registers and other state so that execution can be resumed; the kernel executes appropriate handler code; the kernel restores the saved state and returns from the trap; and the original code resumes where it left off. </text:p>
      <text:h text:style-name="Heading_20_2" text:outline-level="2">3.1 RISC-V trap machinery</text:h>
      <text:p text:style-name="Text_20_body">The RISC-V CPU has a set of hardware control and status registers (CSRs) that govern trap handling. log<text:span text:style-name="T1">OS</text:span> runs in machine mode (M-mode), which is the highest privilege level and the only one that the Logisim CPU implements. The most important CSRs are: </text:p>
      <text:list xml:id="list704051826" text:style-name="L4">
        <text:list-item>
          <text:p text:style-name="P25"><text:span text:style-name="Source_20_Text">mtvec</text:span>: The kernel writes the address of its trap handler here. When a trap occurs, the CPU jumps to the address in <text:span text:style-name="Source_20_Text">mtvec</text:span>. </text:p>
        </text:list-item>
        <text:list-item>
          <text:p text:style-name="P25"><text:span text:style-name="Source_20_Text">mepc</text:span>: When a trap occurs, the CPU saves the program counter here (since the <text:span text:style-name="Source_20_Text">pc</text:span> is overwritten with the value from <text:span text:style-name="Source_20_Text">mtvec</text:span>). The <text:span text:style-name="Source_20_Text">mret</text:span> instruction copies <text:span text:style-name="Source_20_Text">mepc</text:span> back to the <text:span text:style-name="Source_20_Text">pc</text:span>, resuming execution. </text:p>
        </text:list-item>
        <text:list-item>
          <text:p text:style-name="P25"><text:span text:style-name="Source_20_Text">mcause</text:span>: The CPU writes a number here that identifies the cause of the trap. For system calls (ecall), the cause is 11. </text:p>
        </text:list-item>
        <text:list-item>
          <text:p text:style-name="P24"><text:span text:style-name="Source_20_Text">mscratch</text:span>: A scratch register available for the trap handler's use. log<text:span text:style-name="T1">OS</text:span> stores the address of the current process's trap frame here. </text:p>
        </text:list-item>
      </text:list>
      <text:p text:style-name="Text_20_body"><text:soft-page-break/>When a user program executes <text:span text:style-name="Source_20_Text">ecall</text:span>, the following happens in hardware: </text:p>
      <text:list xml:id="list1636661215" text:style-name="L5">
        <text:list-item>
          <text:p text:style-name="P27">The current <text:span text:style-name="Source_20_Text">pc</text:span> is saved in <text:span text:style-name="Source_20_Text">mepc</text:span>. </text:p>
        </text:list-item>
        <text:list-item>
          <text:p text:style-name="P27">The cause code (11 for ecall) is written to <text:span text:style-name="Source_20_Text">mcause</text:span>. </text:p>
        </text:list-item>
        <text:list-item>
          <text:p text:style-name="P27">The <text:span text:style-name="Source_20_Text">pc</text:span> is set to the address in <text:span text:style-name="Source_20_Text">mtvec</text:span>. </text:p>
        </text:list-item>
        <text:list-item>
          <text:p text:style-name="P26">Execution continues at the trap handler. </text:p>
        </text:list-item>
      </text:list>
      <text:p text:style-name="Text_20_body">Note that the hardware does <text:span text:style-name="T1">not</text:span> save general-purpose registers, switch stacks, or do anything else. All of that is the trap handler's responsibility. </text:p>
      <text:h text:style-name="Heading_20_2" text:outline-level="2">3.2 Code: The trap handler</text:h>
      <text:p text:style-name="Text_20_body">The assembly language trap handler <text:span text:style-name="T4">(kernel/trap.S)</text:span> is the first code that runs when a trap occurs. Its job is to save the complete CPU context (all 32 general-purpose registers plus the exception program counter) into a data structure called the <text:span text:style-name="T3">trap frame</text:span>, switch to the kernel stack, and call the C language trap handler. </text:p>
      <text:p text:style-name="Text_20_body">The trap frame is a structure stored in the process table <text:span text:style-name="T4">(kernel/trap.h)</text:span>: </text:p>
      <text:p text:style-name="Preformatted_20_Text">struct trap_frame {</text:p>
      <text:p text:style-name="Preformatted_20_Text"><text:s text:c="4"/>uint32_t reserved1; <text:s text:c="7"/>/* <text:s text:c="2"/>0 */</text:p>
      <text:p text:style-name="Preformatted_20_Text"><text:s text:c="4"/>uint32_t c_trap_sp; <text:s text:c="7"/>/* <text:s text:c="2"/>4 <text:s/>Kernel stack pointer */</text:p>
      <text:p text:style-name="Preformatted_20_Text"><text:s text:c="4"/>uint32_t c_trap; <text:s text:c="10"/>/* <text:s text:c="2"/>8 <text:s/>C trap handler address */</text:p>
      <text:p text:style-name="Preformatted_20_Text"><text:s text:c="4"/>uint32_t mepc; <text:s text:c="12"/>/* <text:s/>12 <text:s/>Exception program counter */</text:p>
      <text:p text:style-name="Preformatted_20_Text"><text:s text:c="4"/>uint32_t reserved3; <text:s text:c="7"/>/* <text:s/>16 */</text:p>
      <text:p text:style-name="Preformatted_20_Text"><text:s text:c="4"/>uint32_t ra; <text:s text:c="14"/>/* <text:s/>20 <text:s/>Return address */</text:p>
      <text:p text:style-name="Preformatted_20_Text"><text:s text:c="4"/>uint32_t sp; <text:s text:c="14"/>/* <text:s/>24 <text:s/>Stack pointer */</text:p>
      <text:p text:style-name="Preformatted_20_Text"><text:s text:c="4"/>/* ... gp, tp, t0-t2, s0-s1 ... */</text:p>
      <text:p text:style-name="Preformatted_20_Text"><text:s text:c="4"/>uint32_t a0; <text:s text:c="14"/>/* <text:s/>56 <text:s/>Argument/return registers */</text:p>
      <text:p text:style-name="Preformatted_20_Text"><text:s text:c="4"/>uint32_t a1, a2, a3, a4, a5, a6;</text:p>
      <text:p text:style-name="Preformatted_20_Text"><text:s text:c="4"/>uint32_t a7; <text:s text:c="14"/>/* <text:s/>84 <text:s/>System call number */</text:p>
      <text:p text:style-name="Preformatted_20_Text"><text:s text:c="4"/>/* ... s2-s11, t3-t6 ... */</text:p>
      <text:p text:style-name="Preformatted_20_Text"><text:soft-page-break/>};</text:p>
      <text:p text:style-name="Text_20_body">The trap handler faces a chicken-and-egg problem: it needs a register to use as a pointer to the trap frame, but all registers belong to the user program and must be saved. The solution uses the <text:span text:style-name="Source_20_Text">mscratch</text:span> CSR. Before entering user mode, the kernel stores the trap frame address in <text:span text:style-name="Source_20_Text">mscratch</text:span>. The trap handler begins with an atomic swap: </text:p>
      <text:p text:style-name="Preformatted_20_Text">trap_handler:</text:p>
      <text:p text:style-name="Preformatted_20_Text"><text:s text:c="4"/>csrrw a0, mscratch, a0 <text:s text:c="3"/># Swap a0 and mscratch atomically</text:p>
      <text:p text:style-name="Text_20_body">After this instruction, <text:span text:style-name="Source_20_Text">a0</text:span> holds the trap frame pointer, and <text:span text:style-name="Source_20_Text">mscratch</text:span> holds the user program's original <text:span text:style-name="Source_20_Text">a0</text:span> value. Now the handler can save all other registers into the trap frame: </text:p>
      <text:p text:style-name="Preformatted_20_Text"><text:s text:c="4"/>sw ra, <text:s/>20(a0) <text:s text:c="11"/># Save return address</text:p>
      <text:p text:style-name="Preformatted_20_Text"><text:s text:c="4"/>sw sp, <text:s/>24(a0) <text:s text:c="11"/># Save stack pointer</text:p>
      <text:p text:style-name="Preformatted_20_Text"><text:s text:c="4"/>sw gp, <text:s/>28(a0) <text:s text:c="11"/># Save global pointer</text:p>
      <text:p text:style-name="Preformatted_20_Text"><text:s text:c="4"/>/* ... save all other registers ... */</text:p>
      <text:p text:style-name="Preformatted_20_Text"><text:s text:c="4"/>sw a7, <text:s/>84(a0) <text:s text:c="11"/># Save syscall number</text:p>
      <text:p text:style-name="Preformatted_20_Text"/>
      <text:p text:style-name="Preformatted_20_Text"><text:s text:c="4"/>csrr t0, mepc <text:s text:c="12"/># Save exception program counter</text:p>
      <text:p text:style-name="Preformatted_20_Text"><text:s text:c="4"/>sw t0, 12(a0)</text:p>
      <text:p text:style-name="Preformatted_20_Text"/>
      <text:p text:style-name="Preformatted_20_Text"><text:s text:c="4"/>csrr t0, mscratch <text:s text:c="8"/># Recover original a0 from mscratch</text:p>
      <text:p text:style-name="Preformatted_20_Text"><text:s text:c="4"/>sw t0, 56(a0) <text:s text:c="12"/># Save it in trap frame</text:p>
      <text:p text:style-name="Text_20_body">With all user registers saved, the handler switches to the kernel stack (stored in the trap frame at offset 4) and calls the C trap handler: </text:p>
      <text:p text:style-name="Preformatted_20_Text"><text:s text:c="4"/>lw sp, 4(a0) <text:s text:c="13"/># Switch to kernel stack</text:p>
      <text:p text:style-name="Preformatted_20_Text"><text:s text:c="4"/>lw t0, 8(a0) <text:s text:c="13"/># Load C handler address</text:p>
      <text:p text:style-name="Preformatted_20_Text"><text:s text:c="4"/>jalr ra, t0, 0 <text:s text:c="11"/># Call c_trap_handler(tf)</text:p>
      <text:h text:style-name="Heading_20_2" text:outline-level="2"><text:soft-page-break/>3.3 Code: The C trap handler and syscall dispatch</text:h>
      <text:p text:style-name="Text_20_body">The C trap handler <text:span text:style-name="T4">(kernel/main.c)</text:span> reads the trap cause and dispatches accordingly: </text:p>
      <text:p text:style-name="Preformatted_20_Text">void c_trap_handler(trap_frame_t *tf) {</text:p>
      <text:p text:style-name="Preformatted_20_Text"><text:s text:c="4"/>uint32_t cause = get_mcause();</text:p>
      <text:p text:style-name="Preformatted_20_Text"/>
      <text:p text:style-name="Preformatted_20_Text"><text:s text:c="4"/>if (cause == 11) {</text:p>
      <text:p text:style-name="Preformatted_20_Text"><text:s text:c="8"/>/* System call (ecall) */</text:p>
      <text:p text:style-name="Preformatted_20_Text"><text:s text:c="8"/>if (syscall_dispatch(tf)) {</text:p>
      <text:p text:style-name="Preformatted_20_Text"><text:s text:c="12"/>program_should_exit = 1;</text:p>
      <text:p text:style-name="Preformatted_20_Text"><text:s text:c="12"/>return;</text:p>
      <text:p text:style-name="Preformatted_20_Text"><text:s text:c="8"/>}</text:p>
      <text:p text:style-name="Preformatted_20_Text"><text:s text:c="8"/>trap_ret(tf);</text:p>
      <text:p text:style-name="Preformatted_20_Text"><text:s text:c="4"/>} else if (cause &amp; MCAUSE_INTERRUPT) {</text:p>
      <text:p text:style-name="Preformatted_20_Text"><text:s text:c="8"/>printf("Unexpected interrupt\n");</text:p>
      <text:p text:style-name="Preformatted_20_Text"><text:s text:c="8"/>trap_ret(tf);</text:p>
      <text:p text:style-name="Preformatted_20_Text"><text:s text:c="4"/>} else {</text:p>
      <text:p text:style-name="Preformatted_20_Text"><text:s text:c="8"/>printf("Exception! mcause=%d, mepc=0x%x\n", cause, tf-&gt;mepc);</text:p>
      <text:p text:style-name="Preformatted_20_Text"><text:s text:c="8"/>while (1) {} <text:s/>/* Halt on exception */</text:p>
      <text:p text:style-name="Preformatted_20_Text"><text:s text:c="4"/>}</text:p>
      <text:p text:style-name="Preformatted_20_Text">}</text:p>
      <text:p text:style-name="Text_20_body">For system calls (cause 11), the handler calls <text:span text:style-name="Source_20_Text">syscall_dispatch</text:span> <text:span text:style-name="T4">(kernel/syscall.c)</text:span>, which reads the system call number from <text:span text:style-name="Source_20_Text">tf-&gt;a7</text:span> and dispatches to the appropriate handler: </text:p>
      <text:p text:style-name="Preformatted_20_Text">int syscall_dispatch(trap_frame_t *tf) {</text:p>
      <text:p text:style-name="Preformatted_20_Text"><text:s text:c="4"/>uint32_t syscall_num = tf-&gt;a7;</text:p>
      <text:p text:style-name="Preformatted_20_Text"><text:soft-page-break/><text:s text:c="4"/>int32_t result = 0;</text:p>
      <text:p text:style-name="Preformatted_20_Text"/>
      <text:p text:style-name="Preformatted_20_Text"><text:s text:c="4"/>switch (syscall_num) {</text:p>
      <text:p text:style-name="Preformatted_20_Text"><text:s text:c="8"/>case SYS_exit: <text:s/>return sys_exit(tf);</text:p>
      <text:p text:style-name="Preformatted_20_Text"><text:s text:c="8"/>case SYS_read: <text:s/>result = sys_read(tf); break;</text:p>
      <text:p text:style-name="Preformatted_20_Text"><text:s text:c="8"/>case SYS_write: result = sys_write(tf); break;</text:p>
      <text:p text:style-name="Preformatted_20_Text"><text:s text:c="8"/>case SYS_open: <text:s/>result = sys_open(tf); break;</text:p>
      <text:p text:style-name="Preformatted_20_Text"><text:s text:c="8"/>/* ... other system calls ... */</text:p>
      <text:p text:style-name="Preformatted_20_Text"><text:s text:c="4"/>}</text:p>
      <text:p text:style-name="Preformatted_20_Text"/>
      <text:p text:style-name="Preformatted_20_Text"><text:s text:c="4"/>tf-&gt;a0 = (uint32_t)result; <text:s text:c="2"/>/* Store return value */</text:p>
      <text:p text:style-name="Preformatted_20_Text"><text:s text:c="4"/>tf-&gt;mepc += 4; <text:s text:c="14"/>/* Advance past ecall */</text:p>
      <text:p text:style-name="Preformatted_20_Text"><text:s text:c="4"/>return 0;</text:p>
      <text:p text:style-name="Preformatted_20_Text">}</text:p>
      <text:p text:style-name="Text_20_body">Two crucial things happen after every system call. First, the return value is placed in <text:span text:style-name="Source_20_Text">tf-&gt;a0</text:span>, which becomes register <text:span text:style-name="Source_20_Text">a0</text:span> when the user program resumes — exactly where the C calling convention expects a function's return value. Second, <text:span text:style-name="Source_20_Text">mepc</text:span> is advanced by 4 bytes (one instruction) to skip past the <text:span text:style-name="Source_20_Text">ecall</text:span> instruction. Without this, the program would execute <text:span text:style-name="Source_20_Text">ecall</text:span> again in an infinite loop. </text:p>
      <text:h text:style-name="Heading_20_2" text:outline-level="2">3.4 Code: Returning from a trap</text:h>
      <text:p text:style-name="Text_20_body">After the system call is handled, the kernel calls <text:span text:style-name="Source_20_Text">trap_ret</text:span> <text:span text:style-name="T4">(kernel/trap.S)</text:span> to restore the user program's context: </text:p>
      <text:p text:style-name="Preformatted_20_Text">trap_ret:</text:p>
      <text:p text:style-name="Preformatted_20_Text"><text:s text:c="4"/>lw t0, 12(a0) <text:s text:c="11"/># Restore mepc</text:p>
      <text:p text:style-name="Preformatted_20_Text"><text:s text:c="4"/>csrw mepc, t0</text:p>
      <text:p text:style-name="Preformatted_20_Text"><text:soft-page-break/></text:p>
      <text:p text:style-name="Preformatted_20_Text"><text:s text:c="4"/>lw t0, 56(a0) <text:s text:c="11"/># Put user's a0 in mscratch</text:p>
      <text:p text:style-name="Preformatted_20_Text"><text:s text:c="4"/>csrw mscratch, t0</text:p>
      <text:p text:style-name="Preformatted_20_Text"/>
      <text:p text:style-name="Preformatted_20_Text"><text:s text:c="4"/>lw ra, <text:s/>20(a0) <text:s text:c="10"/># Restore all registers</text:p>
      <text:p text:style-name="Preformatted_20_Text"><text:s text:c="4"/>lw sp, <text:s/>24(a0)</text:p>
      <text:p text:style-name="Preformatted_20_Text"><text:s text:c="4"/>/* ... restore all other registers ... */</text:p>
      <text:p text:style-name="Preformatted_20_Text"/>
      <text:p text:style-name="Preformatted_20_Text"><text:s text:c="4"/>csrrw a0, mscratch, a0 <text:s text:c="2"/># Atomic swap: restore a0, save tf ptr</text:p>
      <text:p text:style-name="Preformatted_20_Text"/>
      <text:p text:style-name="Preformatted_20_Text"><text:s text:c="4"/>mret <text:s text:c="20"/># Return from trap (jump to mepc)</text:p>
      <text:p text:style-name="Text_20_body">The <text:span text:style-name="Source_20_Text">mret</text:span> instruction copies <text:span text:style-name="Source_20_Text">mepc</text:span> to the program counter, resuming execution at the instruction after the <text:span text:style-name="Source_20_Text">ecall</text:span>. </text:p>
      <text:h text:style-name="Heading_20_2" text:outline-level="2">3.5 Code: User-space system call stubs</text:h>
      <text:p text:style-name="Text_20_body">On the user side, each system call has a small assembly stub <text:span text:style-name="T4">(user/syscall.S)</text:span> that places arguments in the correct registers and executes <text:span text:style-name="Source_20_Text">ecall</text:span>: </text:p>
      <text:p text:style-name="Preformatted_20_Text">/* ssize_t read(int fd, void *buf, size_t count) */</text:p>
      <text:p text:style-name="Preformatted_20_Text">read:</text:p>
      <text:p text:style-name="Preformatted_20_Text"><text:s text:c="4"/>li <text:s text:c="2"/>a7, 1 <text:s text:c="9"/># SYS_read = 1</text:p>
      <text:p text:style-name="Preformatted_20_Text"><text:s text:c="4"/>ecall <text:s text:c="14"/># Trap into kernel</text:p>
      <text:p text:style-name="Preformatted_20_Text"><text:s text:c="4"/>ret <text:s text:c="16"/># Return to caller (result in a0)</text:p>
      <text:p text:style-name="Text_20_body">The RISC-V calling convention places the first argument in <text:span text:style-name="Source_20_Text">a0</text:span>, the second in <text:span text:style-name="Source_20_Text">a1</text:span>, and so on. The system call stubs exploit this: the C caller already has the arguments in the right registers (a0-a5), so the stub only needs to load the system call number into <text:span text:style-name="Source_20_Text">a7</text:span> and execute <text:span text:style-name="Source_20_Text">ecall</text:span>. No argument copying is needed. This elegant alignment between the C calling convention and the system call ABI is by design. </text:p>
      <text:h text:style-name="Heading_20_2" text:outline-level="2"><text:soft-page-break/>3.6 The complete system call path</text:h>
      <text:p text:style-name="Text_20_body">To summarize, the complete path of a system call such as <text:span text:style-name="Source_20_Text">read(0, buf, 10)</text:span> is: </text:p>
      <text:list xml:id="list1311117333" text:style-name="L6">
        <text:list-item>
          <text:p text:style-name="P29">User program calls <text:span text:style-name="Source_20_Text">read(0, buf, 10)</text:span> — the C compiler places arguments in <text:span text:style-name="Source_20_Text">a0=0</text:span>, <text:span text:style-name="Source_20_Text">a1=buf</text:span>, <text:span text:style-name="Source_20_Text">a2=10</text:span>. </text:p>
        </text:list-item>
        <text:list-item>
          <text:p text:style-name="P29">The assembly stub loads <text:span text:style-name="Source_20_Text">a7=1</text:span> (SYS_read) and executes <text:span text:style-name="Source_20_Text">ecall</text:span>. </text:p>
        </text:list-item>
        <text:list-item>
          <text:p text:style-name="P29">Hardware saves <text:span text:style-name="Source_20_Text">pc</text:span> in <text:span text:style-name="Source_20_Text">mepc</text:span>, sets <text:span text:style-name="Source_20_Text">mcause=11</text:span>, jumps to <text:span text:style-name="Source_20_Text">mtvec</text:span>. </text:p>
        </text:list-item>
        <text:list-item>
          <text:p text:style-name="P29">The assembly trap handler saves all registers to the trap frame, switches to the kernel stack, and calls <text:span text:style-name="Source_20_Text">c_trap_handler</text:span>. </text:p>
        </text:list-item>
        <text:list-item>
          <text:p text:style-name="P29"><text:span text:style-name="Source_20_Text">c_trap_handler</text:span> sees <text:span text:style-name="Source_20_Text">mcause=11</text:span> and calls <text:span text:style-name="Source_20_Text">syscall_dispatch</text:span>. </text:p>
        </text:list-item>
        <text:list-item>
          <text:p text:style-name="P29"><text:span text:style-name="Source_20_Text">syscall_dispatch</text:span> reads <text:span text:style-name="Source_20_Text">a7=1</text:span>, calls <text:span text:style-name="Source_20_Text">sys_read</text:span>, which reads data from the console device into <text:span text:style-name="Source_20_Text">buf</text:span>. </text:p>
        </text:list-item>
        <text:list-item>
          <text:p text:style-name="P29">The result is stored in <text:span text:style-name="Source_20_Text">tf-&gt;a0</text:span>; <text:span text:style-name="Source_20_Text">mepc</text:span> is advanced by 4. </text:p>
        </text:list-item>
        <text:list-item>
          <text:p text:style-name="P29"><text:span text:style-name="Source_20_Text">trap_ret</text:span> restores all registers from the trap frame and executes <text:span text:style-name="Source_20_Text">mret</text:span>. </text:p>
        </text:list-item>
        <text:list-item>
          <text:p text:style-name="P28">The user program resumes at the instruction after <text:span text:style-name="Source_20_Text">ecall</text:span>, with the result in <text:span text:style-name="Source_20_Text">a0</text:span>. </text:p>
        </text:list-item>
      </text:list>
      <text:h text:style-name="Heading_20_2" text:outline-level="2">3.7 Real world</text:h>
      <text:p text:style-name="Text_20_body">The trap mechanism in log<text:span text:style-name="T1">OS</text:span> is simpler than in production systems because log<text:span text:style-name="T1">OS</text:span> runs entirely in machine mode (M-mode). Production RISC-V operating systems typically run the kernel in supervisor mode (S-mode) and user programs in user mode (U-mode). S-mode uses a different set of CSRs (<text:span text:style-name="Source_20_Text">stvec</text:span>, <text:span text:style-name="Source_20_Text">sepc</text:span>, <text:span text:style-name="Source_20_Text">scause</text:span>, <text:span text:style-name="Source_20_Text">sscratch</text:span>) and the <text:span text:style-name="Source_20_Text">sret</text:span> instruction, but the mechanism is otherwise identical. </text:p>
      <text:p text:style-name="Text_20_body">The xv6 teaching kernel uses a <text:span text:style-name="T3">trampoline page</text:span> mapped at the same virtual address in every process's page table, allowing the trap handler to work before page tables are switched. log<text:span text:style-name="T1">OS</text:span> does not need this because there are no page tables; all addresses are physical. </text:p>
      <text:p text:style-name="Text_20_body">Linux's system call entry is far more complex, including optimizations like <text:span text:style-name="Source_20_Text">vDSO</text:span> (virtual dynamic shared object) to handle some system calls entirely in user space without entering the kernel. </text:p>
      <text:h text:style-name="Heading_20_2" text:outline-level="2"><text:soft-page-break/>3.8 Exercises</text:h>
      <text:list xml:id="list980070084" text:style-name="L7">
        <text:list-item>
          <text:p text:style-name="P31">Why does the trap handler use <text:span text:style-name="Source_20_Text">csrrw</text:span> (atomic swap) to exchange <text:span text:style-name="Source_20_Text">a0</text:span> and <text:span text:style-name="Source_20_Text">mscratch</text:span>, rather than first saving <text:span text:style-name="Source_20_Text">a0</text:span> to memory? What would go wrong with the simpler approach? </text:p>
        </text:list-item>
        <text:list-item>
          <text:p text:style-name="P31">The kernel halts on an unexpected exception (non-ecall, non-interrupt). Modify the exception handler to print the faulting instruction's address and the process PID before halting. </text:p>
        </text:list-item>
        <text:list-item>
          <text:p text:style-name="P31">Could some or all of the assembly in <text:span text:style-name="Source_20_Text">trap.S</text:span> be written in C? Which parts must remain in assembly, and why? </text:p>
        </text:list-item>
        <text:list-item>
          <text:p text:style-name="P31">log<text:span text:style-name="T1">OS</text:span> uses a single trap stack shared by all processes. What would happen if a system call handler were interrupted by another trap? Why is this not a problem in log<text:span text:style-name="T1">OS</text:span>? </text:p>
        </text:list-item>
        <text:list-item>
          <text:p text:style-name="P30">Add a new system call <text:span text:style-name="Source_20_Text">getpid()</text:span> that returns the current process's PID. You will need to modify <text:span text:style-name="Source_20_Text">syscall_nr.h</text:span>, <text:span text:style-name="Source_20_Text">syscall.c</text:span>, <text:span text:style-name="Source_20_Text">user/syscall.S</text:span>, and <text:span text:style-name="Source_20_Text">user/libc.h</text:span>. </text:p>
        </text:list-item>
      </text:list>
      <text:p text:style-name="Heading_20_1">Chapter 4: Processes</text:p>
      <text:p text:style-name="Text_20_body">A <text:span text:style-name="T3">process</text:span> is the operating system's abstraction for a running program. Each process has its own memory, its own registers (saved in a trap frame), its own file descriptors, its own environment variables, and a unique process identifier (PID). The kernel's process management code maintains these per-process resources and orchestrates the transitions between processes. </text:p>
      <text:h text:style-name="Heading_20_2" text:outline-level="2">4.1 The process control block</text:h>
      <text:p text:style-name="Text_20_body">The kernel represents each process with a <text:span text:style-name="T3">process control block</text:span> (PCB), defined as <text:span text:style-name="Source_20_Text">struct process</text:span> <text:span text:style-name="T4">(kernel/process.h)</text:span>: </text:p>
      <text:p text:style-name="Preformatted_20_Text">struct process {</text:p>
      <text:p text:style-name="Preformatted_20_Text"><text:s text:c="4"/>int <text:s text:c="13"/>state; <text:s text:c="9"/>/* PROC_FREE / PROC_RUNNING / PROC_READY */</text:p>
      <text:p text:style-name="Preformatted_20_Text"><text:s text:c="4"/>int <text:s text:c="13"/>pid; <text:s text:c="11"/>/* Process ID */</text:p>
      <text:p text:style-name="Preformatted_20_Text"><text:s text:c="4"/>int <text:s text:c="13"/>parent; <text:s text:c="8"/>/* Slot index of parent (-1 = kernel) */</text:p>
      <text:p text:style-name="Preformatted_20_Text"><text:s text:c="4"/>int <text:s text:c="13"/>exit_code; <text:s text:c="5"/>/* Exit status */</text:p>
      <text:p text:style-name="Preformatted_20_Text"><text:s text:c="4"/>trap_frame_t <text:s text:c="4"/>tf; <text:s text:c="12"/>/* Saved CPU registers (144 bytes) */</text:p>
      <text:p text:style-name="Preformatted_20_Text"><text:s text:c="4"/>uint32_t <text:s text:c="8"/>mem_base; <text:s text:c="6"/>/* Start of 64KB memory slot */</text:p>
      <text:p text:style-name="Preformatted_20_Text"><text:s text:c="4"/>uint32_t <text:s text:c="8"/>stack_top; <text:s text:c="5"/>/* Top of stack within slot */</text:p>
      <text:p text:style-name="Preformatted_20_Text"><text:s text:c="4"/>struct fd_entry <text:s/>fds[MAX_FD]; <text:s text:c="3"/>/* Per-process file descriptors */</text:p>
      <text:p text:style-name="Preformatted_20_Text"><text:s text:c="4"/>char <text:s text:c="12"/>env[MAX_ENVC][MAX_ENV_LEN]; <text:s/>/* Environment variables */</text:p>
      <text:p text:style-name="Preformatted_20_Text"><text:s text:c="4"/>int <text:s text:c="13"/>env_count; <text:s text:c="5"/>/* Number of env entries */</text:p>
      <text:p text:style-name="Preformatted_20_Text">};</text:p>
      <text:p text:style-name="Text_20_body">The global process table is an array of 8 such structures: </text:p>
      <text:p text:style-name="Preformatted_20_Text">struct process proc_table[MAX_PROCS];</text:p>
      <text:p text:style-name="Preformatted_20_Text"><text:soft-page-break/>int current_proc = -1; <text:s/>/* Index of currently running process */</text:p>
      <text:p text:style-name="Text_20_body">A process is in one of three states: </text:p>
      <text:list xml:id="list2479220088" text:style-name="L8">
        <text:list-item>
          <text:p text:style-name="P33"><text:span text:style-name="Source_20_Text">PROC_FREE</text:span> (0) — The slot is available for use. </text:p>
        </text:list-item>
        <text:list-item>
          <text:p text:style-name="P33"><text:span text:style-name="Source_20_Text">PROC_RUNNING</text:span> (1) — The process is currently executing on the CPU. </text:p>
        </text:list-item>
        <text:list-item>
          <text:p text:style-name="P32"><text:span text:style-name="Source_20_Text">PROC_READY</text:span> (2) — The process is suspended, waiting for a child to finish. </text:p>
        </text:list-item>
      </text:list>
      <text:p text:style-name="Text_20_body">Since log<text:span text:style-name="T1">OS</text:span> has no preemptive scheduling, at most one process is <text:span text:style-name="Source_20_Text">PROC_RUNNING</text:span> at any time. Other processes are either <text:span text:style-name="Source_20_Text">PROC_FREE</text:span> or <text:span text:style-name="Source_20_Text">PROC_READY</text:span> (suspended parents). </text:p>
      <text:h text:style-name="Heading_20_2" text:outline-level="2">4.2 Code: Process initialization</text:h>
      <text:p text:style-name="Text_20_body">At boot, <text:span text:style-name="Source_20_Text">proc_init()</text:span> <text:span text:style-name="T4">(kernel/process.c)</text:span> initializes the process table by computing each slot's memory addresses: </text:p>
      <text:p text:style-name="Preformatted_20_Text">void proc_init(void) {</text:p>
      <text:p text:style-name="Preformatted_20_Text"><text:s text:c="4"/>for (int i = 0; i &lt; MAX_PROCS; i++) {</text:p>
      <text:p text:style-name="Preformatted_20_Text"><text:s text:c="8"/>proc_table[i].state = PROC_FREE;</text:p>
      <text:p text:style-name="Preformatted_20_Text"><text:s text:c="8"/>proc_table[i].pid = 0;</text:p>
      <text:p text:style-name="Preformatted_20_Text"><text:s text:c="8"/>proc_table[i].parent = -1;</text:p>
      <text:p text:style-name="Preformatted_20_Text"><text:s text:c="8"/>proc_table[i].mem_base = PROC_SLOT_BASE(i);</text:p>
      <text:p text:style-name="Preformatted_20_Text"><text:s text:c="8"/>proc_table[i].stack_top = PROC_SLOT_STACK(i);</text:p>
      <text:p text:style-name="Preformatted_20_Text"><text:s text:c="4"/>}</text:p>
      <text:p text:style-name="Preformatted_20_Text">}</text:p>
      <text:p text:style-name="Text_20_body">Process allocation scans for the first free slot: </text:p>
      <text:p text:style-name="Preformatted_20_Text">int proc_alloc(void) {</text:p>
      <text:p text:style-name="Preformatted_20_Text"><text:s text:c="4"/>for (int i = 0; i &lt; MAX_PROCS; i++) {</text:p>
      <text:p text:style-name="Preformatted_20_Text"><text:s text:c="8"/>if (proc_table[i].state == PROC_FREE) {</text:p>
      <text:p text:style-name="Preformatted_20_Text"><text:soft-page-break/><text:s text:c="12"/>proc_table[i].pid = next_pid++;</text:p>
      <text:p text:style-name="Preformatted_20_Text"><text:s text:c="12"/>proc_table[i].state = PROC_READY;</text:p>
      <text:p text:style-name="Preformatted_20_Text"><text:s text:c="12"/>return i;</text:p>
      <text:p text:style-name="Preformatted_20_Text"><text:s text:c="8"/>}</text:p>
      <text:p text:style-name="Preformatted_20_Text"><text:s text:c="4"/>}</text:p>
      <text:p text:style-name="Preformatted_20_Text"><text:s text:c="4"/>return -1; <text:s/>/* No free slot */</text:p>
      <text:p text:style-name="Preformatted_20_Text">}</text:p>
      <text:p text:style-name="Text_20_body">PIDs are assigned from a monotonically increasing counter. This means that after a process exits and its slot is reused, the new process gets a different PID. This is important: it prevents confusion between the old and new occupants of the same memory slot. </text:p>
      <text:h text:style-name="Heading_20_2" text:outline-level="2">4.3 File descriptors</text:h>
      <text:p text:style-name="Text_20_body">Each process has an array of 8 file descriptor entries. Each entry records whether it is in use, the inode number (for regular files), the current offset, and device information (for character devices) <text:span text:style-name="T4">(kernel/syscall.h)</text:span>: </text:p>
      <text:p text:style-name="Preformatted_20_Text">struct fd_entry {</text:p>
      <text:p text:style-name="Preformatted_20_Text"><text:s text:c="4"/>int in_use; <text:s text:c="9"/>/* 1 if this fd is open */</text:p>
      <text:p text:style-name="Preformatted_20_Text"><text:s text:c="4"/>uint32_t inode; <text:s text:c="5"/>/* Inode number for files */</text:p>
      <text:p text:style-name="Preformatted_20_Text"><text:s text:c="4"/>uint32_t offset; <text:s text:c="4"/>/* Current read/write position */</text:p>
      <text:p text:style-name="Preformatted_20_Text"><text:s text:c="4"/>uint8_t type; <text:s text:c="7"/>/* FT_FILE or FT_CHARDEV */</text:p>
      <text:p text:style-name="Preformatted_20_Text"><text:s text:c="4"/>uint8_t major; <text:s text:c="6"/>/* Major device number */</text:p>
      <text:p text:style-name="Preformatted_20_Text"><text:s text:c="4"/>uint8_t minor; <text:s text:c="6"/>/* Minor device number */</text:p>
      <text:p text:style-name="Preformatted_20_Text">};</text:p>
      <text:p text:style-name="Text_20_body">When a process is created, <text:span text:style-name="Source_20_Text">proc_fd_init()</text:span> opens the first three file descriptors on the console device: </text:p>
      <text:p text:style-name="Preformatted_20_Text">void proc_fd_init(int slot) {</text:p>
      <text:p text:style-name="Preformatted_20_Text"><text:soft-page-break/><text:s text:c="4"/>struct process *p = &amp;proc_table[slot];</text:p>
      <text:p text:style-name="Preformatted_20_Text"><text:s text:c="4"/>for (int i = 0; i &lt; MAX_FD; i++)</text:p>
      <text:p text:style-name="Preformatted_20_Text"><text:s text:c="8"/>p-&gt;fds[i].in_use = 0;</text:p>
      <text:p text:style-name="Preformatted_20_Text"/>
      <text:p text:style-name="Preformatted_20_Text"><text:s text:c="4"/>/* fd 0 = stdin, fd 1 = stdout, fd 2 = stderr */</text:p>
      <text:p text:style-name="Preformatted_20_Text"><text:s text:c="4"/>for (int i = 0; i &lt; 3; i++) {</text:p>
      <text:p text:style-name="Preformatted_20_Text"><text:s text:c="8"/>p-&gt;fds[i].in_use = 1;</text:p>
      <text:p text:style-name="Preformatted_20_Text"><text:s text:c="8"/>p-&gt;fds[i].type = FT_CHARDEV;</text:p>
      <text:p text:style-name="Preformatted_20_Text"><text:s text:c="8"/>p-&gt;fds[i].major = CONSOLE_MAJOR;</text:p>
      <text:p text:style-name="Preformatted_20_Text"><text:s text:c="8"/>p-&gt;fds[i].minor = 0;</text:p>
      <text:p text:style-name="Preformatted_20_Text"><text:s text:c="4"/>}</text:p>
      <text:p text:style-name="Preformatted_20_Text">}</text:p>
      <text:h text:style-name="Heading_20_2" text:outline-level="2">4.4 Code: spawn and exit</text:h>
      <text:p text:style-name="Text_20_body">The <text:span text:style-name="Source_20_Text">sys_spawn</text:span> system call <text:span text:style-name="T4">(kernel/syscall.c)</text:span> is the most complex system call in log<text:span text:style-name="T1">OS</text:span>. It must: </text:p>
      <text:list xml:id="list2437417018" text:style-name="L9">
        <text:list-item>
          <text:p text:style-name="P35">Copy the path and arguments to kernel buffers (the caller's memory will remain intact, but the kernel needs its own copies for processing). </text:p>
        </text:list-item>
        <text:list-item>
          <text:p text:style-name="P35">Resolve the path to an absolute path. </text:p>
        </text:list-item>
        <text:list-item>
          <text:p text:style-name="P35">Allocate a new process slot for the child. </text:p>
        </text:list-item>
        <text:list-item>
          <text:p text:style-name="P35">Copy the parent's environment to the child. </text:p>
        </text:list-item>
        <text:list-item>
          <text:p text:style-name="P35">Load the ELF executable into the child's memory slot. </text:p>
        </text:list-item>
        <text:list-item>
          <text:p text:style-name="P35">Set up the child's stack with arguments. </text:p>
        </text:list-item>
        <text:list-item>
          <text:p text:style-name="P35">Set up the child's trap frame with the entry point, stack pointer, and argc/argv. </text:p>
        </text:list-item>
        <text:list-item>
          <text:p text:style-name="P35">Mark the parent as <text:span text:style-name="Source_20_Text">PROC_READY</text:span> and the child as <text:span text:style-name="Source_20_Text">PROC_RUNNING</text:span>. </text:p>
        </text:list-item>
        <text:list-item>
          <text:p text:style-name="P34">Switch to the child via <text:span text:style-name="Source_20_Text">trap_ret</text:span>. </text:p>
        </text:list-item>
      </text:list>
      <text:p text:style-name="Text_20_body">The child's stack layout after setup is: </text:p>
      <text:p text:style-name="Preformatted_20_Text"><text:soft-page-break/><text:s text:c="2"/>stack_top</text:p>
      <text:p text:style-name="Preformatted_20_Text"><text:s text:c="4"/>argv string data <text:s text:c="2"/>(argument strings copied from parent)</text:p>
      <text:p text:style-name="Preformatted_20_Text"><text:s text:c="4"/>[16-byte align]</text:p>
      <text:p text:style-name="Preformatted_20_Text"><text:s text:c="4"/>argv[0], argv[1], ..., NULL <text:s text:c="2"/>(pointer array)</text:p>
      <text:p text:style-name="Preformatted_20_Text"><text:s text:c="4"/>[16-byte align]</text:p>
      <text:p text:style-name="Preformatted_20_Text"><text:s text:c="4"/>&lt;- sp (child's initial stack pointer)</text:p>
      <text:p text:style-name="Text_20_body">The spawn call is noteworthy for its use of <text:span text:style-name="Source_20_Text">trap_ret()</text:span> to switch context. Rather than returning normally from the system call, <text:span text:style-name="Source_20_Text">sys_spawn</text:span> calls <text:span text:style-name="Source_20_Text">trap_ret(&amp;child-&gt;tf)</text:span>, which restores the <text:span text:style-name="T1">child's</text:span> registers and jumps to the child's entry point via <text:span text:style-name="Source_20_Text">mret</text:span>. This is a non-local jump: <text:span text:style-name="Source_20_Text">sys_spawn</text:span> never returns to its caller. Instead, when the child eventually calls <text:span text:style-name="Source_20_Text">exit()</text:span>, <text:span text:style-name="Source_20_Text">sys_exit</text:span> resumes the parent. </text:p>
      <text:p text:style-name="Text_20_body">The <text:span text:style-name="Source_20_Text">sys_exit</text:span> system call <text:span text:style-name="T4">(kernel/syscall.c)</text:span> performs the reverse operation. If the exiting process has a parent: </text:p>
      <text:p text:style-name="Preformatted_20_Text">static int sys_exit(trap_frame_t *tf) {</text:p>
      <text:p text:style-name="Preformatted_20_Text"><text:s text:c="4"/>struct process *cur = &amp;proc_table[current_proc];</text:p>
      <text:p text:style-name="Preformatted_20_Text"><text:s text:c="4"/>int exit_status = (int)tf-&gt;a0;</text:p>
      <text:p text:style-name="Preformatted_20_Text"/>
      <text:p text:style-name="Preformatted_20_Text"><text:s text:c="4"/>cur-&gt;exit_code = exit_status;</text:p>
      <text:p text:style-name="Preformatted_20_Text"/>
      <text:p text:style-name="Preformatted_20_Text"><text:s text:c="4"/>if (cur-&gt;parent &gt;= 0) {</text:p>
      <text:p text:style-name="Preformatted_20_Text"><text:s text:c="8"/>struct process *parent = &amp;proc_table[cur-&gt;parent];</text:p>
      <text:p text:style-name="Preformatted_20_Text"><text:s text:c="8"/>parent-&gt;tf.a0 = (uint32_t)exit_status; <text:s/>/* spawn's return value */</text:p>
      <text:p text:style-name="Preformatted_20_Text"><text:s text:c="8"/>parent-&gt;tf.mepc += 4; <text:s text:c="19"/>/* Skip past ecall */</text:p>
      <text:p text:style-name="Preformatted_20_Text"><text:s text:c="8"/>parent-&gt;state = PROC_RUNNING;</text:p>
      <text:p text:style-name="Preformatted_20_Text"><text:s text:c="8"/>proc_free(current_proc);</text:p>
      <text:p text:style-name="Preformatted_20_Text"><text:s text:c="8"/>current_proc = cur-&gt;parent;</text:p>
      <text:p text:style-name="Preformatted_20_Text"><text:s text:c="8"/>trap_ret(&amp;parent-&gt;tf); <text:s/>/* Resume parent — never returns */</text:p>
      <text:p text:style-name="Preformatted_20_Text"><text:soft-page-break/><text:s text:c="4"/>}</text:p>
      <text:p text:style-name="Preformatted_20_Text"/>
      <text:p text:style-name="Preformatted_20_Text"><text:s text:c="4"/>return 1; <text:s/>/* Top-level exit: signal kernel */</text:p>
      <text:p text:style-name="Preformatted_20_Text">}</text:p>
      <text:p text:style-name="Text_20_body">This is the crucial mechanism: <text:span text:style-name="Source_20_Text">sys_exit</text:span> stores the child's exit code into the parent's <text:span text:style-name="Source_20_Text">a0</text:span> register (in the parent's trap frame), advances the parent's <text:span text:style-name="Source_20_Text">mepc</text:span> past the <text:span text:style-name="Source_20_Text">ecall</text:span> instruction, and then calls <text:span text:style-name="Source_20_Text">trap_ret</text:span> with the parent's trap frame. The parent resumes execution as if <text:span text:style-name="Source_20_Text">spawn()</text:span> had just returned, with the child's exit code as the return value. </text:p>
      <text:h text:style-name="Heading_20_2" text:outline-level="2">4.5 Context switching without an MMU</text:h>
      <text:p text:style-name="Text_20_body">In log<text:span text:style-name="T1">OS</text:span>, "context switching" is simpler than in systems with virtual memory. Since each process has its own fixed physical memory slot, switching between processes only requires saving and restoring registers (via the trap frame) and updating <text:span text:style-name="Source_20_Text">current_proc</text:span>. There are no page tables to switch, no TLB to flush, and no address space to change. </text:p>
      <text:p text:style-name="Text_20_body">The context switch happens in two places: </text:p>
      <text:list xml:id="list4210117487" text:style-name="L10">
        <text:list-item>
          <text:p text:style-name="P37">In <text:span text:style-name="Source_20_Text">sys_spawn</text:span>: the kernel switches from parent to child by calling <text:span text:style-name="Source_20_Text">trap_ret(&amp;child-&gt;tf)</text:span>. </text:p>
        </text:list-item>
        <text:list-item>
          <text:p text:style-name="P36">In <text:span text:style-name="Source_20_Text">sys_exit</text:span>: the kernel switches from child to parent by calling <text:span text:style-name="Source_20_Text">trap_ret(&amp;parent-&gt;tf)</text:span>. </text:p>
        </text:list-item>
      </text:list>
      <text:p text:style-name="Text_20_body">Both use the same mechanism: <text:span text:style-name="Source_20_Text">trap_ret</text:span> restores a saved register set and executes <text:span text:style-name="Source_20_Text">mret</text:span>. The difference is only which trap frame is restored. </text:p>
      <text:h text:style-name="Heading_20_2" text:outline-level="2">4.6 Environment variables</text:h>
      <text:p text:style-name="Text_20_body">Each process stores up to 16 environment variables, each up to 64 characters, in the format <text:span text:style-name="Source_20_Text">"NAME=value"</text:span>. The <text:span text:style-name="Source_20_Text">proc_env_copy</text:span> function copies the parent's environment to the child during <text:span text:style-name="Source_20_Text">spawn</text:span>: </text:p>
      <text:p text:style-name="Preformatted_20_Text">void proc_env_copy(int dst_slot, int src_slot) {</text:p>
      <text:p text:style-name="Preformatted_20_Text"><text:soft-page-break/><text:s text:c="4"/>struct process *dst = &amp;proc_table[dst_slot];</text:p>
      <text:p text:style-name="Preformatted_20_Text"><text:s text:c="4"/>struct process *src = &amp;proc_table[src_slot];</text:p>
      <text:p text:style-name="Preformatted_20_Text"><text:s text:c="4"/>for (int i = 0; i &lt; src-&gt;env_count; i++) {</text:p>
      <text:p text:style-name="Preformatted_20_Text"><text:s text:c="8"/>strcpy(dst-&gt;env[i], src-&gt;env[i]);</text:p>
      <text:p text:style-name="Preformatted_20_Text"><text:s text:c="4"/>}</text:p>
      <text:p text:style-name="Preformatted_20_Text"><text:s text:c="4"/>dst-&gt;env_count = src-&gt;env_count;</text:p>
      <text:p text:style-name="Preformatted_20_Text">}</text:p>
      <text:p text:style-name="Text_20_body">Because the child gets a <text:span text:style-name="T1">copy</text:span> of the parent's environment, modifications made by the child (via <text:span text:style-name="Source_20_Text">setenv</text:span> or <text:span text:style-name="Source_20_Text">unsetenv</text:span>) do not affect the parent. This is the standard Unix semantics. </text:p>
      <text:h text:style-name="Heading_20_2" text:outline-level="2">4.7 Real world</text:h>
      <text:p text:style-name="Text_20_body">Production Unix systems manage processes very differently. The Linux kernel's <text:span text:style-name="Source_20_Text">task_struct</text:span> is thousands of bytes and tracks hundreds of per-process attributes. Processes have their own virtual address spaces, signal masks, resource limits, cgroups, namespaces, and more. </text:p>
      <text:p text:style-name="Text_20_body">The log<text:span text:style-name="T1">OS</text:span> process model most closely resembles early embedded operating systems or the MS-DOS "TSR" (terminate-and-stay-resident) programs, where a parent program loads a child and waits for it to complete. Modern preemptive systems allow multiple processes to be <text:span text:style-name="Source_20_Text">RUNNING</text:span> simultaneously (on multi-core hardware) or interleaved via timer interrupts (on single-core hardware). </text:p>
      <text:h text:style-name="Heading_20_2" text:outline-level="2">4.8 Exercises</text:h>
      <text:list xml:id="list55310838" text:style-name="L11">
        <text:list-item>
          <text:p text:style-name="P39">Draw a diagram showing the process states and transitions for the following sequence: the shell spawns program A, which spawns program B, which exits, then A exits. </text:p>
        </text:list-item>
        <text:list-item>
          <text:p text:style-name="P39">What happens to the child's file descriptors when it exits? Does the kernel close them? Should it? </text:p>
        </text:list-item>
        <text:list-item>
          <text:p text:style-name="P39">The environment variable system stores variables as <text:span text:style-name="Source_20_Text">"NAME=value"</text:span> strings. What happens if a variable name contains an <text:span text:style-name="Source_20_Text">=</text:span> character? How <text:soft-page-break/>would you fix this? </text:p>
        </text:list-item>
        <text:list-item>
          <text:p text:style-name="P39">Modify <text:span text:style-name="Source_20_Text">sys_spawn</text:span> to support inheriting the parent's open file descriptors (beyond stdin/stdout/stderr) in the child. </text:p>
        </text:list-item>
        <text:list-item>
          <text:p text:style-name="P38">Implement a <text:span text:style-name="Source_20_Text">wait()</text:span>-like system call that allows a parent to continue executing while the child runs, and later collect the child's exit code. What changes to the process model would this require? </text:p>
        </text:list-item>
      </text:list>
      <text:p text:style-name="Heading_20_1">Chapter 5: The file system</text:p>
      <text:p text:style-name="Text_20_body">The purpose of a file system is to organize and store data. File systems typically support sharing of data among users and applications, as well as <text:span text:style-name="T3">persistence</text:span> so that data is still available after a reboot. </text:p>
      <text:p text:style-name="Text_20_body">The log<text:span text:style-name="T1">OS</text:span> file system provides Unix-like files, directories, and pathnames, and stores its data on a block device for persistence. The rest of this chapter explains how the file system is structured, from raw disk blocks up to named files and directories. </text:p>
      <text:h text:style-name="Heading_20_2" text:outline-level="2">5.1 Overview</text:h>
      <text:p text:style-name="Text_20_body">The log<text:span text:style-name="T1">OS</text:span> file system implementation is organized in five layers: </text:p>
      <text:list xml:id="list2253991833" text:style-name="L12">
        <text:list-item>
          <text:p text:style-name="P41">The <text:span text:style-name="T3">block layer</text:span> reads and writes 512-byte blocks on the block device. </text:p>
        </text:list-item>
        <text:list-item>
          <text:p text:style-name="P41">The <text:span text:style-name="T3">bitmap allocator</text:span> tracks which blocks are free using a bitmap. </text:p>
        </text:list-item>
        <text:list-item>
          <text:p text:style-name="P41">The <text:span text:style-name="T3">inode layer</text:span> provides individual files, each represented as an inode with a unique inode number and some blocks holding the file's data. </text:p>
        </text:list-item>
        <text:list-item>
          <text:p text:style-name="P41">The <text:span text:style-name="T3">directory layer</text:span> implements each directory as a special kind of inode whose content is a sequence of directory entries, each containing a filename and inode number. </text:p>
        </text:list-item>
        <text:list-item>
          <text:p text:style-name="P40">The <text:span text:style-name="T3">pathname layer</text:span> resolves hierarchical path names like <text:span text:style-name="Source_20_Text">/bin/hello</text:span> by recursively looking up each component. </text:p>
        </text:list-item>
      </text:list>
      <text:h text:style-name="Heading_20_2" text:outline-level="2">5.2 Disk layout</text:h>
      <text:p text:style-name="Text_20_body">The filesystem occupies 256 blocks of 512 bytes each (128KB total). The blocks are organized as follows: </text:p>
      <text:p text:style-name="P3"><text:s text:c="2"/><text:span text:style-name="T5">Block 0 <text:s text:c="9"/>Superblock (filesystem metadata)</text:span></text:p>
      <text:p text:style-name="P3"><text:soft-page-break/><text:s text:c="2"/><text:span text:style-name="T5">Block 1 <text:s text:c="9"/>Block allocation bitmap</text:span></text:p>
      <text:p text:style-name="P3"><text:s text:c="2"/><text:span text:style-name="T5">Blocks 2-5 <text:s text:c="6"/>Inode table (32 inodes x 128 bytes = 8 per block)</text:span></text:p>
      <text:p text:style-name="P3"><text:s text:c="2"/><text:span text:style-name="T5">Blocks 6-255 <text:s text:c="4"/>Data blocks (for file/directory contents)</text:span></text:p>
      <text:p text:style-name="P4">Figure 5.1: Filesystem disk layout.</text:p>
      <text:p text:style-name="Text_20_body">The <text:span text:style-name="T3">superblock</text:span> <text:span text:style-name="T4">(kernel/fs_types.h)</text:span> records the filesystem's metadata: </text:p>
      <text:p text:style-name="Preformatted_20_Text">struct superblock {</text:p>
      <text:p text:style-name="Preformatted_20_Text"><text:s text:c="4"/>uint32_t magic; <text:s text:c="11"/>/* FS_MAGIC (0x53465346 = "FSFS") */</text:p>
      <text:p text:style-name="Preformatted_20_Text"><text:s text:c="4"/>uint32_t total_blocks; <text:s text:c="4"/>/* 256 */</text:p>
      <text:p text:style-name="Preformatted_20_Text"><text:s text:c="4"/>uint32_t total_inodes; <text:s text:c="4"/>/* 32 */</text:p>
      <text:p text:style-name="Preformatted_20_Text"><text:s text:c="4"/>uint32_t free_blocks; <text:s text:c="5"/>/* Number of free data blocks */</text:p>
      <text:p text:style-name="Preformatted_20_Text"><text:s text:c="4"/>uint32_t free_inodes; <text:s text:c="5"/>/* Number of free inodes */</text:p>
      <text:p text:style-name="Preformatted_20_Text"><text:s text:c="4"/>uint32_t bitmap_start; <text:s text:c="4"/>/* Block number of bitmap (1) */</text:p>
      <text:p text:style-name="Preformatted_20_Text"><text:s text:c="4"/>uint32_t bitmap_blocks; <text:s text:c="3"/>/* Number of bitmap blocks (1) */</text:p>
      <text:p text:style-name="Preformatted_20_Text"><text:s text:c="4"/>uint32_t inode_start; <text:s text:c="5"/>/* First block of inode table (2) */</text:p>
      <text:p text:style-name="Preformatted_20_Text"><text:s text:c="4"/>uint32_t inode_blocks; <text:s text:c="4"/>/* Blocks in inode table (4) */</text:p>
      <text:p text:style-name="Preformatted_20_Text"><text:s text:c="4"/>uint32_t data_start; <text:s text:c="6"/>/* First data block (6) */</text:p>
      <text:p text:style-name="Preformatted_20_Text">};</text:p>
      <text:p text:style-name="Text_20_body">The magic number is checked when mounting the filesystem to verify that the block device contains a valid filesystem. If the magic number doesn't match, the mount fails. </text:p>
      <text:h text:style-name="Heading_20_2" text:outline-level="2">5.3 Code: Block layer</text:h>
      <text:p text:style-name="Text_20_body">The block device is accessed through memory-mapped I/O registers at address <text:span text:style-name="Source_20_Text">0x200000</text:span> <text:span text:style-name="T4">(kernel/block.h)</text:span>: </text:p>
      <text:p text:style-name="Preformatted_20_Text"><text:soft-page-break/>#define BLOCK_DEV_BASE <text:s text:c="4"/>0x200000</text:p>
      <text:p text:style-name="Preformatted_20_Text">#define BLOCK_CMD <text:s text:c="9"/>(*(volatile uint32_t*)(BLOCK_DEV_BASE + 0x00))</text:p>
      <text:p text:style-name="Preformatted_20_Text">#define BLOCK_MEM_ADDR <text:s text:c="4"/>(*(volatile uint32_t*)(BLOCK_DEV_BASE + 0x04))</text:p>
      <text:p text:style-name="Preformatted_20_Text">#define BLOCK_NUM <text:s text:c="9"/>(*(volatile uint32_t*)(BLOCK_DEV_BASE + 0x08))</text:p>
      <text:p text:style-name="Preformatted_20_Text">#define BLOCK_STATE <text:s text:c="7"/>(*(volatile uint32_t*)(BLOCK_DEV_BASE + 0x0C))</text:p>
      <text:p text:style-name="Text_20_body">To read a block, the kernel writes the destination memory address and block number to the MMIO registers, issues a read command, and busy-waits for completion <text:span text:style-name="T4">(kernel/block.c)</text:span>: </text:p>
      <text:p text:style-name="Preformatted_20_Text">int block_read(uint32_t block_num, void *buf) {</text:p>
      <text:p text:style-name="Preformatted_20_Text"><text:s text:c="4"/>BLOCK_MEM_ADDR = (uint32_t)buf;</text:p>
      <text:p text:style-name="Preformatted_20_Text"><text:s text:c="4"/>BLOCK_NUM = block_num;</text:p>
      <text:p text:style-name="Preformatted_20_Text"><text:s text:c="4"/>BLOCK_CMD = CMD_READ;</text:p>
      <text:p text:style-name="Preformatted_20_Text"/>
      <text:p text:style-name="Preformatted_20_Text"><text:s text:c="4"/>while (BLOCK_STATE == STATE_BUSY); <text:s/>/* Wait for completion */</text:p>
      <text:p text:style-name="Preformatted_20_Text"/>
      <text:p text:style-name="Preformatted_20_Text"><text:s text:c="4"/>if (BLOCK_STATE == STATE_ERROR) return FS_ERR_IO;</text:p>
      <text:p text:style-name="Preformatted_20_Text"><text:s text:c="4"/>return FS_OK;</text:p>
      <text:p text:style-name="Preformatted_20_Text">}</text:p>
      <text:p text:style-name="Text_20_body">This is essentially a DMA (Direct Memory Access) transfer: the block device reads data from the simulated disk directly into the specified memory buffer. The <text:span text:style-name="Source_20_Text">volatile</text:span> keyword on the MMIO registers is essential; without it, the compiler might optimize away the busy-wait loop, since it doesn't see the hardware changing <text:span text:style-name="Source_20_Text">BLOCK_STATE</text:span>. </text:p>
      <text:h text:style-name="Heading_20_2" text:outline-level="2">5.4 Code: Block allocation bitmap</text:h>
      <text:p text:style-name="Text_20_body">The bitmap tracks which blocks are in use. Each bit corresponds to one block: 1 means allocated, 0 means free. The bitmap occupies one block (512 bytes = 4096 bits), which is enough for up to 4096 blocks. </text:p>
      <text:p text:style-name="Preformatted_20_Text"><text:soft-page-break/>int block_alloc(void) {</text:p>
      <text:p text:style-name="Preformatted_20_Text"><text:s text:c="4"/>if (sb.free_blocks == 0) return FS_ERR_NO_SPACE;</text:p>
      <text:p text:style-name="Preformatted_20_Text"/>
      <text:p text:style-name="Preformatted_20_Text"><text:s text:c="4"/>for (uint32_t b = sb.data_start; b &lt; sb.total_blocks; b++) {</text:p>
      <text:p text:style-name="Preformatted_20_Text"><text:s text:c="8"/>if (bitmap_get(b) == 0) {</text:p>
      <text:p text:style-name="Preformatted_20_Text"><text:s text:c="12"/>bitmap_set(b, 1); <text:s text:c="6"/>/* Mark as used */</text:p>
      <text:p text:style-name="Preformatted_20_Text"><text:s text:c="12"/>sb.free_blocks--;</text:p>
      <text:p text:style-name="Preformatted_20_Text"><text:s text:c="12"/>block_write(0, &amp;sb); <text:s text:c="3"/>/* Update superblock */</text:p>
      <text:p text:style-name="Preformatted_20_Text"><text:s text:c="12"/>memset(block_buf, 0, BLOCK_SIZE);</text:p>
      <text:p text:style-name="Preformatted_20_Text"><text:s text:c="12"/>block_write(b, block_buf); <text:s/>/* Zero the new block */</text:p>
      <text:p text:style-name="Preformatted_20_Text"><text:s text:c="12"/>return b;</text:p>
      <text:p text:style-name="Preformatted_20_Text"><text:s text:c="8"/>}</text:p>
      <text:p text:style-name="Preformatted_20_Text"><text:s text:c="4"/>}</text:p>
      <text:p text:style-name="Preformatted_20_Text"><text:s text:c="4"/>return FS_ERR_NO_SPACE;</text:p>
      <text:p text:style-name="Preformatted_20_Text">}</text:p>
      <text:p text:style-name="Text_20_body">The allocator always zeros a newly allocated block. This prevents stale data from a previously deleted file from appearing in a new file. </text:p>
      <text:h text:style-name="Heading_20_2" text:outline-level="2">5.5 Code: Inodes</text:h>
      <text:p text:style-name="Text_20_body">An <text:span text:style-name="T3">inode</text:span> (index node) describes a single file or directory. Each inode is 128 bytes <text:span text:style-name="T4">(kernel/fs_types.h)</text:span>: </text:p>
      <text:p text:style-name="Preformatted_20_Text">struct inode {</text:p>
      <text:p text:style-name="Preformatted_20_Text"><text:s text:c="4"/>uint32_t size; <text:s text:c="20"/>/* File size in bytes */</text:p>
      <text:p text:style-name="Preformatted_20_Text"><text:s text:c="4"/>uint8_t <text:s/>type; <text:s text:c="20"/>/* FT_FILE, FT_DIR, or FT_CHARDEV */</text:p>
      <text:p text:style-name="Preformatted_20_Text"><text:s text:c="4"/>uint8_t <text:s/>major; <text:s text:c="19"/>/* Device major number */</text:p>
      <text:p text:style-name="Preformatted_20_Text"><text:s text:c="4"/>uint8_t <text:s/>minor; <text:s text:c="19"/>/* Device minor number */</text:p>
      <text:p text:style-name="Preformatted_20_Text"><text:soft-page-break/><text:s text:c="4"/>uint8_t <text:s/>reserved;</text:p>
      <text:p text:style-name="Preformatted_20_Text"><text:s text:c="4"/>uint16_t blocks[DIRECT_BLOCKS]; <text:s text:c="3"/>/* 60 direct block pointers */</text:p>
      <text:p text:style-name="Preformatted_20_Text">};</text:p>
      <text:p text:style-name="Text_20_body">The inode stores the file's size, its type, and up to 60 direct block pointers. Each pointer is a 16-bit block number. With 512-byte blocks, a single file can hold up to 60 × 512 = 30,720 bytes. For log<text:span text:style-name="T1">OS</text:span>'s 128KB filesystem, this is more than sufficient. </text:p>
      <text:p text:style-name="Text_20_body">Note that log<text:span text:style-name="T1">OS</text:span> inodes have no indirect block pointers. Unix file systems use single, double, and triple indirect blocks to support large files. log<text:span text:style-name="T1">OS</text:span>'s simplified design trades off maximum file size for implementation simplicity. </text:p>
      <text:p text:style-name="Text_20_body">The inode table holds 32 inodes. With 4 inodes per block (128 bytes each in a 512-byte block), the table occupies 8 blocks. Inode 0 is always the root directory. </text:p>
      <text:h text:style-name="Heading_20_2" text:outline-level="2">5.6 Code: Directories</text:h>
      <text:p text:style-name="Text_20_body">A directory is an inode whose data blocks contain an array of <text:span text:style-name="T3">directory entries</text:span>. Each entry is 32 bytes <text:span text:style-name="T4">(kernel/fs_types.h)</text:span>: </text:p>
      <text:p text:style-name="Preformatted_20_Text">struct dirent {</text:p>
      <text:p text:style-name="Preformatted_20_Text"><text:s text:c="4"/>uint32_t inode; <text:s text:c="13"/>/* Inode number (0xFFFFFFFF = free) */</text:p>
      <text:p text:style-name="Preformatted_20_Text"><text:s text:c="4"/>char <text:s text:c="4"/>name[MAX_FILENAME]; /* Filename (28 chars, null-terminated) */</text:p>
      <text:p text:style-name="Preformatted_20_Text">};</text:p>
      <text:p text:style-name="Text_20_body">A free entry is marked with the sentinel value <text:span text:style-name="Source_20_Text">0xFFFFFFFF</text:span> in the inode field. When looking up a name in a directory, the kernel reads each data block and scans the entries <text:span text:style-name="T4">(kernel/dir.c)</text:span>: </text:p>
      <text:p text:style-name="Preformatted_20_Text">int dir_lookup(uint32_t dir_ino, const char *name, uint32_t *found_ino) {</text:p>
      <text:p text:style-name="Preformatted_20_Text"><text:s text:c="4"/>struct inode dir;</text:p>
      <text:p text:style-name="Preformatted_20_Text"><text:s text:c="4"/>inode_read(dir_ino, &amp;dir);</text:p>
      <text:p text:style-name="Preformatted_20_Text"><text:soft-page-break/></text:p>
      <text:p text:style-name="Preformatted_20_Text"><text:s text:c="4"/>if (dir.type != FT_DIR) return FS_ERR_NOT_DIR;</text:p>
      <text:p text:style-name="Preformatted_20_Text"/>
      <text:p text:style-name="Preformatted_20_Text"><text:s text:c="4"/>for (int b = 0; b &lt; DIRECT_BLOCKS; b++) {</text:p>
      <text:p text:style-name="Preformatted_20_Text"><text:s text:c="8"/>if (dir.blocks[b] == 0) continue;</text:p>
      <text:p text:style-name="Preformatted_20_Text"><text:s text:c="8"/>block_read(dir.blocks[b], block_buf);</text:p>
      <text:p text:style-name="Preformatted_20_Text"/>
      <text:p text:style-name="Preformatted_20_Text"><text:s text:c="8"/>struct dirent *de = (struct dirent *)block_buf;</text:p>
      <text:p text:style-name="Preformatted_20_Text"><text:s text:c="8"/>for (int i = 0; i &lt; DIRENTS_PER_BLOCK; i++) {</text:p>
      <text:p text:style-name="Preformatted_20_Text"><text:s text:c="12"/>if (de[i].inode != DIRENT_FREE &amp;&amp;</text:p>
      <text:p text:style-name="Preformatted_20_Text"><text:s text:c="16"/>strcmp(de[i].name, name) == 0) {</text:p>
      <text:p text:style-name="Preformatted_20_Text"><text:s text:c="16"/>*found_ino = de[i].inode;</text:p>
      <text:p text:style-name="Preformatted_20_Text"><text:s text:c="16"/>return FS_OK;</text:p>
      <text:p text:style-name="Preformatted_20_Text"><text:s text:c="12"/>}</text:p>
      <text:p text:style-name="Preformatted_20_Text"><text:s text:c="8"/>}</text:p>
      <text:p text:style-name="Preformatted_20_Text"><text:s text:c="4"/>}</text:p>
      <text:p text:style-name="Preformatted_20_Text"><text:s text:c="4"/>return FS_ERR_NOT_FOUND;</text:p>
      <text:p text:style-name="Preformatted_20_Text">}</text:p>
      <text:p text:style-name="Text_20_body">Adding an entry first searches for a free slot in existing blocks. If none is found, it allocates a new block, initializes all entries as free, and uses the first slot. Removing an entry simply marks it as free by setting <text:span text:style-name="Source_20_Text">inode = DIRENT_FREE</text:span>. </text:p>
      <text:h text:style-name="Heading_20_2" text:outline-level="2">5.7 Code: Path resolution</text:h>
      <text:p text:style-name="Text_20_body">The <text:span text:style-name="Source_20_Text">fs_open</text:span> function <text:span text:style-name="T4">(kernel/fs.c)</text:span> resolves an absolute pathname to an inode number by walking the directory tree: </text:p>
      <text:p text:style-name="Preformatted_20_Text">int fs_open(const char *path, uint32_t *ino) {</text:p>
      <text:p text:style-name="Preformatted_20_Text"><text:soft-page-break/><text:s text:c="4"/>if (path[0] != '/') return FS_ERR_INVALID;</text:p>
      <text:p text:style-name="Preformatted_20_Text"/>
      <text:p text:style-name="Preformatted_20_Text"><text:s text:c="4"/>uint32_t current_ino = ROOT_INODE;</text:p>
      <text:p text:style-name="Preformatted_20_Text"><text:s text:c="4"/>const char *p = path + 1;</text:p>
      <text:p text:style-name="Preformatted_20_Text"/>
      <text:p text:style-name="Preformatted_20_Text"><text:s text:c="4"/>if (*p == '\0') { *ino = ROOT_INODE; return FS_OK; }</text:p>
      <text:p text:style-name="Preformatted_20_Text"/>
      <text:p text:style-name="Preformatted_20_Text"><text:s text:c="4"/>while (*p != '\0') {</text:p>
      <text:p text:style-name="Preformatted_20_Text"><text:s text:c="8"/>/* Extract next component */</text:p>
      <text:p text:style-name="Preformatted_20_Text"><text:s text:c="8"/>char name[MAX_FILENAME];</text:p>
      <text:p text:style-name="Preformatted_20_Text"><text:s text:c="8"/>int i = 0;</text:p>
      <text:p text:style-name="Preformatted_20_Text"><text:s text:c="8"/>while (*p != '\0' &amp;&amp; *p != '/') name[i++] = *p++;</text:p>
      <text:p text:style-name="Preformatted_20_Text"><text:s text:c="8"/>name[i] = '\0';</text:p>
      <text:p text:style-name="Preformatted_20_Text"><text:s text:c="8"/>while (*p == '/') p++;</text:p>
      <text:p text:style-name="Preformatted_20_Text"/>
      <text:p text:style-name="Preformatted_20_Text"><text:s text:c="8"/>/* Look up in current directory */</text:p>
      <text:p text:style-name="Preformatted_20_Text"><text:s text:c="8"/>uint32_t found_ino;</text:p>
      <text:p text:style-name="Preformatted_20_Text"><text:s text:c="8"/>int result = dir_lookup(current_ino, name, &amp;found_ino);</text:p>
      <text:p text:style-name="Preformatted_20_Text"><text:s text:c="8"/>if (result != FS_OK) return result;</text:p>
      <text:p text:style-name="Preformatted_20_Text"/>
      <text:p text:style-name="Preformatted_20_Text"><text:s text:c="8"/>current_ino = found_ino;</text:p>
      <text:p text:style-name="Preformatted_20_Text"><text:s text:c="4"/>}</text:p>
      <text:p text:style-name="Preformatted_20_Text"/>
      <text:p text:style-name="Preformatted_20_Text"><text:s text:c="4"/>*ino = current_ino;</text:p>
      <text:p text:style-name="Preformatted_20_Text"><text:s text:c="4"/>return FS_OK;</text:p>
      <text:p text:style-name="Preformatted_20_Text">}</text:p>
      <text:p text:style-name="Text_20_body">The algorithm starts at the root inode and processes each path component <text:soft-page-break/>by looking it up in the current directory. For the path <text:span text:style-name="Source_20_Text">/bin/hello</text:span>, it first looks up <text:span text:style-name="Source_20_Text">bin</text:span> in the root directory to get its inode, then looks up <text:span text:style-name="Source_20_Text">hello</text:span> in the <text:span text:style-name="Source_20_Text">bin</text:span> directory. </text:p>
      <text:p text:style-name="Text_20_body">Relative paths are handled by <text:span text:style-name="Source_20_Text">resolve_path()</text:span> in <text:span text:style-name="T4">(kernel/syscall.c)</text:span>, which prepends the current working directory before calling <text:span text:style-name="Source_20_Text">fs_open</text:span>. </text:p>
      <text:h text:style-name="Heading_20_2" text:outline-level="2">5.8 Code: Creating directories</text:h>
      <text:p text:style-name="Text_20_body">The <text:span text:style-name="Source_20_Text">fs_mkdir</text:span> function <text:span text:style-name="T4">(kernel/dir.c)</text:span> creates a new directory: </text:p>
      <text:p text:style-name="Preformatted_20_Text">int fs_mkdir(uint32_t parent_ino, const char *name) {</text:p>
      <text:p text:style-name="Preformatted_20_Text"><text:s text:c="4"/>int ino = inode_alloc(); <text:s text:c="12"/>/* Allocate new inode */</text:p>
      <text:p text:style-name="Preformatted_20_Text"/>
      <text:p text:style-name="Preformatted_20_Text"><text:s text:c="4"/>struct inode in;</text:p>
      <text:p text:style-name="Preformatted_20_Text"><text:s text:c="4"/>memset(&amp;in, 0, INODE_SIZE);</text:p>
      <text:p text:style-name="Preformatted_20_Text"><text:s text:c="4"/>in.type = FT_DIR;</text:p>
      <text:p text:style-name="Preformatted_20_Text"><text:s text:c="4"/>inode_write(ino, &amp;in);</text:p>
      <text:p text:style-name="Preformatted_20_Text"/>
      <text:p text:style-name="Preformatted_20_Text"><text:s text:c="4"/>dir_add(ino, ".", ino); <text:s text:c="13"/>/* . points to self */</text:p>
      <text:p text:style-name="Preformatted_20_Text"><text:s text:c="4"/>dir_add(ino, "..", parent_ino); <text:s text:c="5"/>/* .. points to parent */</text:p>
      <text:p text:style-name="Preformatted_20_Text"><text:s text:c="4"/>dir_add(parent_ino, name, ino); <text:s text:c="5"/>/* Add to parent */</text:p>
      <text:p text:style-name="Preformatted_20_Text"/>
      <text:p text:style-name="Preformatted_20_Text"><text:s text:c="4"/>return ino;</text:p>
      <text:p text:style-name="Preformatted_20_Text">}</text:p>
      <text:p text:style-name="Text_20_body">Every directory contains <text:span text:style-name="Source_20_Text">.</text:span> and <text:span text:style-name="Source_20_Text">..</text:span> entries. The <text:span text:style-name="Source_20_Text">.</text:span> entry points to the directory itself, and <text:span text:style-name="Source_20_Text">..</text:span> points to its parent. For the root directory, <text:span text:style-name="Source_20_Text">..</text:span> also points to the root. These entries allow programs to navigate the directory tree using relative paths like <text:span text:style-name="Source_20_Text">../sibling</text:span>. </text:p>
      <text:h text:style-name="Heading_20_2" text:outline-level="2"><text:soft-page-break/>5.9 Real world</text:h>
      <text:p text:style-name="Text_20_body">The log<text:span text:style-name="T1">OS</text:span> filesystem is deliberately simple compared to real-world filesystems. Production filesystems must address several challenges that log<text:span text:style-name="T1">OS</text:span> ignores: </text:p>
      <text:p text:style-name="Text_20_body"><text:span text:style-name="T3">Crash recovery.</text:span> If the system crashes during a multi-step operation (like creating a file, which requires updating both the inode table and the directory), the filesystem may be left in an inconsistent state. Real filesystems use <text:span text:style-name="T3">journaling</text:span> (ext4, NTFS) or <text:span text:style-name="T3">copy-on-write</text:span> (ZFS, btrfs) to ensure atomic updates. log<text:span text:style-name="T1">OS</text:span> has no crash recovery mechanism. </text:p>
      <text:p text:style-name="Text_20_body"><text:span text:style-name="T3">Buffer cache.</text:span> Real kernels cache recently-read disk blocks in RAM to avoid repeated disk reads. log<text:span text:style-name="T1">OS</text:span> reads blocks directly from the device each time, using a single shared <text:span text:style-name="Source_20_Text">block_buf</text:span>. </text:p>
      <text:p text:style-name="Text_20_body"><text:span text:style-name="T3">Large files.</text:span> The ext4 filesystem uses extent trees to efficiently represent large files. log<text:span text:style-name="T1">OS</text:span>'s 60 direct block pointers limit file size to about 30KB. </text:p>
      <text:p text:style-name="Text_20_body"><text:span text:style-name="T3">Concurrent access.</text:span> In multi-process or multi-threaded systems, multiple processes may access the filesystem simultaneously, requiring locking. log<text:span text:style-name="T1">OS</text:span>'s single-process execution model avoids this complexity. </text:p>
      <text:h text:style-name="Heading_20_2" text:outline-level="2">5.10 Exercises</text:h>
      <text:list xml:id="list3691566764" text:style-name="L13">
        <text:list-item>
          <text:p text:style-name="P43">The filesystem uses a single <text:span text:style-name="Source_20_Text">block_buf</text:span> for all block I/O. What problems could this cause? (Hint: look at <text:span text:style-name="Source_20_Text">dir_list</text:span>, which uses a separate <text:span text:style-name="Source_20_Text">local_buf</text:span>. Why?) </text:p>
        </text:list-item>
        <text:list-item>
          <text:p text:style-name="P43">What is the maximum number of files that can exist in the log<text:span text:style-name="T1">OS</text:span> filesystem? Consider both the inode limit and the directory entry limit. </text:p>
        </text:list-item>
        <text:list-item>
          <text:p text:style-name="P43">Implement a <text:span text:style-name="Source_20_Text">file_create</text:span> system call that creates a new empty file at a given path. </text:p>
        </text:list-item>
        <text:list-item>
          <text:p text:style-name="P43">The <text:span text:style-name="Source_20_Text">dir_remove</text:span> function marks an entry as free but does not compact the remaining entries. Over time, this could lead to wasted space. Implement compaction. </text:p>
        </text:list-item>
        <text:list-item>
          <text:p text:style-name="P42">Add indirect block support to the inode structure. How would this change the maximum file size? </text:p>
        </text:list-item>
      </text:list>
      <text:p text:style-name="Heading_20_1">Chapter 6: Device drivers</text:p>
      <text:p text:style-name="Text_20_body">An operating system must interact with hardware devices: keyboards, displays, disks, network interfaces, and more. Each device has its own protocol for communication. The kernel abstracts these differences behind a uniform interface, so that user programs can use the same <text:span text:style-name="Source_20_Text">read</text:span> and <text:span text:style-name="Source_20_Text">write</text:span> system calls regardless of whether the underlying object is a file on disk or a hardware device. </text:p>
      <text:p text:style-name="Text_20_body">log<text:span text:style-name="T1">OS</text:span> implements a simple <text:span text:style-name="T3">character device driver</text:span> framework. Character devices transfer data one byte at a time (unlike block devices, which transfer fixed-size blocks). The console — the user's keyboard and screen — is log<text:span text:style-name="T1">OS</text:span>'s only character device. </text:p>
      <text:h text:style-name="Heading_20_2" text:outline-level="2">6.1 The device driver interface</text:h>
      <text:p text:style-name="Text_20_body">Each device driver provides a set of callback functions <text:span text:style-name="T4">(kernel/device.h)</text:span>: </text:p>
      <text:p text:style-name="Preformatted_20_Text">struct device_ops {</text:p>
      <text:p text:style-name="Preformatted_20_Text"><text:s text:c="4"/>int (*open)(uint8_t minor);</text:p>
      <text:p text:style-name="Preformatted_20_Text"><text:s text:c="4"/>int (*close)(uint8_t minor);</text:p>
      <text:p text:style-name="Preformatted_20_Text"><text:s text:c="4"/>int (*read)(uint8_t minor, void *buf, uint32_t len);</text:p>
      <text:p text:style-name="Preformatted_20_Text"><text:s text:c="4"/>int (*write)(uint8_t minor, const void *buf, uint32_t len);</text:p>
      <text:p text:style-name="Preformatted_20_Text">};</text:p>
      <text:p text:style-name="Text_20_body">Drivers are registered by <text:span text:style-name="T3">major number</text:span>, an integer that identifies the driver. The minor number is passed to each callback to distinguish between multiple instances of the same type of device (e.g., multiple serial ports). </text:p>
      <text:p text:style-name="Text_20_body">The device framework maintains a table of registered drivers and dispatches operations to the appropriate driver <text:span text:style-name="T4">(kernel/device.c)</text:span>: </text:p>
      <text:p text:style-name="Preformatted_20_Text">static struct device_ops *device_table[MAX_DEVICES];</text:p>
      <text:p text:style-name="Preformatted_20_Text"><text:soft-page-break/></text:p>
      <text:p text:style-name="Preformatted_20_Text">int device_register(uint8_t major, struct device_ops *ops) {</text:p>
      <text:p text:style-name="Preformatted_20_Text"><text:s text:c="4"/>if (major &gt;= MAX_DEVICES) return FS_ERR_INVALID;</text:p>
      <text:p text:style-name="Preformatted_20_Text"><text:s text:c="4"/>if (device_table[major] != 0) return FS_ERR_EXISTS;</text:p>
      <text:p text:style-name="Preformatted_20_Text"><text:s text:c="4"/>device_table[major] = ops;</text:p>
      <text:p text:style-name="Preformatted_20_Text"><text:s text:c="4"/>return FS_OK;</text:p>
      <text:p text:style-name="Preformatted_20_Text">}</text:p>
      <text:p text:style-name="Preformatted_20_Text"/>
      <text:p text:style-name="Preformatted_20_Text">int device_read(uint8_t major, uint8_t minor, void *buf, uint32_t len) {</text:p>
      <text:p text:style-name="Preformatted_20_Text"><text:s text:c="4"/>if (major &gt;= MAX_DEVICES || device_table[major] == 0)</text:p>
      <text:p text:style-name="Preformatted_20_Text"><text:s text:c="8"/>return FS_ERR_NOT_FOUND;</text:p>
      <text:p text:style-name="Preformatted_20_Text"><text:s text:c="4"/>if (device_table[major]-&gt;read == 0) return FS_ERR_INVALID;</text:p>
      <text:p text:style-name="Preformatted_20_Text"><text:s text:c="4"/>return device_table[major]-&gt;read(minor, buf, len);</text:p>
      <text:p text:style-name="Preformatted_20_Text">}</text:p>
      <text:h text:style-name="Heading_20_2" text:outline-level="2">6.2 Code: The console driver</text:h>
      <text:p text:style-name="Text_20_body">The console driver <text:span text:style-name="T4">(kernel/console_dev.c)</text:span> implements reading from the keyboard and writing to the display, both through memory-mapped I/O: </text:p>
      <text:p text:style-name="Preformatted_20_Text">/* Console MMIO addresses */</text:p>
      <text:p text:style-name="Preformatted_20_Text">#define CONSOLE_DATA <text:s/>(*(volatile uint32_t *)0xFFFF000C) <text:s/>/* Output */</text:p>
      <text:p text:style-name="Preformatted_20_Text">#define CONSOLE_RCR <text:s text:c="2"/>(*(volatile uint32_t *)0xFFFF0004) <text:s/>/* Input ready */</text:p>
      <text:p text:style-name="Preformatted_20_Text">#define CONSOLE_RDR <text:s text:c="2"/>(*(volatile uint32_t *)0xFFFF0008) <text:s/>/* Input data */</text:p>
      <text:p text:style-name="Text_20_body">Writing to the console sends characters to the display: </text:p>
      <text:p text:style-name="Preformatted_20_Text">static int console_write(uint8_t minor, const void *buf, uint32_t len) {</text:p>
      <text:p text:style-name="Preformatted_20_Text"><text:s text:c="4"/>const uint8_t *src = (const uint8_t *)buf;</text:p>
      <text:p text:style-name="Preformatted_20_Text"><text:soft-page-break/><text:s text:c="4"/>for (uint32_t i = 0; i &lt; len; i++) {</text:p>
      <text:p text:style-name="Preformatted_20_Text"><text:s text:c="8"/>CONSOLE_DATA = src[i];</text:p>
      <text:p text:style-name="Preformatted_20_Text"><text:s text:c="4"/>}</text:p>
      <text:p text:style-name="Preformatted_20_Text"><text:s text:c="4"/>return len;</text:p>
      <text:p text:style-name="Preformatted_20_Text">}</text:p>
      <text:p text:style-name="Text_20_body">Reading from the console polls for keyboard input: </text:p>
      <text:p text:style-name="Preformatted_20_Text">static int console_read(uint8_t minor, void *buf, uint32_t len) {</text:p>
      <text:p text:style-name="Preformatted_20_Text"><text:s text:c="4"/>uint8_t *dst = (uint8_t *)buf;</text:p>
      <text:p text:style-name="Preformatted_20_Text"><text:s text:c="4"/>uint32_t i = 0;</text:p>
      <text:p text:style-name="Preformatted_20_Text"><text:s text:c="4"/>while (i &lt; len) {</text:p>
      <text:p text:style-name="Preformatted_20_Text"><text:s text:c="8"/>while ((CONSOLE_RCR &amp; 1) == 0) { /* busy wait */ }</text:p>
      <text:p text:style-name="Preformatted_20_Text"><text:s text:c="8"/>dst[i++] = (uint8_t)CONSOLE_RDR;</text:p>
      <text:p text:style-name="Preformatted_20_Text"><text:s text:c="4"/>}</text:p>
      <text:p text:style-name="Preformatted_20_Text"><text:s text:c="4"/>return i;</text:p>
      <text:p text:style-name="Preformatted_20_Text">}</text:p>
      <text:p text:style-name="Text_20_body">The <text:span text:style-name="Source_20_Text">CONSOLE_RCR</text:span> register's bit 0 indicates whether a character is available. The driver busy-waits until a character arrives, then reads it from <text:span text:style-name="Source_20_Text">CONSOLE_RDR</text:span>. This is <text:span text:style-name="T3">polling</text:span> — the CPU repeatedly checks the device status. The alternative, <text:span text:style-name="T3">interrupt-driven</text:span> I/O, would have the device signal the CPU when data is available, freeing the CPU to do other work. log<text:span text:style-name="T1">OS</text:span> uses polling for simplicity. </text:p>
      <text:p text:style-name="Text_20_body">The driver registers itself during kernel initialization: </text:p>
      <text:p text:style-name="Preformatted_20_Text">static struct device_ops console_ops = {</text:p>
      <text:p text:style-name="Preformatted_20_Text"><text:s text:c="4"/>.open <text:s/>= 0,</text:p>
      <text:p text:style-name="Preformatted_20_Text"><text:s text:c="4"/>.close = 0,</text:p>
      <text:p text:style-name="Preformatted_20_Text"><text:s text:c="4"/>.read <text:s/>= console_read,</text:p>
      <text:p text:style-name="Preformatted_20_Text"><text:s text:c="4"/>.write = console_write</text:p>
      <text:p text:style-name="Preformatted_20_Text"><text:soft-page-break/>};</text:p>
      <text:p text:style-name="Preformatted_20_Text"/>
      <text:p text:style-name="Preformatted_20_Text">int console_dev_init(void) {</text:p>
      <text:p text:style-name="Preformatted_20_Text"><text:s text:c="4"/>return device_register(CONSOLE_MAJOR, &amp;console_ops);</text:p>
      <text:p text:style-name="Preformatted_20_Text">}</text:p>
      <text:p text:style-name="Text_20_body">The <text:span text:style-name="Source_20_Text">.open</text:span> and <text:span text:style-name="Source_20_Text">.close</text:span> function pointers are NULL because the console doesn't need any per-open or per-close actions. </text:p>
      <text:h text:style-name="Heading_20_2" text:outline-level="2">6.3 Connecting devices to the filesystem</text:h>
      <text:p text:style-name="Text_20_body">Unix's "everything is a file" principle means devices are accessed through the filesystem. The <text:span text:style-name="Source_20_Text">mknod</text:span> system call creates a <text:span text:style-name="T3">device file</text:span> — a special filesystem entry that stores a major/minor number pair instead of data: </text:p>
      <text:p text:style-name="Preformatted_20_Text">int fs_mknod(uint32_t dir_ino, const char *name,</text:p>
      <text:p text:style-name="Preformatted_20_Text"><text:s text:c="13"/>uint8_t major, uint8_t minor) {</text:p>
      <text:p text:style-name="Preformatted_20_Text"><text:s text:c="4"/>int ino = inode_alloc();</text:p>
      <text:p text:style-name="Preformatted_20_Text"/>
      <text:p text:style-name="Preformatted_20_Text"><text:s text:c="4"/>struct inode in;</text:p>
      <text:p text:style-name="Preformatted_20_Text"><text:s text:c="4"/>memset(&amp;in, 0, INODE_SIZE);</text:p>
      <text:p text:style-name="Preformatted_20_Text"><text:s text:c="4"/>in.type = FT_CHARDEV;</text:p>
      <text:p text:style-name="Preformatted_20_Text"><text:s text:c="4"/>in.major = major;</text:p>
      <text:p text:style-name="Preformatted_20_Text"><text:s text:c="4"/>in.minor = minor;</text:p>
      <text:p text:style-name="Preformatted_20_Text"><text:s text:c="4"/>inode_write(ino, &amp;in);</text:p>
      <text:p text:style-name="Preformatted_20_Text"/>
      <text:p text:style-name="Preformatted_20_Text"><text:s text:c="4"/>dir_add(dir_ino, name, ino);</text:p>
      <text:p text:style-name="Preformatted_20_Text"><text:s text:c="4"/>return ino;</text:p>
      <text:p text:style-name="Preformatted_20_Text">}</text:p>
      <text:p text:style-name="Text_20_body">When a process opens a device file, <text:span text:style-name="Source_20_Text">sys_open</text:span> detects that the inode type is <text:soft-page-break/><text:span text:style-name="Source_20_Text">FT_CHARDEV</text:span> and stores the major/minor numbers in the file descriptor. Subsequent <text:span text:style-name="Source_20_Text">read</text:span> and <text:span text:style-name="Source_20_Text">write</text:span> calls check the file descriptor type and dispatch to the device driver: </text:p>
      <text:p text:style-name="Preformatted_20_Text">static int32_t sys_read(trap_frame_t *tf) {</text:p>
      <text:p text:style-name="Preformatted_20_Text"><text:s text:c="4"/>struct fd_entry *fde = get_fd(tf-&gt;a0);</text:p>
      <text:p text:style-name="Preformatted_20_Text"/>
      <text:p text:style-name="Preformatted_20_Text"><text:s text:c="4"/>if (fde-&gt;type == FT_CHARDEV) {</text:p>
      <text:p text:style-name="Preformatted_20_Text"><text:s text:c="8"/>return device_read(fde-&gt;major, fde-&gt;minor, buf, len);</text:p>
      <text:p text:style-name="Preformatted_20_Text"><text:s text:c="4"/>} else if (fde-&gt;type == FT_FILE) {</text:p>
      <text:p text:style-name="Preformatted_20_Text"><text:s text:c="8"/>return file_read(fde-&gt;inode, fde-&gt;offset, buf, len);</text:p>
      <text:p text:style-name="Preformatted_20_Text"><text:s text:c="4"/>}</text:p>
      <text:p text:style-name="Preformatted_20_Text">}</text:p>
      <text:h text:style-name="Heading_20_2" text:outline-level="2">6.4 Real world</text:h>
      <text:p text:style-name="Text_20_body">The log<text:span text:style-name="T1">OS</text:span> device driver framework is a minimal version of Unix's character device interface. Linux's driver model is far more elaborate, with dynamic major/minor number allocation, <text:span text:style-name="Source_20_Text">sysfs</text:span> for device information, <text:span text:style-name="Source_20_Text">udev</text:span> for device management, and support for hundreds of device types. </text:p>
      <text:p text:style-name="Text_20_body">Polling, as used by the console driver, wastes CPU cycles. Real systems use interrupts: the device sends a hardware signal to the CPU, which triggers a trap handler. The handler services the device and returns. This allows the CPU to execute other code while waiting for slow I/O. log<text:span text:style-name="T1">OS</text:span> could be extended to support interrupt-driven console I/O by enabling machine-mode external interrupts and registering a handler in the trap dispatcher. </text:p>
      <text:h text:style-name="Heading_20_2" text:outline-level="2">6.5 Exercises</text:h>
      <text:list xml:id="list2503148743" text:style-name="L14">
        <text:list-item>
          <text:p text:style-name="P45">Write a null device driver (major 2) that discards all data written to it and returns 0 for all reads. Register it and create <text:span text:style-name="Source_20_Text">/dev/null</text:span>. </text:p>
        </text:list-item>
        <text:list-item>
          <text:p text:style-name="P45">Write a zero device driver (major 3) that returns an infinite stream of <text:soft-page-break/>zero bytes when read. Create <text:span text:style-name="Source_20_Text">/dev/zero</text:span>. </text:p>
        </text:list-item>
        <text:list-item>
          <text:p text:style-name="P45">Modify the console driver to support interrupt-driven input instead of polling. What changes would be needed in <text:span text:style-name="Source_20_Text">trap.S</text:span> and <text:span text:style-name="Source_20_Text">c_trap_handler</text:span>? </text:p>
        </text:list-item>
        <text:list-item>
          <text:p text:style-name="P44">The console driver busy-waits for each character. If a user program calls <text:span text:style-name="Source_20_Text">read(0, buf, 100)</text:span>, the entire system is blocked for 100 keystrokes. How could this be improved while keeping the current single-process execution model? </text:p>
        </text:list-item>
      </text:list>
      <text:p text:style-name="Heading_20_1">Chapter 7: Loading programs</text:p>
      <text:p text:style-name="Text_20_body">For the kernel to run a user program, it must read the program's executable file from the filesystem and place the code and data into a process's memory slot. log<text:span text:style-name="T1">OS</text:span> uses the <text:span text:style-name="T3">ELF</text:span> (Executable and Linkable Format) file format, the standard for Unix-like systems. This chapter describes the ELF format, the loader that reads it, and the challenge of making programs position-independent so they can run at any memory address. </text:p>
      <text:h text:style-name="Heading_20_2" text:outline-level="2">7.1 The ELF format</text:h>
      <text:p text:style-name="Text_20_body">An ELF file begins with a header that identifies the file format and describes the program's layout: </text:p>
      <text:p text:style-name="Preformatted_20_Text">/* ELF magic: 0x7F 'E' 'L' 'F' */</text:p>
      <text:p text:style-name="Preformatted_20_Text">typedef struct {</text:p>
      <text:p text:style-name="Preformatted_20_Text"><text:s text:c="4"/>uint8_t <text:s/>e_ident[16]; <text:s text:c="4"/>/* Magic number and format info */</text:p>
      <text:p text:style-name="Preformatted_20_Text"><text:s text:c="4"/>uint16_t e_type; <text:s text:c="9"/>/* ET_EXEC (fixed) or ET_DYN (relocatable) */</text:p>
      <text:p text:style-name="Preformatted_20_Text"><text:s text:c="4"/>uint16_t e_machine; <text:s text:c="6"/>/* EM_RISCV for RISC-V */</text:p>
      <text:p text:style-name="Preformatted_20_Text"><text:s text:c="4"/>uint32_t e_entry; <text:s text:c="8"/>/* Entry point address */</text:p>
      <text:p text:style-name="Preformatted_20_Text"><text:s text:c="4"/>uint32_t e_phoff; <text:s text:c="8"/>/* Offset of program header table */</text:p>
      <text:p text:style-name="Preformatted_20_Text"><text:s text:c="4"/>uint16_t e_phnum; <text:s text:c="8"/>/* Number of program headers */</text:p>
      <text:p text:style-name="Preformatted_20_Text"><text:s text:c="4"/>/* ... */</text:p>
      <text:p text:style-name="Preformatted_20_Text">} Elf32_Ehdr;</text:p>
      <text:p text:style-name="Text_20_body">The program headers describe <text:span text:style-name="T3">segments</text:span> — contiguous regions of the file that should be loaded into memory: </text:p>
      <text:p text:style-name="Preformatted_20_Text">typedef struct {</text:p>
      <text:p text:style-name="Preformatted_20_Text"><text:s text:c="4"/>uint32_t p_type; <text:s text:c="9"/>/* PT_LOAD for loadable segments */</text:p>
      <text:p text:style-name="Preformatted_20_Text"><text:soft-page-break/><text:s text:c="4"/>uint32_t p_offset; <text:s text:c="7"/>/* Offset in file */</text:p>
      <text:p text:style-name="Preformatted_20_Text"><text:s text:c="4"/>uint32_t p_vaddr; <text:s text:c="8"/>/* Virtual address (where to load) */</text:p>
      <text:p text:style-name="Preformatted_20_Text"><text:s text:c="4"/>uint32_t p_filesz; <text:s text:c="7"/>/* Bytes in file (code + initialized data) */</text:p>
      <text:p text:style-name="Preformatted_20_Text"><text:s text:c="4"/>uint32_t p_memsz; <text:s text:c="8"/>/* Bytes in memory (includes BSS) */</text:p>
      <text:p text:style-name="Preformatted_20_Text">} Elf32_Phdr;</text:p>
      <text:p text:style-name="Text_20_body">A typical program has two loadable segments: one for code (<text:span text:style-name="Source_20_Text">.text</text:span> and <text:span text:style-name="Source_20_Text">.rodata</text:span>) and one for data (<text:span text:style-name="Source_20_Text">.data</text:span> and <text:span text:style-name="Source_20_Text">.bss</text:span>). The <text:span text:style-name="Source_20_Text">.bss</text:span> section contains uninitialized global variables; it occupies space in memory (<text:span text:style-name="Source_20_Text">p_memsz</text:span>) but not in the file (<text:span text:style-name="Source_20_Text">p_filesz</text:span>), so the loader must zero the difference. </text:p>
      <text:h text:style-name="Heading_20_2" text:outline-level="2">7.2 Code: The ELF loader</text:h>
      <text:p text:style-name="Text_20_body">The loader <text:span text:style-name="T4">(kernel/loader.c)</text:span> reads an ELF file from the filesystem and loads it at a specified address. The loading process has three phases: </text:p>
      <text:p text:style-name="Text_20_body"><text:span text:style-name="T3">Phase 1: Validation.</text:span> The loader reads the ELF header and checks the magic number, architecture (RISC-V 32-bit), and executable type. </text:p>
      <text:p text:style-name="Text_20_body"><text:span text:style-name="T3">Phase 2: Loading segments.</text:span> The loader iterates over the program headers. For each <text:span text:style-name="Source_20_Text">PT_LOAD</text:span> segment, it reads the file data into memory and zeros the BSS portion: </text:p>
      <text:p text:style-name="Preformatted_20_Text">for (i = 0; i &lt; ehdr.e_phnum; i++) {</text:p>
      <text:p text:style-name="Preformatted_20_Text"><text:s text:c="4"/>file_read(ino, ph_offset, &amp;phdr, sizeof(Elf32_Phdr));</text:p>
      <text:p text:style-name="Preformatted_20_Text"/>
      <text:p text:style-name="Preformatted_20_Text"><text:s text:c="4"/>if (phdr.p_type != PT_LOAD) continue;</text:p>
      <text:p text:style-name="Preformatted_20_Text"/>
      <text:p text:style-name="Preformatted_20_Text"><text:s text:c="4"/>uint32_t seg_addr = phdr.p_vaddr + load_bias;</text:p>
      <text:p text:style-name="Preformatted_20_Text"/>
      <text:p text:style-name="Preformatted_20_Text"><text:s text:c="4"/>/* Load segment data from file */</text:p>
      <text:p text:style-name="Preformatted_20_Text"><text:s text:c="4"/>if (phdr.p_filesz &gt; 0) {</text:p>
      <text:p text:style-name="Preformatted_20_Text"><text:s text:c="8"/>file_load_direct(ino, phdr.p_offset, (void *)seg_addr, phdr.p_filesz);</text:p>
      <text:p text:style-name="Preformatted_20_Text"><text:soft-page-break/><text:s text:c="4"/>}</text:p>
      <text:p text:style-name="Preformatted_20_Text"/>
      <text:p text:style-name="Preformatted_20_Text"><text:s text:c="4"/>/* Zero BSS portion */</text:p>
      <text:p text:style-name="Preformatted_20_Text"><text:s text:c="4"/>if (phdr.p_memsz &gt; phdr.p_filesz) {</text:p>
      <text:p text:style-name="Preformatted_20_Text"><text:s text:c="8"/>memset((void *)(seg_addr + phdr.p_filesz), 0,</text:p>
      <text:p text:style-name="Preformatted_20_Text"><text:s text:c="15"/>phdr.p_memsz - phdr.p_filesz);</text:p>
      <text:p text:style-name="Preformatted_20_Text"><text:s text:c="4"/>}</text:p>
      <text:p text:style-name="Preformatted_20_Text">}</text:p>
      <text:p text:style-name="Text_20_body">The <text:span text:style-name="Source_20_Text">load_bias</text:span> is the difference between the actual load address (the process slot base) and the address the program was linked at (typically 0 for PIE executables). This bias is added to every address in the program. </text:p>
      <text:p text:style-name="Text_20_body"><text:span text:style-name="T3">Phase 3: Relocations.</text:span> For position-independent executables (type <text:span text:style-name="Source_20_Text">ET_DYN</text:span>), the loader applies relocations to fix up addresses that depend on the load location. </text:p>
      <text:h text:style-name="Heading_20_2" text:outline-level="2">7.3 Position-independent code</text:h>
      <text:p text:style-name="Text_20_body">log<text:span text:style-name="T1">OS</text:span> user programs are compiled as position-independent executables (PIE) using the <text:span text:style-name="Source_20_Text">-fPIE</text:span> flag. A PIE executable can be loaded at any address — crucial because each process slot is at a different address. </text:p>
      <text:p text:style-name="Text_20_body">The RISC-V <text:span text:style-name="Source_20_Text">auipc</text:span> (Add Upper Immediate to PC) instruction is the key to position-independent code. Instead of loading an absolute address, the compiler generates PC-relative references: </text:p>
      <text:p text:style-name="Preformatted_20_Text">auipc <text:s/>a5, %pcrel_hi(.LC0) <text:s text:c="5"/># a5 = PC + high 20 bits of offset</text:p>
      <text:p text:style-name="Preformatted_20_Text">addi <text:s text:c="2"/>a5, a5, %pcrel_lo(.LC0) <text:s/># a5 = a5 + low 12 bits of offset</text:p>
      <text:p text:style-name="Text_20_body">This computes the address of <text:span text:style-name="Source_20_Text">.LC0</text:span> relative to the current PC, which is correct regardless of where the code is loaded. No relocations are needed for these references. </text:p>
      <text:h text:style-name="Heading_20_2" text:outline-level="2"><text:soft-page-break/>7.4 The relocation problem</text:h>
      <text:p text:style-name="Text_20_body">Not all code can use PC-relative addressing. When the compiler needs to store a pointer in a global data structure (e.g., a static array of string pointers), it generates a relocation entry. The linker is supposed to process these at link time, but for PIE executables, the final addresses aren't known until load time. </text:p>
      <text:p text:style-name="Text_20_body">The log<text:span text:style-name="T1">OS</text:span> loader handles <text:span text:style-name="Source_20_Text">R_RISCV_RELATIVE</text:span> relocations: </text:p>
      <text:p text:style-name="Preformatted_20_Text">if (type == R_RISCV_RELATIVE) {</text:p>
      <text:p text:style-name="Preformatted_20_Text"><text:s text:c="4"/>uint32_t *target = (uint32_t *)(rela-&gt;r_offset + load_bias);</text:p>
      <text:p text:style-name="Preformatted_20_Text"><text:s text:c="4"/>*target = load_bias + rela-&gt;r_addend;</text:p>
      <text:p text:style-name="Preformatted_20_Text">}</text:p>
      <text:p text:style-name="Text_20_body">This patches each address in the loaded program by adding the load bias. </text:p>
      <text:h text:style-name="Heading_20_2" text:outline-level="2">7.5 Known PIE limitations</text:h>
      <text:p text:style-name="Text_20_body">The bare-metal RISC-V toolchain (<text:span text:style-name="Source_20_Text">riscv64-elf-*</text:span>) has a limitation: it does not support the <text:span text:style-name="Source_20_Text">-pie</text:span> linker flag. This means some pointer relocations are resolved at link time and cannot be fixed at load time. This affects <text:span text:style-name="T3">static pointer array initialization</text:span>: </text:p>
      <text:p text:style-name="Preformatted_20_Text">/* BAD — pointers stored in .data use absolute addresses */</text:p>
      <text:p text:style-name="Preformatted_20_Text">char *argv[] = { "hello", "arg1", NULL };</text:p>
      <text:p text:style-name="Preformatted_20_Text"/>
      <text:p text:style-name="Preformatted_20_Text">/* GOOD — build array at runtime using PC-relative references */</text:p>
      <text:p text:style-name="Preformatted_20_Text">char *argv[3];</text:p>
      <text:p text:style-name="Preformatted_20_Text">argv[0] = "hello";</text:p>
      <text:p text:style-name="Preformatted_20_Text">argv[1] = "arg1";</text:p>
      <text:p text:style-name="Preformatted_20_Text">argv[2] = NULL;</text:p>
      <text:p text:style-name="Text_20_body">In the "bad" example, the compiler stores pointers to string literals in the <text:soft-page-break/><text:span text:style-name="Source_20_Text">.data</text:span> section. These pointers are absolute addresses resolved at link time (typically address 0). When the program is loaded at <text:span text:style-name="Source_20_Text">0x110000</text:span>, the pointers still contain the old addresses — completely wrong. </text:p>
      <text:p text:style-name="Text_20_body">In the "good" example, each assignment generates <text:span text:style-name="Source_20_Text">auipc</text:span>/<text:span text:style-name="Source_20_Text">addi</text:span> instructions that compute the string address relative to the current PC. This works correctly regardless of where the program is loaded. </text:p>
      <text:p text:style-name="Text_20_body">Similarly, static or global arrays whose addresses are passed to system calls should be placed on the stack: </text:p>
      <text:p text:style-name="Preformatted_20_Text">/* BAD — compiler may use absolute address for static array */</text:p>
      <text:p text:style-name="Preformatted_20_Text">static struct dirent entries[32];</text:p>
      <text:p text:style-name="Preformatted_20_Text">readdir("/", entries, 32);</text:p>
      <text:p text:style-name="Preformatted_20_Text"/>
      <text:p text:style-name="Preformatted_20_Text">/* GOOD — stack address is always correct */</text:p>
      <text:p text:style-name="Preformatted_20_Text">struct dirent entries[32];</text:p>
      <text:p text:style-name="Preformatted_20_Text">readdir("/", entries, 32);</text:p>
      <text:h text:style-name="Heading_20_2" text:outline-level="2">7.6 Real world</text:h>
      <text:p text:style-name="Text_20_body">The ELF format is used by virtually all Unix-like systems. Production ELF loaders are more complex: they handle shared libraries, symbol resolution, lazy binding via the PLT (Procedure Linkage Table) and GOT (Global Offset Table), thread-local storage, and dozens of relocation types. The <text:span text:style-name="Source_20_Text">ld-linux.so</text:span> dynamic linker on Linux is itself an ELF executable. </text:p>
      <text:p text:style-name="Text_20_body">Modern systems have full PIE support in their toolchains, and security features like ASLR (Address Space Layout Randomization) depend on it. The toolchain limitation that log<text:span text:style-name="T1">OS</text:span> encounters is specific to the bare-metal <text:span text:style-name="Source_20_Text">riscv64-elf</text:span> toolchain, which disables PIE support because newlib (the embedded C library) doesn't support shared libraries. </text:p>
      <text:h text:style-name="Heading_20_2" text:outline-level="2">7.7 Exercises</text:h>
      <text:list xml:id="list1481840301" text:style-name="L15">
        <text:list-item>
          <text:p text:style-name="P47">Use <text:span text:style-name="Source_20_Text">riscv64-elf-readelf -a</text:span> to examine the ELF headers and <text:soft-page-break/>sections of one of the user programs. Identify the program headers, entry point, and relocation entries. </text:p>
        </text:list-item>
        <text:list-item>
          <text:p text:style-name="P47">What would happen if the loader did not zero the BSS portion (<text:span text:style-name="Source_20_Text">p_memsz - p_filesz</text:span>)? Which kinds of programs would be affected? </text:p>
        </text:list-item>
        <text:list-item>
          <text:p text:style-name="P47">Why does the user linker script (<text:span text:style-name="Source_20_Text">user.lds</text:span>) link programs at address 0? What would change if it linked at a non-zero address? </text:p>
        </text:list-item>
        <text:list-item>
          <text:p text:style-name="P47">The loader uses <text:span text:style-name="Source_20_Text">file_load_direct</text:span> to read segment data. This performs block-level DMA directly to the destination address. Why is this more efficient than reading into a buffer and then copying? </text:p>
        </text:list-item>
        <text:list-item>
          <text:p text:style-name="P46">Write a program that demonstrates the PIE limitation by using a static pointer array. Verify that it fails, then fix it using runtime initialization. </text:p>
        </text:list-item>
      </text:list>
      <text:p text:style-name="Heading_20_1">Chapter 8: The shell</text:p>
      <text:p text:style-name="Text_20_body">The shell is the user's primary interface to the operating system. It reads commands typed at the keyboard, interprets them, and executes them. Despite being central to the user experience, the shell is not part of the kernel. It is an ordinary user program that exercises the system call interface. This is an important design principle: the power of the system call interface should be sufficient to build a fully functional command interpreter without any special kernel support. </text:p>
      <text:h text:style-name="Heading_20_2" text:outline-level="2">8.1 Structure of the shell</text:h>
      <text:p text:style-name="Text_20_body">The log<text:span text:style-name="T1">OS</text:span> shell <text:span text:style-name="T4">(user/shell.c)</text:span> follows a classic read-eval-print loop (REPL): </text:p>
      <text:list xml:id="list1932021020" text:style-name="L16">
        <text:list-item>
          <text:p text:style-name="P49">Print a prompt showing the current working directory. </text:p>
        </text:list-item>
        <text:list-item>
          <text:p text:style-name="P49">Read a line of input from the console. </text:p>
        </text:list-item>
        <text:list-item>
          <text:p text:style-name="P49">Expand <text:span text:style-name="Source_20_Text">$VAR</text:span> references in the input. </text:p>
        </text:list-item>
        <text:list-item>
          <text:p text:style-name="P49">Parse the line into an argument list (argc/argv). </text:p>
        </text:list-item>
        <text:list-item>
          <text:p text:style-name="P49">Execute the command: either a built-in or an external program. </text:p>
        </text:list-item>
        <text:list-item>
          <text:p text:style-name="P48">Repeat. </text:p>
        </text:list-item>
      </text:list>
      <text:p text:style-name="Text_20_body">The main loop is straightforward: </text:p>
      <text:p text:style-name="Preformatted_20_Text">for (;;) {</text:p>
      <text:p text:style-name="Preformatted_20_Text"><text:s text:c="4"/>char *cwd = getenv("CWD");</text:p>
      <text:p text:style-name="Preformatted_20_Text"><text:s text:c="4"/>if (cwd) puts(cwd);</text:p>
      <text:p text:style-name="Preformatted_20_Text"><text:s text:c="4"/>puts("$ ");</text:p>
      <text:p text:style-name="Preformatted_20_Text"><text:s text:c="4"/>gets(line, MAX_CMD_LEN);</text:p>
      <text:p text:style-name="Preformatted_20_Text"><text:s text:c="4"/>if (line[0] == '\0') continue;</text:p>
      <text:p text:style-name="Preformatted_20_Text"/>
      <text:p text:style-name="Preformatted_20_Text"><text:s text:c="4"/>expand_vars(line, expanded, MAX_CMD_LEN);</text:p>
      <text:p text:style-name="Preformatted_20_Text"><text:s text:c="4"/>cmd_argc = parse_cmd(expanded, cmd_argv, MAX_ARGS);</text:p>
      <text:p text:style-name="Preformatted_20_Text"><text:soft-page-break/><text:s text:c="4"/>if (cmd_argc == 0) continue;</text:p>
      <text:p text:style-name="Preformatted_20_Text"/>
      <text:p text:style-name="Preformatted_20_Text"><text:s text:c="4"/>if (strcmp(cmd_argv[0], "help") == 0) cmd_help();</text:p>
      <text:p text:style-name="Preformatted_20_Text"><text:s text:c="4"/>else if (strcmp(cmd_argv[0], "exit") == 0) exit(code);</text:p>
      <text:p text:style-name="Preformatted_20_Text"><text:s text:c="4"/>else if (strcmp(cmd_argv[0], "cd") == 0) cmd_cd(argc, argv);</text:p>
      <text:p text:style-name="Preformatted_20_Text"><text:s text:c="4"/>else run_external(cmd_argc, cmd_argv);</text:p>
      <text:p text:style-name="Preformatted_20_Text">}</text:p>
      <text:h text:style-name="Heading_20_2" text:outline-level="2">8.2 Variable expansion</text:h>
      <text:p text:style-name="Text_20_body">Before parsing, the shell expands environment variable references in the input. The <text:span text:style-name="Source_20_Text">expand_vars</text:span> function handles three forms: </text:p>
      <text:list xml:id="list1504005" text:style-name="L17">
        <text:list-item>
          <text:p text:style-name="P51"><text:span text:style-name="Source_20_Text">$NAME</text:span> — expands to the value of the environment variable <text:span text:style-name="Source_20_Text">NAME</text:span>. </text:p>
        </text:list-item>
        <text:list-item>
          <text:p text:style-name="P51"><text:span text:style-name="Source_20_Text">${NAME}</text:span> — explicit braces for disambiguation. </text:p>
        </text:list-item>
        <text:list-item>
          <text:p text:style-name="P50"><text:span text:style-name="Source_20_Text">$?</text:span> — the exit code of the last program. </text:p>
        </text:list-item>
      </text:list>
      <text:p text:style-name="Text_20_body">For example, if <text:span text:style-name="Source_20_Text">PATH=/bin</text:span>: </text:p>
      <text:p text:style-name="Preformatted_20_Text">$ echo $PATH <text:s text:c="7"/># prints: /bin</text:p>
      <text:p text:style-name="Preformatted_20_Text">$ echo ${PATH}x <text:s text:c="4"/># prints: /binx</text:p>
      <text:p text:style-name="Preformatted_20_Text">$ hello</text:p>
      <text:p text:style-name="Preformatted_20_Text">$ echo $? <text:s text:c="10"/># prints: 42 (hello's exit code)</text:p>
      <text:h text:style-name="Heading_20_2" text:outline-level="2">8.3 Built-in commands</text:h>
      <text:p text:style-name="Text_20_body">Some commands must be built into the shell because they affect the shell's own state: </text:p>
      <text:list xml:id="list3462610048" text:style-name="L18">
        <text:list-item>
          <text:p text:style-name="P53"><text:span text:style-name="Source_20_Text">cd [dir]</text:span> — changes the shell's current working directory via <text:span text:style-name="Source_20_Text">chdir()</text:span>. An external program cannot change the shell's CWD. </text:p>
        </text:list-item>
        <text:list-item>
          <text:p text:style-name="P53"><text:span text:style-name="Source_20_Text">set [VAR=value]</text:span> — sets an environment variable in the shell's own environment, or lists all variables if called with no arguments. </text:p>
        </text:list-item>
        <text:list-item>
          <text:p text:style-name="P53"><text:span text:style-name="Source_20_Text">unset VAR</text:span> — removes an environment variable. </text:p>
        </text:list-item>
        <text:list-item>
          <text:p text:style-name="P53"><text:soft-page-break/><text:span text:style-name="Source_20_Text">echo [args]</text:span> — prints its arguments (expanded variables). </text:p>
        </text:list-item>
        <text:list-item>
          <text:p text:style-name="P53"><text:span text:style-name="Source_20_Text">exit [code]</text:span> — terminates the shell. </text:p>
        </text:list-item>
        <text:list-item>
          <text:p text:style-name="P52"><text:span text:style-name="Source_20_Text">help</text:span> — lists available commands. </text:p>
        </text:list-item>
      </text:list>
      <text:p text:style-name="Text_20_body">The reason <text:span text:style-name="Source_20_Text">cd</text:span> must be built-in is subtle. If <text:span text:style-name="Source_20_Text">cd</text:span> were an external program, it would run in a child process. The child's <text:span text:style-name="Source_20_Text">chdir()</text:span> call would change the child's CWD, but when the child exits, the shell's CWD would be unchanged (since environment changes in children don't affect parents). This is the same reason <text:span text:style-name="Source_20_Text">cd</text:span> is a built-in in every Unix shell. </text:p>
      <text:h text:style-name="Heading_20_2" text:outline-level="2">8.4 External commands and PATH lookup</text:h>
      <text:p text:style-name="Text_20_body">Commands that are not built-in are run as external programs. The shell uses the <text:span text:style-name="Source_20_Text">PATH</text:span> environment variable to locate executables: </text:p>
      <text:p text:style-name="Preformatted_20_Text">static void run_external(int argc, char *argv[])</text:p>
      <text:p text:style-name="Preformatted_20_Text">{</text:p>
      <text:p text:style-name="Preformatted_20_Text"><text:s text:c="4"/>if (strchr(argv[0], '/') != NULL) {</text:p>
      <text:p text:style-name="Preformatted_20_Text"><text:s text:c="8"/>/* Path contains '/' — use as-is */</text:p>
      <text:p text:style-name="Preformatted_20_Text"><text:s text:c="8"/>result = spawn(argv[0], argv);</text:p>
      <text:p text:style-name="Preformatted_20_Text"><text:s text:c="4"/>} else {</text:p>
      <text:p text:style-name="Preformatted_20_Text"><text:s text:c="8"/>/* Search PATH directories */</text:p>
      <text:p text:style-name="Preformatted_20_Text"><text:s text:c="8"/>char *path_var = getenv("PATH");</text:p>
      <text:p text:style-name="Preformatted_20_Text"><text:s text:c="8"/>/* Walk colon-separated PATH entries, try each:</text:p>
      <text:p text:style-name="Preformatted_20_Text"><text:s text:c="9"/>* <text:s text:c="2"/>path = "dir/cmd"</text:p>
      <text:p text:style-name="Preformatted_20_Text"><text:s text:c="9"/>* <text:s text:c="2"/>result = spawn(path, argv);</text:p>
      <text:p text:style-name="Preformatted_20_Text"><text:s text:c="9"/>*/</text:p>
      <text:p text:style-name="Preformatted_20_Text"><text:s text:c="4"/>}</text:p>
      <text:p text:style-name="Preformatted_20_Text">}</text:p>
      <text:p text:style-name="Text_20_body">If the command contains a <text:span text:style-name="Source_20_Text">/</text:span>, it is treated as a path and used directly. Otherwise, the shell tries each directory in <text:span text:style-name="Source_20_Text">PATH</text:span> in order. For example, with <text:span text:style-name="Source_20_Text">PATH=/bin</text:span>, typing <text:span text:style-name="Source_20_Text">hello</text:span> causes the shell to try <text:span text:style-name="Source_20_Text">spawn("/bin/hello", </text:span><text:soft-page-break/><text:span text:style-name="Source_20_Text">argv)</text:span>. </text:p>
      <text:p text:style-name="Text_20_body">The <text:span text:style-name="Source_20_Text">spawn()</text:span> call blocks until the child exits and returns the child's exit code. The shell stores this in the <text:span text:style-name="Source_20_Text">?</text:span> environment variable so the user can inspect it with <text:span text:style-name="Source_20_Text">echo $?</text:span>. </text:p>
      <text:h text:style-name="Heading_20_2" text:outline-level="2">8.5 Real world</text:h>
      <text:p text:style-name="Text_20_body">Real Unix shells (bash, zsh, fish) are far more capable. They support: </text:p>
      <text:list xml:id="list1170999830" text:style-name="L19">
        <text:list-item>
          <text:p text:style-name="P55"><text:span text:style-name="T3">Pipelines:</text:span> <text:span text:style-name="Source_20_Text">ls | grep foo | wc -l</text:span> </text:p>
        </text:list-item>
        <text:list-item>
          <text:p text:style-name="P55"><text:span text:style-name="T3">I/O redirection:</text:span> <text:span text:style-name="Source_20_Text">echo hello &gt; file.txt</text:span> </text:p>
        </text:list-item>
        <text:list-item>
          <text:p text:style-name="P55"><text:span text:style-name="T3">Background execution:</text:span> <text:span text:style-name="Source_20_Text">sleep 10 &amp;</text:span> </text:p>
        </text:list-item>
        <text:list-item>
          <text:p text:style-name="P55"><text:span text:style-name="T3">Job control:</text:span> Ctrl-Z to suspend, <text:span text:style-name="Source_20_Text">fg</text:span>/<text:span text:style-name="Source_20_Text">bg</text:span> </text:p>
        </text:list-item>
        <text:list-item>
          <text:p text:style-name="P55"><text:span text:style-name="T3">Scripting:</text:span> loops, conditionals, functions </text:p>
        </text:list-item>
        <text:list-item>
          <text:p text:style-name="P55"><text:span text:style-name="T3">Quoting:</text:span> single quotes, double quotes, escaping </text:p>
        </text:list-item>
        <text:list-item>
          <text:p text:style-name="P55"><text:span text:style-name="T3">Globbing:</text:span> <text:span text:style-name="Source_20_Text">*.c</text:span> expanding to matching filenames </text:p>
        </text:list-item>
        <text:list-item>
          <text:p text:style-name="P54"><text:span text:style-name="T3">Tab completion:</text:span> completing filenames and commands </text:p>
        </text:list-item>
      </text:list>
      <text:p text:style-name="Text_20_body">The log<text:span text:style-name="T1">OS</text:span> shell supports none of these, but the simplicity makes it easy to understand the fundamental loop: read, parse, execute. </text:p>
      <text:h text:style-name="Heading_20_2" text:outline-level="2">8.6 Exercises</text:h>
      <text:list xml:id="list156051012" text:style-name="L20">
        <text:list-item>
          <text:p text:style-name="P57">Add support for the <text:span text:style-name="Source_20_Text">;</text:span> separator so that multiple commands can be entered on one line: <text:span text:style-name="Source_20_Text">echo hello; echo world</text:span>. </text:p>
        </text:list-item>
        <text:list-item>
          <text:p text:style-name="P57">Add a <text:span text:style-name="Source_20_Text">type</text:span> command that reads a file and prints its contents (like <text:span text:style-name="Source_20_Text">cat</text:span>), using <text:span text:style-name="Source_20_Text">open</text:span>, <text:span text:style-name="Source_20_Text">read</text:span>, <text:span text:style-name="Source_20_Text">write</text:span>, and <text:span text:style-name="Source_20_Text">close</text:span>. </text:p>
        </text:list-item>
        <text:list-item>
          <text:p text:style-name="P57">Add filename tab-completion to the shell. When the user presses Tab, the shell should complete the filename based on files in the current directory. </text:p>
        </text:list-item>
        <text:list-item>
          <text:p text:style-name="P57">The shell uses a fixed 128-byte command buffer. What happens if the user types more than 128 characters? How could this be handled more gracefully? </text:p>
        </text:list-item>
        <text:list-item>
          <text:p text:style-name="P56">Implement I/O redirection (<text:span text:style-name="Source_20_Text">&gt;</text:span>) in the shell. What additional system calls would log<text:span text:style-name="T1">OS</text:span> need to support this? </text:p>
        </text:list-item>
      </text:list>
      <text:p text:style-name="Heading_20_1">Chapter 9: Summary</text:p>
      <text:p text:style-name="Text_20_body">This text introduced the main ideas in operating systems by studying one operating system, log<text:span text:style-name="T1">OS</text:span>, line by line. Some code lines embody the essence of the main ideas — the <text:span text:style-name="Source_20_Text">csrrw</text:span> instruction that atomically swaps registers to enter the trap handler, the <text:span text:style-name="Source_20_Text">mret</text:span> instruction that returns to user space, the loop in <text:span text:style-name="Source_20_Text">dir_lookup</text:span> that searches for a filename, the <text:span text:style-name="Source_20_Text">trap_ret</text:span> call in <text:span text:style-name="Source_20_Text">sys_exit</text:span> that resumes a parent process. Each of these captures a fundamental operating system mechanism in a few lines of code. </text:p>
      <text:p text:style-name="Text_20_body">Other code lines provide an illustration of how to implement a particular operating system idea and could easily be done differently. A better filesystem might use B-trees for directory lookup. A better process model might support preemptive scheduling. A better memory model might use virtual address spaces with hardware protection. These are all important topics that log<text:span text:style-name="T1">OS</text:span> deliberately omits in order to focus on the essentials. </text:p>
      <text:p text:style-name="Text_20_body">The ideas explored in this text were: </text:p>
      <text:list xml:id="list201012963" text:style-name="L21">
        <text:list-item>
          <text:p text:style-name="P59"><text:span text:style-name="T3">System calls</text:span> as the interface between user programs and the kernel, mediated by the RISC-V <text:span text:style-name="Source_20_Text">ecall</text:span> instruction and trap machinery. </text:p>
        </text:list-item>
        <text:list-item>
          <text:p text:style-name="P59"><text:span text:style-name="T3">Processes</text:span> as the kernel's abstraction for running programs, each with its own memory, file descriptors, environment, and saved register state. </text:p>
        </text:list-item>
        <text:list-item>
          <text:p text:style-name="P59"><text:span text:style-name="T3">The file system</text:span> as a tree of named objects built from blocks, inodes, and directory entries — a hierarchy that turns raw disk storage into something meaningful. </text:p>
        </text:list-item>
        <text:list-item>
          <text:p text:style-name="P59"><text:span text:style-name="T3">Device drivers</text:span> as the mechanism that unifies hardware access behind the same <text:span text:style-name="Source_20_Text">read</text:span>/<text:span text:style-name="Source_20_Text">write</text:span> interface used for files. </text:p>
        </text:list-item>
        <text:list-item>
          <text:p text:style-name="P59"><text:span text:style-name="T3">Program loading</text:span> as the bridge between files on disk and running processes, requiring an understanding of executable formats and position-independent code. </text:p>
        </text:list-item>
        <text:list-item>
          <text:p text:style-name="P58"><text:span text:style-name="T3">The shell</text:span> as a demonstration that powerful functionality can be built entirely in user space, using only the system call interface. </text:p>
        </text:list-item>
      </text:list>
      <text:p text:style-name="Text_20_body">All the ideas were illustrated in the context of one particular, very successful system call interface: the Unix interface. But those ideas carry over to the design of other operating systems. Understanding how log<text:span text:style-name="T1">OS</text:span> <text:soft-page-break/>works — from the first instruction after power-on to the shell prompt — provides a foundation for studying any operating system, from embedded systems to the world's largest server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Courier, monospace"/>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Times, 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2pt" style:language-asian="zh" style:country-asian="CN" style:font-name-complex="Arial Unicode MS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GB" style:font-name-asian="Songti SC" style:font-size-asian="12pt" style:language-asian="zh" style:country-asian="CN" style:font-name-complex="Arial Unicode M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54cm" fo:margin-right="2.54cm" fo:margin-top="2.54cm" fo:margin-bottom="2.54cm" style:contextual-spacing="false" fo:line-height="150%" fo:text-indent="0cm" style:auto-text-indent="false"/>
      <style:text-properties style:font-name="Times New Roman" fo:font-family="'Times New Roman', Times, serif" fo:font-size="12pt" style:font-name-asian="Times New Roman" style:font-family-asian="'Times New Roman', Times, serif" style:font-size-asian="12pt" style:font-name-complex="Times New Roman" style:font-family-complex="'Times New Roman', Times, serif" style:font-size-complex="12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4cm" style:contextual-spacing="false" fo:text-align="justify" style:justify-single-word="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text-align="start"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paragraph-properties fo:margin-top="1.27cm" fo:margin-bottom="0.762cm" style:contextual-spacing="false" fo:break-before="page"/>
      <style:text-properties style:font-name="Liberation Sans Unicode MS" fo:font-family="'Liberation Sans Unicode MS'" style:font-pitch="variable" fo:font-size="24pt" fo:font-weight="bold" style:font-size-asian="24pt" style:font-weight-asian="bold" style:font-size-complex="24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1.016cm" fo:margin-bottom="0.508cm" style:contextual-spacing="false"/>
      <style:text-properties style:font-name="Liberation Serif" fo:font-family="'Liberation Serif'" style:font-family-generic="roman" style:font-pitch="variable" fo:font-size="16pt" fo:font-weight="bold" style:font-name-asian="Songti SC" style:font-family-asian="'Songti SC'" style:font-family-generic-asian="system" style:font-pitch-asian="variable" style:font-size-asian="16pt" style:font-weight-asian="bold" style:font-name-complex="Arial Unicode MS1" style:font-family-complex="'Arial Unicode MS'" style:font-family-generic-complex="system" style:font-pitch-complex="variable"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762cm" fo:margin-bottom="0.381cm" style:contextual-spacing="false"/>
      <style:text-properties style:font-name="Liberation Serif" fo:font-family="'Liberation Serif'" style:font-family-generic="roman" style:font-pitch="variable" fo:font-size="13pt" fo:font-weight="bold" style:font-name-asian="Songti SC" style:font-family-asian="'Songti SC'" style:font-family-generic-asian="system" style:font-pitch-asian="variable" style:font-size-asian="13pt" style:font-weight-asian="bold" style:font-name-complex="Arial Unicode MS1" style:font-family-complex="'Arial Unicode MS'" style:font-family-generic-complex="system" style:font-pitch-complex="variable" style:font-size-complex="13pt" style:font-weight-complex="bold"/>
    </style:style>
    <style:style style:name="Preformatted_20_Text" style:display-name="Preformatted Text" style:family="paragraph" style:parent-style-name="Standard" style:class="html">
      <style:paragraph-properties fo:margin-left="0.282cm" fo:margin-right="0.282cm" fo:margin-top="0.282cm" fo:margin-bottom="0.282cm" style:contextual-spacing="false" fo:line-height="130%" fo:text-indent="0cm" style:auto-text-indent="false" fo:padding="0.282cm" fo:border="0.06pt solid #dddddd"/>
      <style:text-properties style:font-name="Courier New" fo:font-family="'Courier New', Courier, monospace" fo:font-size="9pt" style:font-name-asian="Courier New" style:font-family-asian="'Courier New', Courier, monospace" style:font-size-asian="9pt" style:font-name-complex="Courier New" style:font-family-complex="'Courier New', Courier, monospace" style:font-size-complex="9pt"/>
    </style:style>
    <style:style style:name="Quotations" style:family="paragraph" style:parent-style-name="Standard" style:class="html">
      <style:paragraph-properties fo:margin-left="1.016cm" fo:margin-right="1.016cm" fo:margin-top="2.54cm" fo:margin-bottom="0.499cm" style:contextual-spacing="false" fo:text-indent="0cm" style:auto-text-indent="false"/>
      <style:text-properties fo:font-style="italic" style:font-style-asian="italic" style:font-style-complex="italic"/>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Courier New" fo:font-family="'Courier New', Courier, monospace" fo:font-size="10pt" style:font-name-asian="Courier New" style:font-family-asian="'Courier New', Courier, monospace" style:font-size-asian="10pt" style:font-name-complex="Courier New" style:font-family-complex="'Courier New', Courier, monospace"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logOS: a simple, Unix-like teaching operating system</dc:title>
    <dc:date>2026-02-18T01:20:55.675840857</dc:date>
    <meta:editing-duration>PT7M59S</meta:editing-duration>
    <meta:editing-cycles>4</meta:editing-cycles>
    <meta:generator>LibreOffice/7.3.4.2$MacOSX_X86_64 LibreOffice_project/728fec16bd5f605073805c3c9e7c4212a0120dc5</meta:generator>
    <meta:document-statistic meta:table-count="3" meta:image-count="0" meta:object-count="0" meta:page-count="60" meta:paragraph-count="974" meta:word-count="11620" meta:character-count="75957" meta:non-whitespace-character-count="61621"/>
    <meta:user-defined meta:name=""/>
  </office:meta>
</office:document-meta>
</file>